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54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92.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Val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.569107055664" calcext:value-type="float">
            <text:p>145.56910705566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.547218322754" calcext:value-type="float">
            <text:p>104.54721832275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.583194732666" calcext:value-type="float">
            <text:p>61.58319473266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.2948455810547" calcext:value-type="float">
            <text:p>72.294845581054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3.505783081055" calcext:value-type="float">
            <text:p>113.50578308105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.094596862793" calcext:value-type="float">
            <text:p>95.09459686279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.7332153320313" calcext:value-type="float">
            <text:p>51.733215332031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3.874618530273" calcext:value-type="float">
            <text:p>103.87461853027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6.388610839844" calcext:value-type="float">
            <text:p>106.38861083984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3948822021484" calcext:value-type="float">
            <text:p>75.394882202148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6.724563598633" calcext:value-type="float">
            <text:p>166.72456359863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0.245986938477" calcext:value-type="float">
            <text:p>160.24598693847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1.2132186889648" calcext:value-type="float">
            <text:p>71.213218688964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0.215545654297" calcext:value-type="float">
            <text:p>180.21554565429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8.299026489258" calcext:value-type="float">
            <text:p>238.29902648925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1.761169433594" calcext:value-type="float">
            <text:p>361.76116943359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9.806640625" calcext:value-type="float">
            <text:p>289.80664062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.7077293395996" calcext:value-type="float">
            <text:p>53.707729339599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6.77596282959" calcext:value-type="float">
            <text:p>106.7759628295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3.462738037109" calcext:value-type="float">
            <text:p>233.46273803710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4.8006744384766" calcext:value-type="float">
            <text:p>74.8006744384766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.9759902954102" calcext:value-type="float">
            <text:p>70.975990295410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6.3596038818359" calcext:value-type="float">
            <text:p>86.3596038818359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5.396354675293" calcext:value-type="float">
            <text:p>115.39635467529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7.699569702148" calcext:value-type="float">
            <text:p>117.699569702148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25.704528808594" calcext:value-type="float">
            <text:p>425.704528808594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4.9504013061523" calcext:value-type="float">
            <text:p>64.950401306152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9.8234939575195" calcext:value-type="float">
            <text:p>79.8234939575195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5.3573379516602" calcext:value-type="float">
            <text:p>85.357337951660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5.993041992188" calcext:value-type="float">
            <text:p>265.99304199218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5.391845703125" calcext:value-type="float">
            <text:p>125.39184570312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14.654968261719" calcext:value-type="float">
            <text:p>514.654968261719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8.491790771484" calcext:value-type="float">
            <text:p>258.491790771484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1.83837890625" calcext:value-type="float">
            <text:p>261.83837890625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5.399673461914" calcext:value-type="float">
            <text:p>115.39967346191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1.6961517333984" calcext:value-type="float">
            <text:p>81.6961517333984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7.560928344727" calcext:value-type="float">
            <text:p>147.56092834472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5.572601318359" calcext:value-type="float">
            <text:p>225.572601318359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2.583541870117" calcext:value-type="float">
            <text:p>102.583541870117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8.727157592773" calcext:value-type="float">
            <text:p>198.72715759277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7.884086608887" calcext:value-type="float">
            <text:p>117.884086608887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.799514770508" calcext:value-type="float">
            <text:p>100.799514770508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6.308013916016" calcext:value-type="float">
            <text:p>136.308013916016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8.5126953125" calcext:value-type="float">
            <text:p>138.5126953125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86.915710449219" calcext:value-type="float">
            <text:p>286.91571044921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3.453735351563" calcext:value-type="float">
            <text:p>153.45373535156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7.078735351563" calcext:value-type="float">
            <text:p>187.07873535156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9.782180786133" calcext:value-type="float">
            <text:p>209.782180786133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1.755653381348" calcext:value-type="float">
            <text:p>111.755653381348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90.152801513672" calcext:value-type="float">
            <text:p>190.15280151367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2.272521972656" calcext:value-type="float">
            <text:p>342.272521972656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9.4958877563477" calcext:value-type="float">
            <text:p>99.4958877563477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0.665954589844" calcext:value-type="float">
            <text:p>260.665954589844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6.687309265137" calcext:value-type="float">
            <text:p>116.687309265137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01.158630371094" calcext:value-type="float">
            <text:p>301.158630371094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7.523246765137" calcext:value-type="float">
            <text:p>107.523246765137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0.064926147461" calcext:value-type="float">
            <text:p>140.064926147461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8.397491455078" calcext:value-type="float">
            <text:p>158.39749145507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69.934478759766" calcext:value-type="float">
            <text:p>269.934478759766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8.675567626953" calcext:value-type="float">
            <text:p>298.67556762695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5.8556060791016" calcext:value-type="float">
            <text:p>85.8556060791016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7.033233642578" calcext:value-type="float">
            <text:p>117.033233642578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4.789825439453" calcext:value-type="float">
            <text:p>164.789825439453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.742904663086" calcext:value-type="float">
            <text:p>100.742904663086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7.358825683594" calcext:value-type="float">
            <text:p>197.358825683594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55.584167480469" calcext:value-type="float">
            <text:p>355.584167480469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2.325668334961" calcext:value-type="float">
            <text:p>152.325668334961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72.53564453125" calcext:value-type="float">
            <text:p>1072.53564453125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92.812164306641" calcext:value-type="float">
            <text:p>192.812164306641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74.087326049805" calcext:value-type="float">
            <text:p>174.087326049805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1.863525390625" calcext:value-type="float">
            <text:p>121.863525390625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62.636642456055" calcext:value-type="float">
            <text:p>162.636642456055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9.781204223633" calcext:value-type="float">
            <text:p>119.78120422363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12.876281738281" calcext:value-type="float">
            <text:p>212.876281738281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85.830749511719" calcext:value-type="float">
            <text:p>285.830749511719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9.489959716797" calcext:value-type="float">
            <text:p>179.489959716797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6.592895507813" calcext:value-type="float">
            <text:p>146.592895507813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41.406402587891" calcext:value-type="float">
            <text:p>241.406402587891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7.837661743164" calcext:value-type="float">
            <text:p>177.837661743164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65.147521972656" calcext:value-type="float">
            <text:p>365.147521972656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7.857727050781" calcext:value-type="float">
            <text:p>167.857727050781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1.857192993164" calcext:value-type="float">
            <text:p>211.857192993164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28.624862670898" calcext:value-type="float">
            <text:p>228.624862670898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50.168640136719" calcext:value-type="float">
            <text:p>150.168640136719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6.324356079102" calcext:value-type="float">
            <text:p>146.324356079102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3.030578613281" calcext:value-type="float">
            <text:p>173.03057861328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1.8981475830078" calcext:value-type="float">
            <text:p>91.8981475830078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19.826873779297" calcext:value-type="float">
            <text:p>319.826873779297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3.8227996826172" calcext:value-type="float">
            <text:p>83.822799682617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94.789520263672" calcext:value-type="float">
            <text:p>194.789520263672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81.530609130859" calcext:value-type="float">
            <text:p>281.530609130859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71.016387939453" calcext:value-type="float">
            <text:p>271.016387939453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50.212677001953" calcext:value-type="float">
            <text:p>450.212677001953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68.988372802734" calcext:value-type="float">
            <text:p>168.988372802734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53.880706787109" calcext:value-type="float">
            <text:p>153.880706787109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29.415008544922" calcext:value-type="float">
            <text:p>329.415008544922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36.393295288086" calcext:value-type="float">
            <text:p>236.393295288086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24.319793701172" calcext:value-type="float">
            <text:p>324.319793701172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7.843536376953" calcext:value-type="float">
            <text:p>127.843536376953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2.959175109863" calcext:value-type="float">
            <text:p>102.95917510986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5.134391784668" calcext:value-type="float">
            <text:p>105.134391784668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6.4903106689453" calcext:value-type="float">
            <text:p>96.4903106689453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2.760696411133" calcext:value-type="float">
            <text:p>152.760696411133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78.067398071289" calcext:value-type="float">
            <text:p>178.067398071289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37.034774780273" calcext:value-type="float">
            <text:p>237.034774780273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98.834014892578" calcext:value-type="float">
            <text:p>298.834014892578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9.3916015625" calcext:value-type="float">
            <text:p>159.3916015625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31.175399780273" calcext:value-type="float">
            <text:p>231.175399780273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1.223678588867" calcext:value-type="float">
            <text:p>111.223678588867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23.940551757813" calcext:value-type="float">
            <text:p>423.940551757813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36.785614013672" calcext:value-type="float">
            <text:p>236.785614013672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3.175308227539" calcext:value-type="float">
            <text:p>203.175308227539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70.434143066406" calcext:value-type="float">
            <text:p>170.434143066406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19.509674072266" calcext:value-type="float">
            <text:p>319.509674072266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4.023391723633" calcext:value-type="float">
            <text:p>134.023391723633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85.282196044922" calcext:value-type="float">
            <text:p>285.282196044922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59.815551757812" calcext:value-type="float">
            <text:p>359.815551757812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56.436553955078" calcext:value-type="float">
            <text:p>256.436553955078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3.920745849609" calcext:value-type="float">
            <text:p>143.920745849609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3.995964050293" calcext:value-type="float">
            <text:p>113.995964050293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0.302032470703" calcext:value-type="float">
            <text:p>220.302032470703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68.072692871094" calcext:value-type="float">
            <text:p>568.072692871094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1.753295898438" calcext:value-type="float">
            <text:p>131.753295898438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16.792190551758" calcext:value-type="float">
            <text:p>216.792190551758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75.963806152344" calcext:value-type="float">
            <text:p>175.963806152344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63.795532226563" calcext:value-type="float">
            <text:p>163.795532226563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16.951812744141" calcext:value-type="float">
            <text:p>216.951812744141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3.84790802002" calcext:value-type="float">
            <text:p>123.84790802002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1.829444885254" calcext:value-type="float">
            <text:p>111.829444885254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8.6413650512695" calcext:value-type="float">
            <text:p>68.6413650512695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5.840957641602" calcext:value-type="float">
            <text:p>205.840957641602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4.085090637207" calcext:value-type="float">
            <text:p>104.085090637207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76.040649414062" calcext:value-type="float">
            <text:p>376.040649414062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98.417022705078" calcext:value-type="float">
            <text:p>298.417022705078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2.7418441772461" calcext:value-type="float">
            <text:p>92.7418441772461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7.060035705566" calcext:value-type="float">
            <text:p>117.060035705566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4.92488861084" calcext:value-type="float">
            <text:p>114.92488861084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2.5971450805664" calcext:value-type="float">
            <text:p>82.5971450805664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90.001892089844" calcext:value-type="float">
            <text:p>290.001892089844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5.263076782227" calcext:value-type="float">
            <text:p>145.26307678222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22.172302246094" calcext:value-type="float">
            <text:p>522.172302246094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61.95458984375" calcext:value-type="float">
            <text:p>161.95458984375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97.621612548828" calcext:value-type="float">
            <text:p>397.621612548828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3.2051010131836" calcext:value-type="float">
            <text:p>73.2051010131836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83.629608154297" calcext:value-type="float">
            <text:p>183.629608154297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64.177322387695" calcext:value-type="float">
            <text:p>164.177322387695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36.787963867188" calcext:value-type="float">
            <text:p>136.787963867188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64.292724609375" calcext:value-type="float">
            <text:p>164.292724609375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31.956787109375" calcext:value-type="float">
            <text:p>131.956787109375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61.074310302734" calcext:value-type="float">
            <text:p>261.074310302734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71.858306884766" calcext:value-type="float">
            <text:p>271.858306884766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8.2884140014648" calcext:value-type="float">
            <text:p>88.2884140014648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6.602867126465" calcext:value-type="float">
            <text:p>116.602867126465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82.782440185547" calcext:value-type="float">
            <text:p>282.782440185547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5.566299438477" calcext:value-type="float">
            <text:p>135.566299438477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3.698287963867" calcext:value-type="float">
            <text:p>153.698287963867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4.119644165039" calcext:value-type="float">
            <text:p>164.119644165039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03.220840454102" calcext:value-type="float">
            <text:p>203.220840454102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90.846740722656" calcext:value-type="float">
            <text:p>290.846740722656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38.377822875977" calcext:value-type="float">
            <text:p>138.377822875977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22.539428710937" calcext:value-type="float">
            <text:p>222.539428710937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34.277603149414" calcext:value-type="float">
            <text:p>234.277603149414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79.664794921875" calcext:value-type="float">
            <text:p>479.664794921875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26.455963134766" calcext:value-type="float">
            <text:p>326.455963134766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40.539520263672" calcext:value-type="float">
            <text:p>240.539520263672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33.514022827148" calcext:value-type="float">
            <text:p>233.514022827148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8.3352203369141" calcext:value-type="float">
            <text:p>88.3352203369141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22.285858154297" calcext:value-type="float">
            <text:p>422.285858154297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35.283218383789" calcext:value-type="float">
            <text:p>235.283218383789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32.903381347656" calcext:value-type="float">
            <text:p>232.903381347656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77.540496826172" calcext:value-type="float">
            <text:p>277.540496826172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8.1605606079102" calcext:value-type="float">
            <text:p>78.1605606079102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21.398681640625" calcext:value-type="float">
            <text:p>321.398681640625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33.690704345703" calcext:value-type="float">
            <text:p>133.690704345703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14.174407958984" calcext:value-type="float">
            <text:p>214.174407958984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01.149963378906" calcext:value-type="float">
            <text:p>401.149963378906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82.23356628418" calcext:value-type="float">
            <text:p>182.23356628418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54.228973388672" calcext:value-type="float">
            <text:p>154.228973388672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05.582458496094" calcext:value-type="float">
            <text:p>205.582458496094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01.637786865234" calcext:value-type="float">
            <text:p>201.637786865234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7.8996429443359" calcext:value-type="float">
            <text:p>97.8996429443359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6.2447891235352" calcext:value-type="float">
            <text:p>96.2447891235352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83.438568115234" calcext:value-type="float">
            <text:p>283.438568115234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81.000061035156" calcext:value-type="float">
            <text:p>381.000061035156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96.402938842773" calcext:value-type="float">
            <text:p>196.402938842773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10.303237915039" calcext:value-type="float">
            <text:p>210.303237915039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7.58487701416" calcext:value-type="float">
            <text:p>107.58487701416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8.12516784668" calcext:value-type="float">
            <text:p>108.12516784668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63.32502746582" calcext:value-type="float">
            <text:p>163.32502746582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7.903022766113" calcext:value-type="float">
            <text:p>107.903022766113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4.959342956543" calcext:value-type="float">
            <text:p>104.959342956543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7.436019897461" calcext:value-type="float">
            <text:p>127.436019897461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63.671722412109" calcext:value-type="float">
            <text:p>163.671722412109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37.103637695313" calcext:value-type="float">
            <text:p>137.103637695313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63.957183837891" calcext:value-type="float">
            <text:p>263.957183837891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35.903991699219" calcext:value-type="float">
            <text:p>435.903991699219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6.875274658203" calcext:value-type="float">
            <text:p>156.875274658203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93.486450195312" calcext:value-type="float">
            <text:p>293.486450195312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51.0537109375" calcext:value-type="float">
            <text:p>351.0537109375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6.653472900391" calcext:value-type="float">
            <text:p>126.653472900391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4.536560058594" calcext:value-type="float">
            <text:p>254.536560058594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71.696655273437" calcext:value-type="float">
            <text:p>271.696655273437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39.881744384766" calcext:value-type="float">
            <text:p>439.881744384766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93.415740966797" calcext:value-type="float">
            <text:p>293.415740966797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30.020568847656" calcext:value-type="float">
            <text:p>330.020568847656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28.053176879883" calcext:value-type="float">
            <text:p>128.053176879883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6.470031738281" calcext:value-type="float">
            <text:p>146.470031738281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6.855804443359" calcext:value-type="float">
            <text:p>146.855804443359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5.701675415039" calcext:value-type="float">
            <text:p>205.701675415039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67.71955871582" calcext:value-type="float">
            <text:p>167.71955871582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7.9164276123047" calcext:value-type="float">
            <text:p>97.9164276123047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7.9922790527344" calcext:value-type="float">
            <text:p>97.9922790527344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75.519119262695" calcext:value-type="float">
            <text:p>175.519119262695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27.746109008789" calcext:value-type="float">
            <text:p>127.746109008789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16.604469299316" calcext:value-type="float">
            <text:p>116.604469299316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92.8271484375" calcext:value-type="float">
            <text:p>392.8271484375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76.539291381836" calcext:value-type="float">
            <text:p>176.539291381836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94.126525878906" calcext:value-type="float">
            <text:p>594.126525878906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25.158966064453" calcext:value-type="float">
            <text:p>125.158966064453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32.323333740234" calcext:value-type="float">
            <text:p>432.323333740234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6.720848083496" calcext:value-type="float">
            <text:p>116.720848083496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92.641479492187" calcext:value-type="float">
            <text:p>292.641479492187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85.000076293945" calcext:value-type="float">
            <text:p>185.000076293945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98.4871673583984" calcext:value-type="float">
            <text:p>98.4871673583984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6.975074768066" calcext:value-type="float">
            <text:p>106.975074768066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7.5244598388672" calcext:value-type="float">
            <text:p>97.5244598388672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18.740058898926" calcext:value-type="float">
            <text:p>118.740058898926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8.419494628906" calcext:value-type="float">
            <text:p>148.419494628906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36.653091430664" calcext:value-type="float">
            <text:p>136.653091430664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95.484558105469" calcext:value-type="float">
            <text:p>295.484558105469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13.752868652344" calcext:value-type="float">
            <text:p>313.752868652344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90.746734619141" calcext:value-type="float">
            <text:p>490.746734619141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21.6982421875" calcext:value-type="float">
            <text:p>321.6982421875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7.371612548828" calcext:value-type="float">
            <text:p>117.371612548828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99.3096771240234" calcext:value-type="float">
            <text:p>99.3096771240234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01.262451171875" calcext:value-type="float">
            <text:p>401.26245117187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55.073165893555" calcext:value-type="float">
            <text:p>255.073165893555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8.2222671508789" calcext:value-type="float">
            <text:p>88.2222671508789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8.488433837891" calcext:value-type="float">
            <text:p>108.488433837891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17.665252685547" calcext:value-type="float">
            <text:p>117.665252685547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7.525482177734" calcext:value-type="float">
            <text:p>117.525482177734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35.274505615234" calcext:value-type="float">
            <text:p>135.274505615234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85.161834716797" calcext:value-type="float">
            <text:p>285.161834716797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8.9428329467773" calcext:value-type="float">
            <text:p>98.9428329467773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23.890960693359" calcext:value-type="float">
            <text:p>323.890960693359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94.836669921875" calcext:value-type="float">
            <text:p>194.836669921875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77.802795410156" calcext:value-type="float">
            <text:p>477.802795410156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84.786651611328" calcext:value-type="float">
            <text:p>284.786651611328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05.582122802734" calcext:value-type="float">
            <text:p>205.582122802734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72.547668457031" calcext:value-type="float">
            <text:p>472.547668457031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7.60920715332" calcext:value-type="float">
            <text:p>147.60920715332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8.7450942993164" calcext:value-type="float">
            <text:p>88.7450942993164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57.124664306641" calcext:value-type="float">
            <text:p>157.124664306641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81.839599609375" calcext:value-type="float">
            <text:p>481.839599609375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82.806365966797" calcext:value-type="float">
            <text:p>282.806365966797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37.847640991211" calcext:value-type="float">
            <text:p>137.84764099121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7.349052429199" calcext:value-type="float">
            <text:p>107.349052429199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67.889923095703" calcext:value-type="float">
            <text:p>167.889923095703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6.73119354248" calcext:value-type="float">
            <text:p>116.73119354248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3.423202514648" calcext:value-type="float">
            <text:p>253.423202514648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96.121673583984" calcext:value-type="float">
            <text:p>296.121673583984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8.160034179688" calcext:value-type="float">
            <text:p>108.160034179688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6.489517211914" calcext:value-type="float">
            <text:p>196.489517211914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55.443084716797" calcext:value-type="float">
            <text:p>355.443084716797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8.6839981079102" calcext:value-type="float">
            <text:p>98.6839981079102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824.910766601563" calcext:value-type="float">
            <text:p>824.910766601563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4.384552001953" calcext:value-type="float">
            <text:p>234.384552001953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78.7492065429688" calcext:value-type="float">
            <text:p>78.7492065429688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12.487701416016" calcext:value-type="float">
            <text:p>312.487701416016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01.086700439453" calcext:value-type="float">
            <text:p>301.086700439453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50.371887207031" calcext:value-type="float">
            <text:p>350.371887207031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45.874816894531" calcext:value-type="float">
            <text:p>245.874816894531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19.171287536621" calcext:value-type="float">
            <text:p>119.171287536621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66.181365966797" calcext:value-type="float">
            <text:p>266.181365966797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8.746955871582" calcext:value-type="float">
            <text:p>118.746955871582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89.346557617187" calcext:value-type="float">
            <text:p>389.3465576171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07.064666748047" calcext:value-type="float">
            <text:p>207.064666748047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8.462715148926" calcext:value-type="float">
            <text:p>108.462715148926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8.523315429688" calcext:value-type="float">
            <text:p>108.523315429688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04.727600097656" calcext:value-type="float">
            <text:p>204.727600097656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85.481109619141" calcext:value-type="float">
            <text:p>185.481109619141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83.789978027344" calcext:value-type="float">
            <text:p>283.789978027344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35.705932617188" calcext:value-type="float">
            <text:p>435.705932617188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6.914756774902" calcext:value-type="float">
            <text:p>106.914756774902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37.466064453125" calcext:value-type="float">
            <text:p>137.466064453125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7.727081298828" calcext:value-type="float">
            <text:p>147.727081298828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83.997833251953" calcext:value-type="float">
            <text:p>383.997833251953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49.342651367188" calcext:value-type="float">
            <text:p>549.342651367188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88.3804626464844" calcext:value-type="float">
            <text:p>88.3804626464844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25.994232177734" calcext:value-type="float">
            <text:p>325.994232177734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8.871620178223" calcext:value-type="float">
            <text:p>108.871620178223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01.114074707031" calcext:value-type="float">
            <text:p>401.114074707031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7.142639160156" calcext:value-type="float">
            <text:p>107.142639160156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7.975372314453" calcext:value-type="float">
            <text:p>107.975372314453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85.266571044922" calcext:value-type="float">
            <text:p>285.266571044922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37.930770874023" calcext:value-type="float">
            <text:p>137.930770874023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98.2102279663086" calcext:value-type="float">
            <text:p>98.2102279663086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17.904830932617" calcext:value-type="float">
            <text:p>117.904830932617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6.68782043457" calcext:value-type="float">
            <text:p>106.68782043457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18.173530578613" calcext:value-type="float">
            <text:p>118.173530578613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15.480010986328" calcext:value-type="float">
            <text:p>215.480010986328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7.712516784668" calcext:value-type="float">
            <text:p>87.712516784668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52.27429199219" calcext:value-type="float">
            <text:p>1052.27429199219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38.025054931641" calcext:value-type="float">
            <text:p>138.025054931641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89.79443359375" calcext:value-type="float">
            <text:p>389.79443359375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6.746475219727" calcext:value-type="float">
            <text:p>106.746475219727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4.747802734375" calcext:value-type="float">
            <text:p>304.747802734375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66.560501098633" calcext:value-type="float">
            <text:p>166.560501098633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18.085296630859" calcext:value-type="float">
            <text:p>118.085296630859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64.978118896484" calcext:value-type="float">
            <text:p>264.978118896484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8.35132598877" calcext:value-type="float">
            <text:p>108.35132598877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17.598793029785" calcext:value-type="float">
            <text:p>117.598793029785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66.661010742188" calcext:value-type="float">
            <text:p>166.661010742188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56.935928344727" calcext:value-type="float">
            <text:p>156.935928344727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75.746704101562" calcext:value-type="float">
            <text:p>275.746704101562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06.034378051758" calcext:value-type="float">
            <text:p>206.03437805175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44.979263305664" calcext:value-type="float">
            <text:p>244.979263305664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60.792175292969" calcext:value-type="float">
            <text:p>460.792175292969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72.167999267578" calcext:value-type="float">
            <text:p>272.167999267578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23.867385864258" calcext:value-type="float">
            <text:p>223.867385864258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37.124008178711" calcext:value-type="float">
            <text:p>137.124008178711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27.626739501953" calcext:value-type="float">
            <text:p>127.626739501953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85.660827636719" calcext:value-type="float">
            <text:p>285.660827636719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30.115997314453" calcext:value-type="float">
            <text:p>430.115997314453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32.654174804687" calcext:value-type="float">
            <text:p>332.654174804687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8.713706970215" calcext:value-type="float">
            <text:p>108.713706970215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35.667663574219" calcext:value-type="float">
            <text:p>235.667663574219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66.607528686523" calcext:value-type="float">
            <text:p>166.607528686523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37.312911987305" calcext:value-type="float">
            <text:p>137.312911987305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06.636627197266" calcext:value-type="float">
            <text:p>206.636627197266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94.628479003906" calcext:value-type="float">
            <text:p>294.628479003906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18.202842712402" calcext:value-type="float">
            <text:p>118.202842712402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96.212776184082" calcext:value-type="float">
            <text:p>96.212776184082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92.351165771484" calcext:value-type="float">
            <text:p>392.351165771484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85.899276733398" calcext:value-type="float">
            <text:p>185.899276733398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56.964859008789" calcext:value-type="float">
            <text:p>156.964859008789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07.988143920898" calcext:value-type="float">
            <text:p>107.988143920898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07.168106079102" calcext:value-type="float">
            <text:p>107.168106079102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88.5702896118164" calcext:value-type="float">
            <text:p>88.5702896118164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58.09587097168" calcext:value-type="float">
            <text:p>158.09587097168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01.088317871094" calcext:value-type="float">
            <text:p>401.088317871094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01.088897705078" calcext:value-type="float">
            <text:p>401.088897705078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48.097686767578" calcext:value-type="float">
            <text:p>348.097686767578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12.82470703125" calcext:value-type="float">
            <text:p>412.82470703125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67.835266113281" calcext:value-type="float">
            <text:p>567.835266113281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93.407333374023" calcext:value-type="float">
            <text:p>193.407333374023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38.050308227539" calcext:value-type="float">
            <text:p>138.050308227539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31.665771484375" calcext:value-type="float">
            <text:p>231.665771484375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63.024719238281" calcext:value-type="float">
            <text:p>263.024719238281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16.812896728516" calcext:value-type="float">
            <text:p>216.812896728516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24.077850341797" calcext:value-type="float">
            <text:p>324.077850341797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66.217727661133" calcext:value-type="float">
            <text:p>166.217727661133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34.270965576172" calcext:value-type="float">
            <text:p>234.270965576172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65.20930480957" calcext:value-type="float">
            <text:p>165.20930480957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75.895095825195" calcext:value-type="float">
            <text:p>175.895095825195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8.48876953125" calcext:value-type="float">
            <text:p>118.48876953125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79.609100341797" calcext:value-type="float">
            <text:p>479.609100341797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00.741363525391" calcext:value-type="float">
            <text:p>500.741363525391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26.832824707031" calcext:value-type="float">
            <text:p>126.832824707031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35.703216552734" calcext:value-type="float">
            <text:p>135.703216552734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66.158126831055" calcext:value-type="float">
            <text:p>166.158126831055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61.378540039063" calcext:value-type="float">
            <text:p>361.378540039063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98.2413635253906" calcext:value-type="float">
            <text:p>98.2413635253906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98.6320724487305" calcext:value-type="float">
            <text:p>98.6320724487305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49.602600097656" calcext:value-type="float">
            <text:p>449.602600097656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97.8455581665039" calcext:value-type="float">
            <text:p>97.8455581665039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27.05876159668" calcext:value-type="float">
            <text:p>127.05876159668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97.8971939086914" calcext:value-type="float">
            <text:p>97.897193908691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86.108306884766" calcext:value-type="float">
            <text:p>186.108306884766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34.083267211914" calcext:value-type="float">
            <text:p>234.083267211914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35.954864501953" calcext:value-type="float">
            <text:p>235.954864501953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01.466247558594" calcext:value-type="float">
            <text:p>201.466247558594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75.8017578125" calcext:value-type="float">
            <text:p>175.8017578125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14.383758544922" calcext:value-type="float">
            <text:p>314.383758544922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08.758117675781" calcext:value-type="float">
            <text:p>608.758117675781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05.22346496582" calcext:value-type="float">
            <text:p>105.22346496582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6.963623046875" calcext:value-type="float">
            <text:p>56.963623046875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704.022521972656" calcext:value-type="float">
            <text:p>704.022521972656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07.333335876465" calcext:value-type="float">
            <text:p>107.333335876465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939.842041015625" calcext:value-type="float">
            <text:p>939.842041015625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77.031021118164" calcext:value-type="float">
            <text:p>177.031021118164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83.025756835938" calcext:value-type="float">
            <text:p>183.025756835938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04.263610839844" calcext:value-type="float">
            <text:p>204.263610839844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66.504241943359" calcext:value-type="float">
            <text:p>166.504241943359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07.094688415527" calcext:value-type="float">
            <text:p>107.094688415527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98.8871765136719" calcext:value-type="float">
            <text:p>98.8871765136719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73.345550537109" calcext:value-type="float">
            <text:p>373.345550537109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35.367263793945" calcext:value-type="float">
            <text:p>135.367263793945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02.080749511719" calcext:value-type="float">
            <text:p>402.080749511719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83.46484375" calcext:value-type="float">
            <text:p>783.46484375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37.727905273438" calcext:value-type="float">
            <text:p>137.727905273438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07.809158325195" calcext:value-type="float">
            <text:p>107.809158325195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98.478759765625" calcext:value-type="float">
            <text:p>498.478759765625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75.752288818359" calcext:value-type="float">
            <text:p>275.752288818359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32.661773681641" calcext:value-type="float">
            <text:p>132.661773681641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092.587890625" calcext:value-type="float">
            <text:p>1092.587890625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12.89111328125" calcext:value-type="float">
            <text:p>312.89111328125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20.640106201172" calcext:value-type="float">
            <text:p>420.640106201172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04.868301391602" calcext:value-type="float">
            <text:p>104.868301391602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45.15397644043" calcext:value-type="float">
            <text:p>245.15397644043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27.588256835938" calcext:value-type="float">
            <text:p>127.588256835938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72.432952880859" calcext:value-type="float">
            <text:p>272.432952880859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32.676818847656" calcext:value-type="float">
            <text:p>632.676818847656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57.102523803711" calcext:value-type="float">
            <text:p>157.102523803711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86.19563293457" calcext:value-type="float">
            <text:p>186.19563293457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38.268676757813" calcext:value-type="float">
            <text:p>538.268676757813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39.87109375" calcext:value-type="float">
            <text:p>439.87109375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75.210754394531" calcext:value-type="float">
            <text:p>175.210754394531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34.800186157227" calcext:value-type="float">
            <text:p>134.800186157227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7.033401489258" calcext:value-type="float">
            <text:p>147.033401489258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07.843284606934" calcext:value-type="float">
            <text:p>107.843284606934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87.9973983764648" calcext:value-type="float">
            <text:p>87.9973983764648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97.3153991699219" calcext:value-type="float">
            <text:p>97.3153991699219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20.908874511719" calcext:value-type="float">
            <text:p>420.908874511719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16.698661804199" calcext:value-type="float">
            <text:p>116.698661804199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86.615142822266" calcext:value-type="float">
            <text:p>186.615142822266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23.111022949219" calcext:value-type="float">
            <text:p>223.111022949219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59.751953125" calcext:value-type="float">
            <text:p>459.751953125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37.838806152344" calcext:value-type="float">
            <text:p>137.838806152344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6.164947509766" calcext:value-type="float">
            <text:p>106.164947509766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922.0732421875" calcext:value-type="float">
            <text:p>922.0732421875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18.29175567627" calcext:value-type="float">
            <text:p>118.29175567627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76.909713745117" calcext:value-type="float">
            <text:p>176.909713745117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60.319671630859" calcext:value-type="float">
            <text:p>260.319671630859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84.803894042969" calcext:value-type="float">
            <text:p>284.803894042969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04.616516113281" calcext:value-type="float">
            <text:p>304.616516113281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07.436370849609" calcext:value-type="float">
            <text:p>107.436370849609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07.973892211914" calcext:value-type="float">
            <text:p>107.973892211914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56.656677246094" calcext:value-type="float">
            <text:p>156.656677246094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78.8071365356445" calcext:value-type="float">
            <text:p>78.8071365356445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76.694595336914" calcext:value-type="float">
            <text:p>176.694595336914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01.365432739258" calcext:value-type="float">
            <text:p>201.365432739258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85.514068603516" calcext:value-type="float">
            <text:p>285.514068603516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36.97004699707" calcext:value-type="float">
            <text:p>136.97004699707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23.722808837891" calcext:value-type="float">
            <text:p>323.722808837891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89.789245605469" calcext:value-type="float">
            <text:p>389.789245605469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73.996841430664" calcext:value-type="float">
            <text:p>173.996841430664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16.501388549805" calcext:value-type="float">
            <text:p>116.501388549805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26.433959960938" calcext:value-type="float">
            <text:p>626.433959960938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743.911865234375" calcext:value-type="float">
            <text:p>743.911865234375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25.315994262695" calcext:value-type="float">
            <text:p>225.315994262695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14.064605712891" calcext:value-type="float">
            <text:p>114.064605712891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05.245147705078" calcext:value-type="float">
            <text:p>205.245147705078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54.383377075195" calcext:value-type="float">
            <text:p>154.383377075195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93.285919189453" calcext:value-type="float">
            <text:p>293.285919189453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05.446044921875" calcext:value-type="float">
            <text:p>105.446044921875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599.255859375" calcext:value-type="float">
            <text:p>599.255859375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50.79736328125" calcext:value-type="float">
            <text:p>450.79736328125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518.935546875" calcext:value-type="float">
            <text:p>518.935546875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17.554748535156" calcext:value-type="float">
            <text:p>517.554748535156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80.324737548828" calcext:value-type="float">
            <text:p>380.324737548828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53.654418945312" calcext:value-type="float">
            <text:p>253.654418945312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22.705841064453" calcext:value-type="float">
            <text:p>222.705841064453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94.545013427734" calcext:value-type="float">
            <text:p>294.545013427734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66.20085144043" calcext:value-type="float">
            <text:p>166.20085144043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914.001037597656" calcext:value-type="float">
            <text:p>914.001037597656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97.4111099243164" calcext:value-type="float">
            <text:p>97.4111099243164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44.763153076172" calcext:value-type="float">
            <text:p>244.763153076172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88.713562011719" calcext:value-type="float">
            <text:p>388.713562011719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88.6895599365234" calcext:value-type="float">
            <text:p>88.6895599365234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23.408508300781" calcext:value-type="float">
            <text:p>323.408508300781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98.0472412109375" calcext:value-type="float">
            <text:p>98.0472412109375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20.350555419922" calcext:value-type="float">
            <text:p>320.350555419922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69.444152832031" calcext:value-type="float">
            <text:p>369.444152832031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16.424987792969" calcext:value-type="float">
            <text:p>116.424987792969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527.56396484375" calcext:value-type="float">
            <text:p>527.56396484375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27.212867736816" calcext:value-type="float">
            <text:p>127.212867736816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42.629348754883" calcext:value-type="float">
            <text:p>242.629348754883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25.133018493652" calcext:value-type="float">
            <text:p>125.133018493652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06.377334594727" calcext:value-type="float">
            <text:p>106.377334594727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62.844421386719" calcext:value-type="float">
            <text:p>562.844421386719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04.678466796875" calcext:value-type="float">
            <text:p>204.678466796875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41.449127197266" calcext:value-type="float">
            <text:p>441.449127197266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27.988975524902" calcext:value-type="float">
            <text:p>127.988975524902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55.322814941406" calcext:value-type="float">
            <text:p>255.322814941406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28.034957885742" calcext:value-type="float">
            <text:p>128.034957885742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81.777740478516" calcext:value-type="float">
            <text:p>281.777740478516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06.462661743164" calcext:value-type="float">
            <text:p>106.462661743164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29.5615234375" calcext:value-type="float">
            <text:p>429.5615234375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94.336227416992" calcext:value-type="float">
            <text:p>194.336227416992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15.775939941406" calcext:value-type="float">
            <text:p>615.775939941406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54.283325195313" calcext:value-type="float">
            <text:p>654.283325195313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3.587585449219" calcext:value-type="float">
            <text:p>143.587585449219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33.088500976562" calcext:value-type="float">
            <text:p>333.088500976562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19.185729980469" calcext:value-type="float">
            <text:p>419.185729980469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05.245819091797" calcext:value-type="float">
            <text:p>205.245819091797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84.002639770508" calcext:value-type="float">
            <text:p>184.002639770508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04.434494018555" calcext:value-type="float">
            <text:p>204.434494018555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96.7666168212891" calcext:value-type="float">
            <text:p>96.7666168212891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88.6758117675781" calcext:value-type="float">
            <text:p>88.6758117675781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8.3690185546875" calcext:value-type="float">
            <text:p>98.3690185546875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93.97412109375" calcext:value-type="float">
            <text:p>293.97412109375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97.8306427001953" calcext:value-type="float">
            <text:p>97.8306427001953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85.752960205078" calcext:value-type="float">
            <text:p>185.752960205078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87.589584350586" calcext:value-type="float">
            <text:p>187.589584350586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07.211013793945" calcext:value-type="float">
            <text:p>107.211013793945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65.313400268555" calcext:value-type="float">
            <text:p>165.313400268555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16.768676757813" calcext:value-type="float">
            <text:p>116.768676757813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88.0991287231445" calcext:value-type="float">
            <text:p>88.0991287231445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7.9589920043945" calcext:value-type="float">
            <text:p>97.9589920043945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89.0078277587891" calcext:value-type="float">
            <text:p>89.0078277587891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88.791130065918" calcext:value-type="float">
            <text:p>88.791130065918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73.739135742187" calcext:value-type="float">
            <text:p>273.739135742187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00.431610107422" calcext:value-type="float">
            <text:p>400.431610107422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88.697967529297" calcext:value-type="float">
            <text:p>388.697967529297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59.612182617188" calcext:value-type="float">
            <text:p>559.612182617188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50.571868896484" calcext:value-type="float">
            <text:p>350.571868896484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93.157623291016" calcext:value-type="float">
            <text:p>293.157623291016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23.180603027344" calcext:value-type="float">
            <text:p>323.180603027344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96.708068847656" calcext:value-type="float">
            <text:p>196.708068847656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85.602355957031" calcext:value-type="float">
            <text:p>385.602355957031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80.855804443359" calcext:value-type="float">
            <text:p>280.855804443359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02.910110473633" calcext:value-type="float">
            <text:p>202.910110473633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95.232452392578" calcext:value-type="float">
            <text:p>195.232452392578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74.212921142578" calcext:value-type="float">
            <text:p>274.212921142578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39.192321777344" calcext:value-type="float">
            <text:p>439.192321777344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91.91877746582" calcext:value-type="float">
            <text:p>191.91877746582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31.529113769531" calcext:value-type="float">
            <text:p>431.529113769531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52.32861328125" calcext:value-type="float">
            <text:p>352.32861328125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54.596130371094" calcext:value-type="float">
            <text:p>554.596130371094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48.97509765625" calcext:value-type="float">
            <text:p>348.97509765625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02.740051269531" calcext:value-type="float">
            <text:p>602.740051269531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985.812316894531" calcext:value-type="float">
            <text:p>985.812316894531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350.381256103516" calcext:value-type="float">
            <text:p>350.381256103516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27.581886291504" calcext:value-type="float">
            <text:p>127.581886291504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13.029449462891" calcext:value-type="float">
            <text:p>213.029449462891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67.021240234375" calcext:value-type="float">
            <text:p>267.021240234375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46.879028320313" calcext:value-type="float">
            <text:p>246.879028320313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98.279724121094" calcext:value-type="float">
            <text:p>598.279724121094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23.531448364258" calcext:value-type="float">
            <text:p>223.531448364258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386.80810546875" calcext:value-type="float">
            <text:p>386.80810546875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55.667861938477" calcext:value-type="float">
            <text:p>155.667861938477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19.589233398438" calcext:value-type="float">
            <text:p>519.589233398438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16.860221862793" calcext:value-type="float">
            <text:p>116.860221862793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67.28141784668" calcext:value-type="float">
            <text:p>167.28141784668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40.953826904297" calcext:value-type="float">
            <text:p>340.953826904297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720.655944824219" calcext:value-type="float">
            <text:p>720.655944824219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24.684143066406" calcext:value-type="float">
            <text:p>224.684143066406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66.177154541016" calcext:value-type="float">
            <text:p>166.177154541016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806.674255371094" calcext:value-type="float">
            <text:p>806.674255371094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339.12646484375" calcext:value-type="float">
            <text:p>339.12646484375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85.181594848633" calcext:value-type="float">
            <text:p>185.181594848633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74.844482421875" calcext:value-type="float">
            <text:p>274.844482421875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53.73307800293" calcext:value-type="float">
            <text:p>253.73307800293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55.855712890625" calcext:value-type="float">
            <text:p>255.855712890625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407.725952148438" calcext:value-type="float">
            <text:p>407.725952148438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53.268615722656" calcext:value-type="float">
            <text:p>153.268615722656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38.19563293457" calcext:value-type="float">
            <text:p>138.19563293457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27.643852233887" calcext:value-type="float">
            <text:p>127.643852233887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06.569778442383" calcext:value-type="float">
            <text:p>106.569778442383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06.327285766602" calcext:value-type="float">
            <text:p>106.327285766602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53.103485107422" calcext:value-type="float">
            <text:p>253.103485107422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770.62890625" calcext:value-type="float">
            <text:p>770.62890625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17.514739990234" calcext:value-type="float">
            <text:p>117.514739990234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08.438423156738" calcext:value-type="float">
            <text:p>108.438423156738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08.431159973145" calcext:value-type="float">
            <text:p>108.431159973145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37.730545043945" calcext:value-type="float">
            <text:p>137.730545043945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89.3629150390625" calcext:value-type="float">
            <text:p>89.3629150390625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72.615676879883" calcext:value-type="float">
            <text:p>172.615676879883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23.043395996094" calcext:value-type="float">
            <text:p>323.043395996094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59.807067871094" calcext:value-type="float">
            <text:p>459.807067871094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35.071594238281" calcext:value-type="float">
            <text:p>535.071594238281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08.435768127441" calcext:value-type="float">
            <text:p>108.435768127441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36.142639160156" calcext:value-type="float">
            <text:p>436.142639160156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21.005340576172" calcext:value-type="float">
            <text:p>421.005340576172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79.473876953125" calcext:value-type="float">
            <text:p>279.473876953125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50.558624267578" calcext:value-type="float">
            <text:p>350.558624267578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105.68078613281" calcext:value-type="float">
            <text:p>1105.68078613281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72.683288574219" calcext:value-type="float">
            <text:p>272.683288574219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09.701049804688" calcext:value-type="float">
            <text:p>409.701049804688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7.202377319336" calcext:value-type="float">
            <text:p>147.202377319336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723.395751953125" calcext:value-type="float">
            <text:p>723.395751953125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27.026023864746" calcext:value-type="float">
            <text:p>127.026023864746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31.070220947266" calcext:value-type="float">
            <text:p>431.070220947266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94.335266113281" calcext:value-type="float">
            <text:p>294.335266113281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7.029937744141" calcext:value-type="float">
            <text:p>147.029937744141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42.7958984375" calcext:value-type="float">
            <text:p>342.7958984375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65.543487548828" calcext:value-type="float">
            <text:p>165.543487548828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15.033554077148" calcext:value-type="float">
            <text:p>215.033554077148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905.023193359375" calcext:value-type="float">
            <text:p>905.023193359375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390.434967041016" calcext:value-type="float">
            <text:p>390.434967041016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88.621978759766" calcext:value-type="float">
            <text:p>488.621978759766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87.371215820312" calcext:value-type="float">
            <text:p>487.371215820312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88.358093261719" calcext:value-type="float">
            <text:p>388.358093261719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17.283050537109" calcext:value-type="float">
            <text:p>117.283050537109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311.713836669922" calcext:value-type="float">
            <text:p>311.713836669922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74.193786621094" calcext:value-type="float">
            <text:p>174.193786621094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12.028015136719" calcext:value-type="float">
            <text:p>512.028015136719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70.737121582031" calcext:value-type="float">
            <text:p>270.737121582031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01.722198486328" calcext:value-type="float">
            <text:p>401.722198486328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6.02417755127" calcext:value-type="float">
            <text:p>126.02417755127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05.038345336914" calcext:value-type="float">
            <text:p>205.038345336914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766.732849121094" calcext:value-type="float">
            <text:p>766.732849121094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77.065826416016" calcext:value-type="float">
            <text:p>377.065826416016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77.1257705688477" calcext:value-type="float">
            <text:p>77.1257705688477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83.447998046875" calcext:value-type="float">
            <text:p>283.447998046875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04.335662841797" calcext:value-type="float">
            <text:p>204.335662841797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08.130126953125" calcext:value-type="float">
            <text:p>508.130126953125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83.239654541016" calcext:value-type="float">
            <text:p>383.239654541016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68.995788574219" calcext:value-type="float">
            <text:p>968.995788574219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57.829879760742" calcext:value-type="float">
            <text:p>157.829879760742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16.566619873047" calcext:value-type="float">
            <text:p>116.566619873047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36.996459960937" calcext:value-type="float">
            <text:p>236.996459960937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33.444000244141" calcext:value-type="float">
            <text:p>233.444000244141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65.526626586914" calcext:value-type="float">
            <text:p>165.526626586914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5.63688659668" calcext:value-type="float">
            <text:p>145.63688659668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48.500335693359" calcext:value-type="float">
            <text:p>448.500335693359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438.815826416016" calcext:value-type="float">
            <text:p>438.815826416016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27.60962677002" calcext:value-type="float">
            <text:p>127.60962677002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41.829956054688" calcext:value-type="float">
            <text:p>541.829956054688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67.865020751953" calcext:value-type="float">
            <text:p>167.865020751953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33.926788330078" calcext:value-type="float">
            <text:p>233.926788330078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508.010498046875" calcext:value-type="float">
            <text:p>508.010498046875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43.191619873047" calcext:value-type="float">
            <text:p>243.191619873047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34.134674072266" calcext:value-type="float">
            <text:p>234.134674072266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574.964416503906" calcext:value-type="float">
            <text:p>574.964416503906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24.203788757324" calcext:value-type="float">
            <text:p>124.203788757324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440.738433837891" calcext:value-type="float">
            <text:p>440.738433837891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24.823028564453" calcext:value-type="float">
            <text:p>224.823028564453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04.645950317383" calcext:value-type="float">
            <text:p>204.645950317383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77.5036697387695" calcext:value-type="float">
            <text:p>77.5036697387695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97.8075485229492" calcext:value-type="float">
            <text:p>97.8075485229492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508.934204101563" calcext:value-type="float">
            <text:p>508.934204101563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23.691436767578" calcext:value-type="float">
            <text:p>323.691436767578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41.275024414062" calcext:value-type="float">
            <text:p>341.275024414062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42.583770751953" calcext:value-type="float">
            <text:p>342.583770751953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18.166717529297" calcext:value-type="float">
            <text:p>418.166717529297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97.132919311523" calcext:value-type="float">
            <text:p>197.132919311523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25.934936523437" calcext:value-type="float">
            <text:p>225.934936523437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90.901275634766" calcext:value-type="float">
            <text:p>290.901275634766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83.787490844727" calcext:value-type="float">
            <text:p>183.787490844727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87.854248046875" calcext:value-type="float">
            <text:p>487.854248046875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71.074432373047" calcext:value-type="float">
            <text:p>271.074432373047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877.55126953125" calcext:value-type="float">
            <text:p>877.55126953125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99.121673583984" calcext:value-type="float">
            <text:p>399.121673583984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853.286499023437" calcext:value-type="float">
            <text:p>853.286499023437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84.600219726562" calcext:value-type="float">
            <text:p>284.600219726562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26.244766235352" calcext:value-type="float">
            <text:p>226.244766235352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16.35710144043" calcext:value-type="float">
            <text:p>216.35710144043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33.446136474609" calcext:value-type="float">
            <text:p>233.446136474609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08.670822143555" calcext:value-type="float">
            <text:p>108.670822143555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07.287422180176" calcext:value-type="float">
            <text:p>107.287422180176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304.115295410156" calcext:value-type="float">
            <text:p>304.115295410156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14.352569580078" calcext:value-type="float">
            <text:p>214.352569580078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81.362854003906" calcext:value-type="float">
            <text:p>481.362854003906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819.440673828125" calcext:value-type="float">
            <text:p>819.440673828125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587.4111328125" calcext:value-type="float">
            <text:p>587.4111328125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52.809387207031" calcext:value-type="float">
            <text:p>252.809387207031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74.236450195312" calcext:value-type="float">
            <text:p>274.236450195312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56.285446166992" calcext:value-type="float">
            <text:p>156.285446166992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08.070533752441" calcext:value-type="float">
            <text:p>108.070533752441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70.397888183594" calcext:value-type="float">
            <text:p>370.397888183594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489.780853271484" calcext:value-type="float">
            <text:p>489.780853271484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87.8983993530273" calcext:value-type="float">
            <text:p>87.8983993530273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86.016494750977" calcext:value-type="float">
            <text:p>186.016494750977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54.908966064453" calcext:value-type="float">
            <text:p>254.908966064453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16.053085327148" calcext:value-type="float">
            <text:p>116.053085327148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27.235763549805" calcext:value-type="float">
            <text:p>127.235763549805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64.239501953125" calcext:value-type="float">
            <text:p>164.239501953125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56.456634521484" calcext:value-type="float">
            <text:p>156.456634521484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85.323364257813" calcext:value-type="float">
            <text:p>185.323364257813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24.670944213867" calcext:value-type="float">
            <text:p>224.670944213867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421.103607177734" calcext:value-type="float">
            <text:p>421.103607177734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16.832237243652" calcext:value-type="float">
            <text:p>116.832237243652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722.496765136719" calcext:value-type="float">
            <text:p>722.496765136719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706.203735351563" calcext:value-type="float">
            <text:p>706.203735351563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52.758483886719" calcext:value-type="float">
            <text:p>252.758483886719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07.653419494629" calcext:value-type="float">
            <text:p>107.653419494629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544.404052734375" calcext:value-type="float">
            <text:p>544.404052734375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86.535949707031" calcext:value-type="float">
            <text:p>186.535949707031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54.803649902344" calcext:value-type="float">
            <text:p>254.803649902344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36.675552368164" calcext:value-type="float">
            <text:p>136.675552368164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44.203918457031" calcext:value-type="float">
            <text:p>644.203918457031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303.892547607422" calcext:value-type="float">
            <text:p>303.892547607422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71.163665771484" calcext:value-type="float">
            <text:p>371.163665771484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16.272720336914" calcext:value-type="float">
            <text:p>216.272720336914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529.304870605469" calcext:value-type="float">
            <text:p>529.304870605469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12.859191894531" calcext:value-type="float">
            <text:p>212.859191894531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06.188171386719" calcext:value-type="float">
            <text:p>206.188171386719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97.8602523803711" calcext:value-type="float">
            <text:p>97.8602523803711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37.490234375" calcext:value-type="float">
            <text:p>337.490234375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436.5224609375" calcext:value-type="float">
            <text:p>436.5224609375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714.312072753906" calcext:value-type="float">
            <text:p>714.312072753906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97.1063842773438" calcext:value-type="float">
            <text:p>97.1063842773438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86.7052841186523" calcext:value-type="float">
            <text:p>86.7052841186523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489.774719238281" calcext:value-type="float">
            <text:p>489.774719238281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72.933258056641" calcext:value-type="float">
            <text:p>272.933258056641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524.35595703125" calcext:value-type="float">
            <text:p>524.35595703125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82.728698730469" calcext:value-type="float">
            <text:p>282.728698730469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27.513000488281" calcext:value-type="float">
            <text:p>527.513000488281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549.436279296875" calcext:value-type="float">
            <text:p>549.436279296875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75.112640380859" calcext:value-type="float">
            <text:p>275.112640380859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46.400451660156" calcext:value-type="float">
            <text:p>446.400451660156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32.205642700195" calcext:value-type="float">
            <text:p>232.205642700195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87.1278305053711" calcext:value-type="float">
            <text:p>87.1278305053711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379.232238769531" calcext:value-type="float">
            <text:p>379.232238769531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59.514862060547" calcext:value-type="float">
            <text:p>259.514862060547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83.640777587891" calcext:value-type="float">
            <text:p>283.640777587891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25.524749755859" calcext:value-type="float">
            <text:p>225.524749755859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94.835754394531" calcext:value-type="float">
            <text:p>294.835754394531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74.538818359375" calcext:value-type="float">
            <text:p>174.538818359375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15.255752563477" calcext:value-type="float">
            <text:p>215.255752563477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99.369018554688" calcext:value-type="float">
            <text:p>699.369018554688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55.571105957031" calcext:value-type="float">
            <text:p>255.571105957031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01.951599121094" calcext:value-type="float">
            <text:p>701.951599121094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457.057464599609" calcext:value-type="float">
            <text:p>457.057464599609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360.313659667969" calcext:value-type="float">
            <text:p>360.313659667969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27.157920837402" calcext:value-type="float">
            <text:p>127.157920837402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06.933418273926" calcext:value-type="float">
            <text:p>106.933418273926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84.699890136719" calcext:value-type="float">
            <text:p>184.699890136719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42.257690429687" calcext:value-type="float">
            <text:p>242.257690429687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03.935974121094" calcext:value-type="float">
            <text:p>603.935974121094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465.243041992188" calcext:value-type="float">
            <text:p>465.243041992188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33.349090576172" calcext:value-type="float">
            <text:p>233.349090576172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21.811370849609" calcext:value-type="float">
            <text:p>321.811370849609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98.0893630981445" calcext:value-type="float">
            <text:p>98.0893630981445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86.57177734375" calcext:value-type="float">
            <text:p>286.57177734375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05.876281738281" calcext:value-type="float">
            <text:p>105.876281738281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56.751235961914" calcext:value-type="float">
            <text:p>156.751235961914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536.816040039063" calcext:value-type="float">
            <text:p>536.816040039063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44.881393432617" calcext:value-type="float">
            <text:p>244.881393432617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313.352966308594" calcext:value-type="float">
            <text:p>313.352966308594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56.248077392578" calcext:value-type="float">
            <text:p>256.248077392578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35.886962890625" calcext:value-type="float">
            <text:p>135.886962890625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44.198745727539" calcext:value-type="float">
            <text:p>244.198745727539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45.548950195312" calcext:value-type="float">
            <text:p>845.548950195312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99.9130859375" calcext:value-type="float">
            <text:p>399.9130859375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89.620544433594" calcext:value-type="float">
            <text:p>689.620544433594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82.652160644531" calcext:value-type="float">
            <text:p>382.652160644531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15.866577148438" calcext:value-type="float">
            <text:p>615.866577148438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44.245742797852" calcext:value-type="float">
            <text:p>244.245742797852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70.801727294922" calcext:value-type="float">
            <text:p>470.801727294922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21.251861572266" calcext:value-type="float">
            <text:p>321.251861572266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51.807464599609" calcext:value-type="float">
            <text:p>151.807464599609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29.9443359375" calcext:value-type="float">
            <text:p>229.9443359375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21.037292480469" calcext:value-type="float">
            <text:p>321.037292480469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34.747024536133" calcext:value-type="float">
            <text:p>234.747024536133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64.902191162109" calcext:value-type="float">
            <text:p>164.902191162109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94.835998535156" calcext:value-type="float">
            <text:p>494.835998535156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45.690185546875" calcext:value-type="float">
            <text:p>645.690185546875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03.656646728516" calcext:value-type="float">
            <text:p>203.656646728516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19.790374755859" calcext:value-type="float">
            <text:p>219.790374755859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381.871307373047" calcext:value-type="float">
            <text:p>381.871307373047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72.556976318359" calcext:value-type="float">
            <text:p>272.556976318359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59.538970947266" calcext:value-type="float">
            <text:p>459.538970947266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27.143615722656" calcext:value-type="float">
            <text:p>127.143615722656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59.256927490234" calcext:value-type="float">
            <text:p>459.256927490234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15.473403930664" calcext:value-type="float">
            <text:p>115.473403930664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57.534393310547" calcext:value-type="float">
            <text:p>157.534393310547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37.475067138672" calcext:value-type="float">
            <text:p>137.475067138672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28.516143798828" calcext:value-type="float">
            <text:p>128.516143798828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05.511375427246" calcext:value-type="float">
            <text:p>105.511375427246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53.712768554688" calcext:value-type="float">
            <text:p>653.712768554688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96.6553802490234" calcext:value-type="float">
            <text:p>96.6553802490234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531.080078125" calcext:value-type="float">
            <text:p>531.080078125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398.389007568359" calcext:value-type="float">
            <text:p>398.389007568359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17.205017089844" calcext:value-type="float">
            <text:p>117.205017089844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24.792060852051" calcext:value-type="float">
            <text:p>124.792060852051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84.744720458984" calcext:value-type="float">
            <text:p>184.744720458984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04.148223876953" calcext:value-type="float">
            <text:p>304.148223876953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15.603042602539" calcext:value-type="float">
            <text:p>215.603042602539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382.717590332031" calcext:value-type="float">
            <text:p>382.717590332031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79.498443603516" calcext:value-type="float">
            <text:p>479.498443603516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71.15771484375" calcext:value-type="float">
            <text:p>271.15771484375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65.185363769531" calcext:value-type="float">
            <text:p>165.185363769531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54.312469482422" calcext:value-type="float">
            <text:p>254.312469482422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37.243942260742" calcext:value-type="float">
            <text:p>137.243942260742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45.333801269531" calcext:value-type="float">
            <text:p>145.333801269531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320.715423583984" calcext:value-type="float">
            <text:p>320.715423583984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37.688766479492" calcext:value-type="float">
            <text:p>137.688766479492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314.656616210937" calcext:value-type="float">
            <text:p>314.656616210937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08.3173828125" calcext:value-type="float">
            <text:p>608.3173828125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98.596282958984" calcext:value-type="float">
            <text:p>498.596282958984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62.406890869141" calcext:value-type="float">
            <text:p>262.406890869141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15.842910766602" calcext:value-type="float">
            <text:p>215.842910766602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055.57287597656" calcext:value-type="float">
            <text:p>1055.57287597656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55.875946044922" calcext:value-type="float">
            <text:p>155.875946044922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72.203552246094" calcext:value-type="float">
            <text:p>272.203552246094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18.465049743652" calcext:value-type="float">
            <text:p>118.465049743652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74.469177246094" calcext:value-type="float">
            <text:p>374.469177246094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76.067367553711" calcext:value-type="float">
            <text:p>176.067367553711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44.152130126953" calcext:value-type="float">
            <text:p>244.152130126953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533.934936523437" calcext:value-type="float">
            <text:p>533.934936523437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28.722412109375" calcext:value-type="float">
            <text:p>628.722412109375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351.605804443359" calcext:value-type="float">
            <text:p>351.605804443359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33.578659057617" calcext:value-type="float">
            <text:p>233.578659057617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65.681900024414" calcext:value-type="float">
            <text:p>165.681900024414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776.252624511719" calcext:value-type="float">
            <text:p>776.252624511719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20.698471069336" calcext:value-type="float">
            <text:p>220.698471069336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93.189315795898" calcext:value-type="float">
            <text:p>193.189315795898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332.114624023438" calcext:value-type="float">
            <text:p>332.114624023438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94.882949829102" calcext:value-type="float">
            <text:p>194.882949829102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502.266448974609" calcext:value-type="float">
            <text:p>502.266448974609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358.305450439453" calcext:value-type="float">
            <text:p>358.305450439453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98.362457275391" calcext:value-type="float">
            <text:p>498.362457275391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36.71826171875" calcext:value-type="float">
            <text:p>636.71826171875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73.806976318359" calcext:value-type="float">
            <text:p>273.806976318359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76.032501220703" calcext:value-type="float">
            <text:p>176.032501220703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00.469848632813" calcext:value-type="float">
            <text:p>400.469848632813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87.811218261719" calcext:value-type="float">
            <text:p>587.811218261719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420.158111572266" calcext:value-type="float">
            <text:p>420.158111572266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35.464218139648" calcext:value-type="float">
            <text:p>135.464218139648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319.731414794922" calcext:value-type="float">
            <text:p>319.731414794922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663.72326660156" calcext:value-type="float">
            <text:p>1663.72326660156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372.241149902344" calcext:value-type="float">
            <text:p>372.241149902344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94.549453735352" calcext:value-type="float">
            <text:p>194.549453735352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86.4616317749023" calcext:value-type="float">
            <text:p>86.4616317749023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35.6015625" calcext:value-type="float">
            <text:p>135.6015625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427.286163330078" calcext:value-type="float">
            <text:p>427.286163330078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95.717742919922" calcext:value-type="float">
            <text:p>495.717742919922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44.490783691406" calcext:value-type="float">
            <text:p>244.490783691406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758.795654296875" calcext:value-type="float">
            <text:p>758.795654296875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732.632019042969" calcext:value-type="float">
            <text:p>732.632019042969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93.016235351563" calcext:value-type="float">
            <text:p>193.016235351563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21.425750732422" calcext:value-type="float">
            <text:p>421.425750732422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577.745788574219" calcext:value-type="float">
            <text:p>577.745788574219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83.817474365234" calcext:value-type="float">
            <text:p>283.817474365234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74.058197021484" calcext:value-type="float">
            <text:p>274.058197021484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03.157135009766" calcext:value-type="float">
            <text:p>303.157135009766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01.859680175781" calcext:value-type="float">
            <text:p>401.859680175781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36.380676269531" calcext:value-type="float">
            <text:p>236.380676269531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745.419921875" calcext:value-type="float">
            <text:p>745.419921875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564.590515136719" calcext:value-type="float">
            <text:p>564.590515136719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739.929565429688" calcext:value-type="float">
            <text:p>739.929565429688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363.103485107422" calcext:value-type="float">
            <text:p>363.103485107422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593.039855957031" calcext:value-type="float">
            <text:p>593.039855957031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81.844940185547" calcext:value-type="float">
            <text:p>281.844940185547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762.04858398438" calcext:value-type="float">
            <text:p>1762.04858398438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444.475677490234" calcext:value-type="float">
            <text:p>444.475677490234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71.240539550781" calcext:value-type="float">
            <text:p>671.240539550781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383.72509765625" calcext:value-type="float">
            <text:p>383.72509765625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507.540679931641" calcext:value-type="float">
            <text:p>507.540679931641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24.124298095703" calcext:value-type="float">
            <text:p>224.124298095703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520.330139160156" calcext:value-type="float">
            <text:p>520.330139160156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28.038726806641" calcext:value-type="float">
            <text:p>128.038726806641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251.17834472656" calcext:value-type="float">
            <text:p>1251.17834472656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18.046691894531" calcext:value-type="float">
            <text:p>618.046691894531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339.662841796875" calcext:value-type="float">
            <text:p>339.662841796875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401.829772949219" calcext:value-type="float">
            <text:p>401.829772949219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08.265594482422" calcext:value-type="float">
            <text:p>108.265594482422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94.015472412109" calcext:value-type="float">
            <text:p>294.015472412109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567.120910644531" calcext:value-type="float">
            <text:p>567.120910644531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95.775756835937" calcext:value-type="float">
            <text:p>295.775756835937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71.829864501953" calcext:value-type="float">
            <text:p>271.829864501953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36.2861328125" calcext:value-type="float">
            <text:p>436.2861328125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47.056076049805" calcext:value-type="float">
            <text:p>147.056076049805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16.752143859863" calcext:value-type="float">
            <text:p>116.752143859863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449.816345214844" calcext:value-type="float">
            <text:p>449.816345214844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64.635940551758" calcext:value-type="float">
            <text:p>164.635940551758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56.915634155273" calcext:value-type="float">
            <text:p>156.915634155273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24.683197021484" calcext:value-type="float">
            <text:p>224.683197021484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368.625366210937" calcext:value-type="float">
            <text:p>368.625366210937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93.387817382813" calcext:value-type="float">
            <text:p>293.387817382813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459.0771484375" calcext:value-type="float">
            <text:p>1459.0771484375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497.579559326172" calcext:value-type="float">
            <text:p>497.579559326172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46.668197631836" calcext:value-type="float">
            <text:p>146.668197631836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51.752349853516" calcext:value-type="float">
            <text:p>251.752349853516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440.681335449219" calcext:value-type="float">
            <text:p>440.681335449219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53.220703125" calcext:value-type="float">
            <text:p>253.220703125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56.412872314453" calcext:value-type="float">
            <text:p>156.412872314453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370.414520263672" calcext:value-type="float">
            <text:p>370.414520263672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573.33447265625" calcext:value-type="float">
            <text:p>573.33447265625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84.81640625" calcext:value-type="float">
            <text:p>684.81640625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93.62060546875" calcext:value-type="float">
            <text:p>293.62060546875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53.595794677734" calcext:value-type="float">
            <text:p>253.595794677734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386.40380859375" calcext:value-type="float">
            <text:p>1386.40380859375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513.218444824219" calcext:value-type="float">
            <text:p>513.218444824219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92.598236083984" calcext:value-type="float">
            <text:p>292.598236083984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83.624328613281" calcext:value-type="float">
            <text:p>283.624328613281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60.380676269531" calcext:value-type="float">
            <text:p>360.380676269531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552.2236328125" calcext:value-type="float">
            <text:p>552.2236328125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704.315856933594" calcext:value-type="float">
            <text:p>704.315856933594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47.316268920898" calcext:value-type="float">
            <text:p>147.316268920898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95.075302124023" calcext:value-type="float">
            <text:p>195.075302124023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63.639007568359" calcext:value-type="float">
            <text:p>163.639007568359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417.744323730469" calcext:value-type="float">
            <text:p>417.744323730469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809.72216796875" calcext:value-type="float">
            <text:p>809.72216796875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426.653198242188" calcext:value-type="float">
            <text:p>426.653198242188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62.578063964844" calcext:value-type="float">
            <text:p>162.578063964844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26.214485168457" calcext:value-type="float">
            <text:p>126.214485168457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044.29650878906" calcext:value-type="float">
            <text:p>1044.29650878906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491.900238037109" calcext:value-type="float">
            <text:p>491.900238037109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29.177551269531" calcext:value-type="float">
            <text:p>429.177551269531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17.403366088867" calcext:value-type="float">
            <text:p>117.403366088867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875.977294921875" calcext:value-type="float">
            <text:p>875.977294921875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12.819351196289" calcext:value-type="float">
            <text:p>212.819351196289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85.7685546875" calcext:value-type="float">
            <text:p>185.7685546875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98.6886978149414" calcext:value-type="float">
            <text:p>98.6886978149414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54.209716796875" calcext:value-type="float">
            <text:p>254.209716796875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21.552001953125" calcext:value-type="float">
            <text:p>621.552001953125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17.45263671875" calcext:value-type="float">
            <text:p>117.45263671875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16.149765014648" calcext:value-type="float">
            <text:p>116.149765014648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585.892028808594" calcext:value-type="float">
            <text:p>585.892028808594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845.487426757813" calcext:value-type="float">
            <text:p>845.487426757813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34.196105957031" calcext:value-type="float">
            <text:p>634.196105957031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50.606994628906" calcext:value-type="float">
            <text:p>250.606994628906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577.304748535156" calcext:value-type="float">
            <text:p>577.304748535156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43.893905639648" calcext:value-type="float">
            <text:p>243.893905639648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377.069732666016" calcext:value-type="float">
            <text:p>377.069732666016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91.640502929687" calcext:value-type="float">
            <text:p>291.640502929687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438.582977294922" calcext:value-type="float">
            <text:p>438.582977294922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488.613922119141" calcext:value-type="float">
            <text:p>488.613922119141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736.745666503906" calcext:value-type="float">
            <text:p>736.745666503906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35.162750244141" calcext:value-type="float">
            <text:p>235.162750244141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12.402328491211" calcext:value-type="float">
            <text:p>212.402328491211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803.303405761719" calcext:value-type="float">
            <text:p>803.303405761719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73.260986328125" calcext:value-type="float">
            <text:p>273.260986328125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496.338836669922" calcext:value-type="float">
            <text:p>496.338836669922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46.502075195312" calcext:value-type="float">
            <text:p>646.502075195312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75.246032714844" calcext:value-type="float">
            <text:p>275.246032714844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16.575729370117" calcext:value-type="float">
            <text:p>116.575729370117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14.6796875" calcext:value-type="float">
            <text:p>314.6796875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728.544128417969" calcext:value-type="float">
            <text:p>728.544128417969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535.451721191406" calcext:value-type="float">
            <text:p>535.451721191406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85.034698486328" calcext:value-type="float">
            <text:p>485.034698486328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329.009094238281" calcext:value-type="float">
            <text:p>329.009094238281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93.339447021484" calcext:value-type="float">
            <text:p>293.339447021484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398.259979248047" calcext:value-type="float">
            <text:p>398.259979248047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584.734008789063" calcext:value-type="float">
            <text:p>584.734008789063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95.96369934082" calcext:value-type="float">
            <text:p>195.96369934082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488.011383056641" calcext:value-type="float">
            <text:p>488.011383056641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19.315734863281" calcext:value-type="float">
            <text:p>319.315734863281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73.041961669922" calcext:value-type="float">
            <text:p>273.041961669922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11.059020996094" calcext:value-type="float">
            <text:p>611.059020996094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37.139404296875" calcext:value-type="float">
            <text:p>537.139404296875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97.5059432983398" calcext:value-type="float">
            <text:p>97.5059432983398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65.963684082031" calcext:value-type="float">
            <text:p>265.963684082031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74.556579589844" calcext:value-type="float">
            <text:p>174.556579589844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81.675811767578" calcext:value-type="float">
            <text:p>281.675811767578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833.959838867188" calcext:value-type="float">
            <text:p>833.959838867188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87.879333496094" calcext:value-type="float">
            <text:p>387.879333496094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305.234313964844" calcext:value-type="float">
            <text:p>305.234313964844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526.114990234375" calcext:value-type="float">
            <text:p>526.114990234375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27.672920227051" calcext:value-type="float">
            <text:p>127.672920227051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03.050674438477" calcext:value-type="float">
            <text:p>203.050674438477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43.853942871094" calcext:value-type="float">
            <text:p>643.853942871094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514.575622558594" calcext:value-type="float">
            <text:p>514.575622558594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36.434234619141" calcext:value-type="float">
            <text:p>236.434234619141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436.347076416016" calcext:value-type="float">
            <text:p>436.347076416016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79.631469726562" calcext:value-type="float">
            <text:p>279.631469726562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413.411682128906" calcext:value-type="float">
            <text:p>413.411682128906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342.335083007812" calcext:value-type="float">
            <text:p>342.335083007812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83.750427246094" calcext:value-type="float">
            <text:p>283.750427246094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705.445739746094" calcext:value-type="float">
            <text:p>705.445739746094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342.590942382812" calcext:value-type="float">
            <text:p>342.590942382812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979.1279296875" calcext:value-type="float">
            <text:p>979.1279296875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391.391998291016" calcext:value-type="float">
            <text:p>391.391998291016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73.824310302734" calcext:value-type="float">
            <text:p>273.824310302734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28.751892089844" calcext:value-type="float">
            <text:p>428.751892089844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24.903625488281" calcext:value-type="float">
            <text:p>624.903625488281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526.817138671875" calcext:value-type="float">
            <text:p>526.817138671875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17.267890930176" calcext:value-type="float">
            <text:p>117.267890930176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367.527374267578" calcext:value-type="float">
            <text:p>367.527374267578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05.468040466309" calcext:value-type="float">
            <text:p>105.468040466309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05.963195800781" calcext:value-type="float">
            <text:p>405.963195800781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73.092681884766" calcext:value-type="float">
            <text:p>273.092681884766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595.193298339844" calcext:value-type="float">
            <text:p>595.193298339844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311.759735107422" calcext:value-type="float">
            <text:p>311.759735107422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39.317291259766" calcext:value-type="float">
            <text:p>339.317291259766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44.385818481445" calcext:value-type="float">
            <text:p>244.385818481445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26.769775390625" calcext:value-type="float">
            <text:p>126.769775390625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558.032775878906" calcext:value-type="float">
            <text:p>558.032775878906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792.684143066406" calcext:value-type="float">
            <text:p>792.684143066406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66.391540527344" calcext:value-type="float">
            <text:p>666.391540527344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35.747222900391" calcext:value-type="float">
            <text:p>135.747222900391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55.995971679688" calcext:value-type="float">
            <text:p>155.995971679688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71.375915527344" calcext:value-type="float">
            <text:p>671.375915527344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15.924949645996" calcext:value-type="float">
            <text:p>115.924949645996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374.213073730469" calcext:value-type="float">
            <text:p>374.213073730469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229.38891601563" calcext:value-type="float">
            <text:p>1229.38891601563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331.064483642578" calcext:value-type="float">
            <text:p>331.064483642578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560.280883789063" calcext:value-type="float">
            <text:p>560.280883789063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43.26399230957" calcext:value-type="float">
            <text:p>143.26399230957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44.337265014648" calcext:value-type="float">
            <text:p>244.337265014648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418.283416748047" calcext:value-type="float">
            <text:p>418.283416748047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467.604675292969" calcext:value-type="float">
            <text:p>467.604675292969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85.188186645508" calcext:value-type="float">
            <text:p>185.188186645508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35.199996948242" calcext:value-type="float">
            <text:p>235.199996948242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27.261825561523" calcext:value-type="float">
            <text:p>127.261825561523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552.478637695313" calcext:value-type="float">
            <text:p>552.478637695313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94.961074829102" calcext:value-type="float">
            <text:p>194.961074829102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33.451232910156" calcext:value-type="float">
            <text:p>233.451232910156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16.7373046875" calcext:value-type="float">
            <text:p>616.7373046875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07.036819458008" calcext:value-type="float">
            <text:p>207.036819458008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66.960250854492" calcext:value-type="float">
            <text:p>166.960250854492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45.878570556641" calcext:value-type="float">
            <text:p>145.878570556641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27.188117980957" calcext:value-type="float">
            <text:p>127.188117980957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53.348556518555" calcext:value-type="float">
            <text:p>253.348556518555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27.258140563965" calcext:value-type="float">
            <text:p>127.258140563965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53.611129760742" calcext:value-type="float">
            <text:p>153.611129760742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22.007873535156" calcext:value-type="float">
            <text:p>622.007873535156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15.801658630371" calcext:value-type="float">
            <text:p>115.801658630371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25.789672851563" calcext:value-type="float">
            <text:p>625.789672851563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85.465362548828" calcext:value-type="float">
            <text:p>185.465362548828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25.679870605469" calcext:value-type="float">
            <text:p>625.679870605469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65.281463623047" calcext:value-type="float">
            <text:p>265.281463623047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346.050018310547" calcext:value-type="float">
            <text:p>346.050018310547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06.084854125977" calcext:value-type="float">
            <text:p>206.084854125977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02.793426513672" calcext:value-type="float">
            <text:p>402.793426513672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15.957977294922" calcext:value-type="float">
            <text:p>215.957977294922</text:p>
          </table:table-cell>
          <table:table-cell table:number-columns-repeated="3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88.2531204223633" calcext:value-type="float">
            <text:p>88.2531204223633</text:p>
          </table:table-cell>
          <table:table-cell table:number-columns-repeated="3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06.912750244141" calcext:value-type="float">
            <text:p>206.912750244141</text:p>
          </table:table-cell>
          <table:table-cell table:number-columns-repeated="3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351.730316162109" calcext:value-type="float">
            <text:p>351.730316162109</text:p>
          </table:table-cell>
          <table:table-cell table:number-columns-repeated="3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54.678207397461" calcext:value-type="float">
            <text:p>154.678207397461</text:p>
          </table:table-cell>
          <table:table-cell table:number-columns-repeated="3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521.664794921875" calcext:value-type="float">
            <text:p>521.664794921875</text:p>
          </table:table-cell>
          <table:table-cell table:number-columns-repeated="3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924.833557128906" calcext:value-type="float">
            <text:p>924.833557128906</text:p>
          </table:table-cell>
          <table:table-cell table:number-columns-repeated="3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56.520614624023" calcext:value-type="float">
            <text:p>156.520614624023</text:p>
          </table:table-cell>
          <table:table-cell table:number-columns-repeated="3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587.103698730469" calcext:value-type="float">
            <text:p>587.103698730469</text:p>
          </table:table-cell>
          <table:table-cell table:number-columns-repeated="3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311.232543945312" calcext:value-type="float">
            <text:p>311.232543945312</text:p>
          </table:table-cell>
          <table:table-cell table:number-columns-repeated="3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571.299194335938" calcext:value-type="float">
            <text:p>571.299194335938</text:p>
          </table:table-cell>
          <table:table-cell table:number-columns-repeated="3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632.616577148437" calcext:value-type="float">
            <text:p>632.616577148437</text:p>
          </table:table-cell>
          <table:table-cell table:number-columns-repeated="3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254.764831542969" calcext:value-type="float">
            <text:p>254.764831542969</text:p>
          </table:table-cell>
          <table:table-cell table:number-columns-repeated="3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701.539489746094" calcext:value-type="float">
            <text:p>701.539489746094</text:p>
          </table:table-cell>
          <table:table-cell table:number-columns-repeated="3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507.487640380859" calcext:value-type="float">
            <text:p>507.487640380859</text:p>
          </table:table-cell>
          <table:table-cell table:number-columns-repeated="3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26.08016204834" calcext:value-type="float">
            <text:p>126.08016204834</text:p>
          </table:table-cell>
          <table:table-cell table:number-columns-repeated="3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463.042297363281" calcext:value-type="float">
            <text:p>463.042297363281</text:p>
          </table:table-cell>
          <table:table-cell table:number-columns-repeated="3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812.626281738281" calcext:value-type="float">
            <text:p>812.626281738281</text:p>
          </table:table-cell>
          <table:table-cell table:number-columns-repeated="3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600.551330566406" calcext:value-type="float">
            <text:p>600.551330566406</text:p>
          </table:table-cell>
          <table:table-cell table:number-columns-repeated="3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46.627792358398" calcext:value-type="float">
            <text:p>146.627792358398</text:p>
          </table:table-cell>
          <table:table-cell table:number-columns-repeated="3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470.896514892578" calcext:value-type="float">
            <text:p>470.896514892578</text:p>
          </table:table-cell>
          <table:table-cell table:number-columns-repeated="3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244.400054931641" calcext:value-type="float">
            <text:p>244.400054931641</text:p>
          </table:table-cell>
          <table:table-cell table:number-columns-repeated="3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507.505615234375" calcext:value-type="float">
            <text:p>507.505615234375</text:p>
          </table:table-cell>
          <table:table-cell table:number-columns-repeated="3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08.952156066895" calcext:value-type="float">
            <text:p>108.952156066895</text:p>
          </table:table-cell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96.012847900391" calcext:value-type="float">
            <text:p>196.012847900391</text:p>
          </table:table-cell>
          <table:table-cell table:number-columns-repeated="3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892.357299804688" calcext:value-type="float">
            <text:p>892.357299804688</text:p>
          </table:table-cell>
          <table:table-cell table:number-columns-repeated="3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25.996429443359" calcext:value-type="float">
            <text:p>125.996429443359</text:p>
          </table:table-cell>
          <table:table-cell table:number-columns-repeated="3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83.716705322266" calcext:value-type="float">
            <text:p>183.716705322266</text:p>
          </table:table-cell>
          <table:table-cell table:number-columns-repeated="3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402.603607177734" calcext:value-type="float">
            <text:p>402.603607177734</text:p>
          </table:table-cell>
          <table:table-cell table:number-columns-repeated="3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519.364379882813" calcext:value-type="float">
            <text:p>519.364379882813</text:p>
          </table:table-cell>
          <table:table-cell table:number-columns-repeated="3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96.7213439941406" calcext:value-type="float">
            <text:p>96.7213439941406</text:p>
          </table:table-cell>
          <table:table-cell table:number-columns-repeated="3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554.554748535156" calcext:value-type="float">
            <text:p>554.554748535156</text:p>
          </table:table-cell>
          <table:table-cell table:number-columns-repeated="3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402.00146484375" calcext:value-type="float">
            <text:p>402.00146484375</text:p>
          </table:table-cell>
          <table:table-cell table:number-columns-repeated="3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388.359619140625" calcext:value-type="float">
            <text:p>388.359619140625</text:p>
          </table:table-cell>
          <table:table-cell table:number-columns-repeated="3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116.83483886719" calcext:value-type="float">
            <text:p>1116.83483886719</text:p>
          </table:table-cell>
          <table:table-cell table:number-columns-repeated="3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36.297714233398" calcext:value-type="float">
            <text:p>136.297714233398</text:p>
          </table:table-cell>
          <table:table-cell table:number-columns-repeated="3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442.352691650391" calcext:value-type="float">
            <text:p>442.352691650391</text:p>
          </table:table-cell>
          <table:table-cell table:number-columns-repeated="3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47.435974121094" calcext:value-type="float">
            <text:p>147.435974121094</text:p>
          </table:table-cell>
          <table:table-cell table:number-columns-repeated="3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315.314971923828" calcext:value-type="float">
            <text:p>315.314971923828</text:p>
          </table:table-cell>
          <table:table-cell table:number-columns-repeated="3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311.638732910156" calcext:value-type="float">
            <text:p>311.638732910156</text:p>
          </table:table-cell>
          <table:table-cell table:number-columns-repeated="3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882.09558105469" calcext:value-type="float">
            <text:p>1882.09558105469</text:p>
          </table:table-cell>
          <table:table-cell table:number-columns-repeated="3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252.113464355469" calcext:value-type="float">
            <text:p>252.113464355469</text:p>
          </table:table-cell>
          <table:table-cell table:number-columns-repeated="3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56.392730712891" calcext:value-type="float">
            <text:p>156.392730712891</text:p>
          </table:table-cell>
          <table:table-cell table:number-columns-repeated="3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27.162368774414" calcext:value-type="float">
            <text:p>127.162368774414</text:p>
          </table:table-cell>
          <table:table-cell table:number-columns-repeated="3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275.343322753906" calcext:value-type="float">
            <text:p>275.343322753906</text:p>
          </table:table-cell>
          <table:table-cell table:number-columns-repeated="3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322.594085693359" calcext:value-type="float">
            <text:p>322.594085693359</text:p>
          </table:table-cell>
          <table:table-cell table:number-columns-repeated="3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283.693603515625" calcext:value-type="float">
            <text:p>283.693603515625</text:p>
          </table:table-cell>
          <table:table-cell table:number-columns-repeated="3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67.119934082031" calcext:value-type="float">
            <text:p>167.119934082031</text:p>
          </table:table-cell>
          <table:table-cell table:number-columns-repeated="3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244.65104675293" calcext:value-type="float">
            <text:p>244.65104675293</text:p>
          </table:table-cell>
          <table:table-cell table:number-columns-repeated="3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17.659057617188" calcext:value-type="float">
            <text:p>117.659057617188</text:p>
          </table:table-cell>
          <table:table-cell table:number-columns-repeated="3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320.9931640625" calcext:value-type="float">
            <text:p>320.9931640625</text:p>
          </table:table-cell>
          <table:table-cell table:number-columns-repeated="3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224.449920654297" calcext:value-type="float">
            <text:p>224.449920654297</text:p>
          </table:table-cell>
          <table:table-cell table:number-columns-repeated="3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050.88745117188" calcext:value-type="float">
            <text:p>1050.88745117188</text:p>
          </table:table-cell>
          <table:table-cell table:number-columns-repeated="3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360.354583740234" calcext:value-type="float">
            <text:p>360.354583740234</text:p>
          </table:table-cell>
          <table:table-cell table:number-columns-repeated="3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35.357727050781" calcext:value-type="float">
            <text:p>135.357727050781</text:p>
          </table:table-cell>
          <table:table-cell table:number-columns-repeated="3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56.893844604492" calcext:value-type="float">
            <text:p>156.893844604492</text:p>
          </table:table-cell>
          <table:table-cell table:number-columns-repeated="3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37.214797973633" calcext:value-type="float">
            <text:p>137.214797973633</text:p>
          </table:table-cell>
          <table:table-cell table:number-columns-repeated="3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262.861572265625" calcext:value-type="float">
            <text:p>262.861572265625</text:p>
          </table:table-cell>
          <table:table-cell table:number-columns-repeated="3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66.058319091797" calcext:value-type="float">
            <text:p>166.058319091797</text:p>
          </table:table-cell>
          <table:table-cell table:number-columns-repeated="3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011.52496337891" calcext:value-type="float">
            <text:p>1011.52496337891</text:p>
          </table:table-cell>
          <table:table-cell table:number-columns-repeated="3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350.194122314453" calcext:value-type="float">
            <text:p>350.194122314453</text:p>
          </table:table-cell>
          <table:table-cell table:number-columns-repeated="3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654.075378417969" calcext:value-type="float">
            <text:p>654.075378417969</text:p>
          </table:table-cell>
          <table:table-cell table:number-columns-repeated="3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36.929016113281" calcext:value-type="float">
            <text:p>136.929016113281</text:p>
          </table:table-cell>
          <table:table-cell table:number-columns-repeated="3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234.226486206055" calcext:value-type="float">
            <text:p>234.226486206055</text:p>
          </table:table-cell>
          <table:table-cell table:number-columns-repeated="3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841.899108886719" calcext:value-type="float">
            <text:p>841.899108886719</text:p>
          </table:table-cell>
          <table:table-cell table:number-columns-repeated="3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04.665191650391" calcext:value-type="float">
            <text:p>304.665191650391</text:p>
          </table:table-cell>
          <table:table-cell table:number-columns-repeated="3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264.327819824219" calcext:value-type="float">
            <text:p>264.327819824219</text:p>
          </table:table-cell>
          <table:table-cell table:number-columns-repeated="3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313.619934082031" calcext:value-type="float">
            <text:p>313.619934082031</text:p>
          </table:table-cell>
          <table:table-cell table:number-columns-repeated="3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273.001220703125" calcext:value-type="float">
            <text:p>273.001220703125</text:p>
          </table:table-cell>
          <table:table-cell table:number-columns-repeated="3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06.253517150879" calcext:value-type="float">
            <text:p>106.253517150879</text:p>
          </table:table-cell>
          <table:table-cell table:number-columns-repeated="3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56.693313598633" calcext:value-type="float">
            <text:p>156.693313598633</text:p>
          </table:table-cell>
          <table:table-cell table:number-columns-repeated="3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300.032562255859" calcext:value-type="float">
            <text:p>300.032562255859</text:p>
          </table:table-cell>
          <table:table-cell table:number-columns-repeated="3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284.974273681641" calcext:value-type="float">
            <text:p>284.974273681641</text:p>
          </table:table-cell>
          <table:table-cell table:number-columns-repeated="3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27.122314453125" calcext:value-type="float">
            <text:p>127.122314453125</text:p>
          </table:table-cell>
          <table:table-cell table:number-columns-repeated="3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26.440979003906" calcext:value-type="float">
            <text:p>126.440979003906</text:p>
          </table:table-cell>
          <table:table-cell table:number-columns-repeated="3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429.304504394531" calcext:value-type="float">
            <text:p>429.304504394531</text:p>
          </table:table-cell>
          <table:table-cell table:number-columns-repeated="3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66.061126708984" calcext:value-type="float">
            <text:p>166.061126708984</text:p>
          </table:table-cell>
          <table:table-cell table:number-columns-repeated="3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240.373580932617" calcext:value-type="float">
            <text:p>240.373580932617</text:p>
          </table:table-cell>
          <table:table-cell table:number-columns-repeated="3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405.001556396484" calcext:value-type="float">
            <text:p>405.001556396484</text:p>
          </table:table-cell>
          <table:table-cell table:number-columns-repeated="3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314.338745117188" calcext:value-type="float">
            <text:p>314.338745117188</text:p>
          </table:table-cell>
          <table:table-cell table:number-columns-repeated="3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399.34619140625" calcext:value-type="float">
            <text:p>399.34619140625</text:p>
          </table:table-cell>
          <table:table-cell table:number-columns-repeated="3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25.156372070313" calcext:value-type="float">
            <text:p>125.156372070313</text:p>
          </table:table-cell>
          <table:table-cell table:number-columns-repeated="3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67.031311035156" calcext:value-type="float">
            <text:p>167.031311035156</text:p>
          </table:table-cell>
          <table:table-cell table:number-columns-repeated="3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369.947784423828" calcext:value-type="float">
            <text:p>369.947784423828</text:p>
          </table:table-cell>
          <table:table-cell table:number-columns-repeated="3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207.284317016602" calcext:value-type="float">
            <text:p>207.284317016602</text:p>
          </table:table-cell>
          <table:table-cell table:number-columns-repeated="3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351.986053466797" calcext:value-type="float">
            <text:p>351.986053466797</text:p>
          </table:table-cell>
          <table:table-cell table:number-columns-repeated="3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214.511840820313" calcext:value-type="float">
            <text:p>214.511840820313</text:p>
          </table:table-cell>
          <table:table-cell table:number-columns-repeated="3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420.583618164063" calcext:value-type="float">
            <text:p>420.583618164063</text:p>
          </table:table-cell>
          <table:table-cell table:number-columns-repeated="3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762.420043945312" calcext:value-type="float">
            <text:p>762.420043945312</text:p>
          </table:table-cell>
          <table:table-cell table:number-columns-repeated="3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368.8017578125" calcext:value-type="float">
            <text:p>1368.8017578125</text:p>
          </table:table-cell>
          <table:table-cell table:number-columns-repeated="3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82.858261108398" calcext:value-type="float">
            <text:p>182.858261108398</text:p>
          </table:table-cell>
          <table:table-cell table:number-columns-repeated="3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17.631362915039" calcext:value-type="float">
            <text:p>117.631362915039</text:p>
          </table:table-cell>
          <table:table-cell table:number-columns-repeated="3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227.477172851562" calcext:value-type="float">
            <text:p>227.477172851562</text:p>
          </table:table-cell>
          <table:table-cell table:number-columns-repeated="3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349.736724853516" calcext:value-type="float">
            <text:p>349.736724853516</text:p>
          </table:table-cell>
          <table:table-cell table:number-columns-repeated="3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543.826293945313" calcext:value-type="float">
            <text:p>543.826293945313</text:p>
          </table:table-cell>
          <table:table-cell table:number-columns-repeated="3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450.655029296875" calcext:value-type="float">
            <text:p>450.655029296875</text:p>
          </table:table-cell>
          <table:table-cell table:number-columns-repeated="3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441.646179199219" calcext:value-type="float">
            <text:p>441.646179199219</text:p>
          </table:table-cell>
          <table:table-cell table:number-columns-repeated="3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56.025512695313" calcext:value-type="float">
            <text:p>156.025512695313</text:p>
          </table:table-cell>
          <table:table-cell table:number-columns-repeated="3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97.9146423339844" calcext:value-type="float">
            <text:p>97.9146423339844</text:p>
          </table:table-cell>
          <table:table-cell table:number-columns-repeated="3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06.014099121094" calcext:value-type="float">
            <text:p>106.014099121094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57.478942871094" calcext:value-type="float">
            <text:p>557.478942871094</text:p>
          </table:table-cell>
          <table:table-cell table:number-columns-repeated="3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95.158050537109" calcext:value-type="float">
            <text:p>195.158050537109</text:p>
          </table:table-cell>
          <table:table-cell table:number-columns-repeated="3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73.506118774414" calcext:value-type="float">
            <text:p>173.506118774414</text:p>
          </table:table-cell>
          <table:table-cell table:number-columns-repeated="3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385.421295166016" calcext:value-type="float">
            <text:p>385.421295166016</text:p>
          </table:table-cell>
          <table:table-cell table:number-columns-repeated="3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38.425506591797" calcext:value-type="float">
            <text:p>138.425506591797</text:p>
          </table:table-cell>
          <table:table-cell table:number-columns-repeated="3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373.075439453125" calcext:value-type="float">
            <text:p>373.075439453125</text:p>
          </table:table-cell>
          <table:table-cell table:number-columns-repeated="3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98.4893493652344" calcext:value-type="float">
            <text:p>98.4893493652344</text:p>
          </table:table-cell>
          <table:table-cell table:number-columns-repeated="3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45.267150878906" calcext:value-type="float">
            <text:p>145.267150878906</text:p>
          </table:table-cell>
          <table:table-cell table:number-columns-repeated="3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471.341918945313" calcext:value-type="float">
            <text:p>471.341918945313</text:p>
          </table:table-cell>
          <table:table-cell table:number-columns-repeated="3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98.1573867797852" calcext:value-type="float">
            <text:p>98.1573867797852</text:p>
          </table:table-cell>
          <table:table-cell table:number-columns-repeated="3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26.35279083252" calcext:value-type="float">
            <text:p>126.35279083252</text:p>
          </table:table-cell>
          <table:table-cell table:number-columns-repeated="3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86.187164306641" calcext:value-type="float">
            <text:p>186.187164306641</text:p>
          </table:table-cell>
          <table:table-cell table:number-columns-repeated="3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07.816955566406" calcext:value-type="float">
            <text:p>107.816955566406</text:p>
          </table:table-cell>
          <table:table-cell table:number-columns-repeated="3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211.519012451172" calcext:value-type="float">
            <text:p>211.519012451172</text:p>
          </table:table-cell>
          <table:table-cell table:number-columns-repeated="3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16.783149719238" calcext:value-type="float">
            <text:p>116.783149719238</text:p>
          </table:table-cell>
          <table:table-cell table:number-columns-repeated="3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203.549392700195" calcext:value-type="float">
            <text:p>203.549392700195</text:p>
          </table:table-cell>
          <table:table-cell table:number-columns-repeated="3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418.651824951172" calcext:value-type="float">
            <text:p>418.651824951172</text:p>
          </table:table-cell>
          <table:table-cell table:number-columns-repeated="3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36.619750976563" calcext:value-type="float">
            <text:p>136.619750976563</text:p>
          </table:table-cell>
          <table:table-cell table:number-columns-repeated="3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92.999069213867" calcext:value-type="float">
            <text:p>192.999069213867</text:p>
          </table:table-cell>
          <table:table-cell table:number-columns-repeated="3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98.2620620727539" calcext:value-type="float">
            <text:p>98.2620620727539</text:p>
          </table:table-cell>
          <table:table-cell table:number-columns-repeated="3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002.0810546875" calcext:value-type="float">
            <text:p>1002.0810546875</text:p>
          </table:table-cell>
          <table:table-cell table:number-columns-repeated="3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294.700286865234" calcext:value-type="float">
            <text:p>294.700286865234</text:p>
          </table:table-cell>
          <table:table-cell table:number-columns-repeated="3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13.590744018555" calcext:value-type="float">
            <text:p>113.590744018555</text:p>
          </table:table-cell>
          <table:table-cell table:number-columns-repeated="3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85.376846313477" calcext:value-type="float">
            <text:p>185.376846313477</text:p>
          </table:table-cell>
          <table:table-cell table:number-columns-repeated="3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341.016265869141" calcext:value-type="float">
            <text:p>341.016265869141</text:p>
          </table:table-cell>
          <table:table-cell table:number-columns-repeated="3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98.2225646972656" calcext:value-type="float">
            <text:p>98.2225646972656</text:p>
          </table:table-cell>
          <table:table-cell table:number-columns-repeated="3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06.927322387695" calcext:value-type="float">
            <text:p>106.927322387695</text:p>
          </table:table-cell>
          <table:table-cell table:number-columns-repeated="3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18.395088195801" calcext:value-type="float">
            <text:p>118.395088195801</text:p>
          </table:table-cell>
          <table:table-cell table:number-columns-repeated="3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274.943634033203" calcext:value-type="float">
            <text:p>274.943634033203</text:p>
          </table:table-cell>
          <table:table-cell table:number-columns-repeated="3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79.702499389648" calcext:value-type="float">
            <text:p>179.702499389648</text:p>
          </table:table-cell>
          <table:table-cell table:number-columns-repeated="3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85.883255004883" calcext:value-type="float">
            <text:p>185.883255004883</text:p>
          </table:table-cell>
          <table:table-cell table:number-columns-repeated="3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97.955001831055" calcext:value-type="float">
            <text:p>197.955001831055</text:p>
          </table:table-cell>
          <table:table-cell table:number-columns-repeated="3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411.543579101563" calcext:value-type="float">
            <text:p>411.543579101563</text:p>
          </table:table-cell>
          <table:table-cell table:number-columns-repeated="3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95.71614074707" calcext:value-type="float">
            <text:p>195.71614074707</text:p>
          </table:table-cell>
          <table:table-cell table:number-columns-repeated="3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331.373596191406" calcext:value-type="float">
            <text:p>331.373596191406</text:p>
          </table:table-cell>
          <table:table-cell table:number-columns-repeated="3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514.505249023437" calcext:value-type="float">
            <text:p>514.505249023437</text:p>
          </table:table-cell>
          <table:table-cell table:number-columns-repeated="3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17.299049377441" calcext:value-type="float">
            <text:p>117.299049377441</text:p>
          </table:table-cell>
          <table:table-cell table:number-columns-repeated="3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412.470825195313" calcext:value-type="float">
            <text:p>412.470825195313</text:p>
          </table:table-cell>
          <table:table-cell table:number-columns-repeated="3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391.372497558594" calcext:value-type="float">
            <text:p>391.372497558594</text:p>
          </table:table-cell>
          <table:table-cell table:number-columns-repeated="3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496.042877197266" calcext:value-type="float">
            <text:p>496.042877197266</text:p>
          </table:table-cell>
          <table:table-cell table:number-columns-repeated="3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98.4833831787109" calcext:value-type="float">
            <text:p>98.4833831787109</text:p>
          </table:table-cell>
          <table:table-cell table:number-columns-repeated="3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430.744232177734" calcext:value-type="float">
            <text:p>430.744232177734</text:p>
          </table:table-cell>
          <table:table-cell table:number-columns-repeated="3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832.295043945313" calcext:value-type="float">
            <text:p>832.295043945313</text:p>
          </table:table-cell>
          <table:table-cell table:number-columns-repeated="3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711.703552246094" calcext:value-type="float">
            <text:p>711.703552246094</text:p>
          </table:table-cell>
          <table:table-cell table:number-columns-repeated="3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263.741973876953" calcext:value-type="float">
            <text:p>263.741973876953</text:p>
          </table:table-cell>
          <table:table-cell table:number-columns-repeated="3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224.827667236328" calcext:value-type="float">
            <text:p>224.827667236328</text:p>
          </table:table-cell>
          <table:table-cell table:number-columns-repeated="3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33.712417602539" calcext:value-type="float">
            <text:p>133.712417602539</text:p>
          </table:table-cell>
          <table:table-cell table:number-columns-repeated="3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477.547058105469" calcext:value-type="float">
            <text:p>477.547058105469</text:p>
          </table:table-cell>
          <table:table-cell table:number-columns-repeated="3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43.239730834961" calcext:value-type="float">
            <text:p>143.239730834961</text:p>
          </table:table-cell>
          <table:table-cell table:number-columns-repeated="3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94.303131103516" calcext:value-type="float">
            <text:p>194.303131103516</text:p>
          </table:table-cell>
          <table:table-cell table:number-columns-repeated="3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334.796508789062" calcext:value-type="float">
            <text:p>334.796508789062</text:p>
          </table:table-cell>
          <table:table-cell table:number-columns-repeated="3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280.948364257812" calcext:value-type="float">
            <text:p>280.948364257812</text:p>
          </table:table-cell>
          <table:table-cell table:number-columns-repeated="3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381.499816894531" calcext:value-type="float">
            <text:p>381.499816894531</text:p>
          </table:table-cell>
          <table:table-cell table:number-columns-repeated="3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35.634658813477" calcext:value-type="float">
            <text:p>135.634658813477</text:p>
          </table:table-cell>
          <table:table-cell table:number-columns-repeated="3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312.51611328125" calcext:value-type="float">
            <text:p>312.51611328125</text:p>
          </table:table-cell>
          <table:table-cell table:number-columns-repeated="3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18.546104431152" calcext:value-type="float">
            <text:p>118.546104431152</text:p>
          </table:table-cell>
          <table:table-cell table:number-columns-repeated="3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226.084228515625" calcext:value-type="float">
            <text:p>226.084228515625</text:p>
          </table:table-cell>
          <table:table-cell table:number-columns-repeated="3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293.16943359375" calcext:value-type="float">
            <text:p>293.16943359375</text:p>
          </table:table-cell>
          <table:table-cell table:number-columns-repeated="3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854.127014160156" calcext:value-type="float">
            <text:p>854.127014160156</text:p>
          </table:table-cell>
          <table:table-cell table:number-columns-repeated="3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722.125854492188" calcext:value-type="float">
            <text:p>722.125854492188</text:p>
          </table:table-cell>
          <table:table-cell table:number-columns-repeated="3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371.452484130859" calcext:value-type="float">
            <text:p>371.452484130859</text:p>
          </table:table-cell>
          <table:table-cell table:number-columns-repeated="3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963.96240234375" calcext:value-type="float">
            <text:p>963.96240234375</text:p>
          </table:table-cell>
          <table:table-cell table:number-columns-repeated="3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499.179168701172" calcext:value-type="float">
            <text:p>499.179168701172</text:p>
          </table:table-cell>
          <table:table-cell table:number-columns-repeated="3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340.90576171875" calcext:value-type="float">
            <text:p>340.90576171875</text:p>
          </table:table-cell>
          <table:table-cell table:number-columns-repeated="3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731.18212890625" calcext:value-type="float">
            <text:p>731.18212890625</text:p>
          </table:table-cell>
          <table:table-cell table:number-columns-repeated="3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66.466400146484" calcext:value-type="float">
            <text:p>166.466400146484</text:p>
          </table:table-cell>
          <table:table-cell table:number-columns-repeated="3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293.628662109375" calcext:value-type="float">
            <text:p>293.628662109375</text:p>
          </table:table-cell>
          <table:table-cell table:number-columns-repeated="3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555.591735839844" calcext:value-type="float">
            <text:p>555.591735839844</text:p>
          </table:table-cell>
          <table:table-cell table:number-columns-repeated="3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886.999267578125" calcext:value-type="float">
            <text:p>886.999267578125</text:p>
          </table:table-cell>
          <table:table-cell table:number-columns-repeated="3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409.858612060547" calcext:value-type="float">
            <text:p>409.858612060547</text:p>
          </table:table-cell>
          <table:table-cell table:number-columns-repeated="3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290.231170654297" calcext:value-type="float">
            <text:p>290.231170654297</text:p>
          </table:table-cell>
          <table:table-cell table:number-columns-repeated="3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524.602111816406" calcext:value-type="float">
            <text:p>524.602111816406</text:p>
          </table:table-cell>
          <table:table-cell table:number-columns-repeated="3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18.141098022461" calcext:value-type="float">
            <text:p>118.141098022461</text:p>
          </table:table-cell>
          <table:table-cell table:number-columns-repeated="3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56.520278930664" calcext:value-type="float">
            <text:p>156.520278930664</text:p>
          </table:table-cell>
          <table:table-cell table:number-columns-repeated="3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292.863861083984" calcext:value-type="float">
            <text:p>292.863861083984</text:p>
          </table:table-cell>
          <table:table-cell table:number-columns-repeated="3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74.389709472656" calcext:value-type="float">
            <text:p>174.389709472656</text:p>
          </table:table-cell>
          <table:table-cell table:number-columns-repeated="3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697.635986328125" calcext:value-type="float">
            <text:p>697.635986328125</text:p>
          </table:table-cell>
          <table:table-cell table:number-columns-repeated="3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254.968231201172" calcext:value-type="float">
            <text:p>254.968231201172</text:p>
          </table:table-cell>
          <table:table-cell table:number-columns-repeated="3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731.514587402344" calcext:value-type="float">
            <text:p>731.514587402344</text:p>
          </table:table-cell>
          <table:table-cell table:number-columns-repeated="3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321.085754394531" calcext:value-type="float">
            <text:p>321.085754394531</text:p>
          </table:table-cell>
          <table:table-cell table:number-columns-repeated="3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508.556732177734" calcext:value-type="float">
            <text:p>508.556732177734</text:p>
          </table:table-cell>
          <table:table-cell table:number-columns-repeated="3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447.116760253906" calcext:value-type="float">
            <text:p>447.116760253906</text:p>
          </table:table-cell>
          <table:table-cell table:number-columns-repeated="3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275.40771484375" calcext:value-type="float">
            <text:p>275.40771484375</text:p>
          </table:table-cell>
          <table:table-cell table:number-columns-repeated="3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779.707580566406" calcext:value-type="float">
            <text:p>779.707580566406</text:p>
          </table:table-cell>
          <table:table-cell table:number-columns-repeated="3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464.753051757813" calcext:value-type="float">
            <text:p>464.753051757813</text:p>
          </table:table-cell>
          <table:table-cell table:number-columns-repeated="3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720.110412597656" calcext:value-type="float">
            <text:p>720.110412597656</text:p>
          </table:table-cell>
          <table:table-cell table:number-columns-repeated="3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294.936309814453" calcext:value-type="float">
            <text:p>294.936309814453</text:p>
          </table:table-cell>
          <table:table-cell table:number-columns-repeated="3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611.750793457031" calcext:value-type="float">
            <text:p>611.750793457031</text:p>
          </table:table-cell>
          <table:table-cell table:number-columns-repeated="3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331.368194580078" calcext:value-type="float">
            <text:p>331.368194580078</text:p>
          </table:table-cell>
          <table:table-cell table:number-columns-repeated="3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390.346984863281" calcext:value-type="float">
            <text:p>390.346984863281</text:p>
          </table:table-cell>
          <table:table-cell table:number-columns-repeated="3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303.837097167969" calcext:value-type="float">
            <text:p>303.837097167969</text:p>
          </table:table-cell>
          <table:table-cell table:number-columns-repeated="3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421.833953857422" calcext:value-type="float">
            <text:p>421.833953857422</text:p>
          </table:table-cell>
          <table:table-cell table:number-columns-repeated="3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302.342498779297" calcext:value-type="float">
            <text:p>302.342498779297</text:p>
          </table:table-cell>
          <table:table-cell table:number-columns-repeated="3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27.356063842773" calcext:value-type="float">
            <text:p>127.356063842773</text:p>
          </table:table-cell>
          <table:table-cell table:number-columns-repeated="3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632.644897460937" calcext:value-type="float">
            <text:p>632.644897460937</text:p>
          </table:table-cell>
          <table:table-cell table:number-columns-repeated="3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438.421722412109" calcext:value-type="float">
            <text:p>438.421722412109</text:p>
          </table:table-cell>
          <table:table-cell table:number-columns-repeated="3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517.199401855469" calcext:value-type="float">
            <text:p>517.199401855469</text:p>
          </table:table-cell>
          <table:table-cell table:number-columns-repeated="3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280.149963378906" calcext:value-type="float">
            <text:p>280.149963378906</text:p>
          </table:table-cell>
          <table:table-cell table:number-columns-repeated="3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18.200859069824" calcext:value-type="float">
            <text:p>118.200859069824</text:p>
          </table:table-cell>
          <table:table-cell table:number-columns-repeated="3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244.077575683594" calcext:value-type="float">
            <text:p>244.077575683594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71.180053710938" calcext:value-type="float">
            <text:p>871.180053710938</text:p>
          </table:table-cell>
          <table:table-cell table:number-columns-repeated="3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48.007110595703" calcext:value-type="float">
            <text:p>148.007110595703</text:p>
          </table:table-cell>
          <table:table-cell table:number-columns-repeated="3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431.562072753906" calcext:value-type="float">
            <text:p>431.562072753906</text:p>
          </table:table-cell>
          <table:table-cell table:number-columns-repeated="3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293.917022705078" calcext:value-type="float">
            <text:p>293.917022705078</text:p>
          </table:table-cell>
          <table:table-cell table:number-columns-repeated="3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205.281219482422" calcext:value-type="float">
            <text:p>205.281219482422</text:p>
          </table:table-cell>
          <table:table-cell table:number-columns-repeated="3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314.976531982422" calcext:value-type="float">
            <text:p>314.976531982422</text:p>
          </table:table-cell>
          <table:table-cell table:number-columns-repeated="3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26.401268005371" calcext:value-type="float">
            <text:p>126.401268005371</text:p>
          </table:table-cell>
          <table:table-cell table:number-columns-repeated="3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573.19384765625" calcext:value-type="float">
            <text:p>573.19384765625</text:p>
          </table:table-cell>
          <table:table-cell table:number-columns-repeated="3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540.159057617188" calcext:value-type="float">
            <text:p>540.159057617188</text:p>
          </table:table-cell>
          <table:table-cell table:number-columns-repeated="3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352.11328125" calcext:value-type="float">
            <text:p>352.11328125</text:p>
          </table:table-cell>
          <table:table-cell table:number-columns-repeated="3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445.178314208984" calcext:value-type="float">
            <text:p>445.178314208984</text:p>
          </table:table-cell>
          <table:table-cell table:number-columns-repeated="3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222.273284912109" calcext:value-type="float">
            <text:p>222.273284912109</text:p>
          </table:table-cell>
          <table:table-cell table:number-columns-repeated="3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536.772827148438" calcext:value-type="float">
            <text:p>536.772827148438</text:p>
          </table:table-cell>
          <table:table-cell table:number-columns-repeated="3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94.899719238281" calcext:value-type="float">
            <text:p>194.899719238281</text:p>
          </table:table-cell>
          <table:table-cell table:number-columns-repeated="3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263.346740722656" calcext:value-type="float">
            <text:p>263.346740722656</text:p>
          </table:table-cell>
          <table:table-cell table:number-columns-repeated="3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331.985382080078" calcext:value-type="float">
            <text:p>331.985382080078</text:p>
          </table:table-cell>
          <table:table-cell table:number-columns-repeated="3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57.469833374023" calcext:value-type="float">
            <text:p>157.469833374023</text:p>
          </table:table-cell>
          <table:table-cell table:number-columns-repeated="3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231.079238891602" calcext:value-type="float">
            <text:p>231.079238891602</text:p>
          </table:table-cell>
          <table:table-cell table:number-columns-repeated="3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419.673767089844" calcext:value-type="float">
            <text:p>419.673767089844</text:p>
          </table:table-cell>
          <table:table-cell table:number-columns-repeated="3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86.149124145508" calcext:value-type="float">
            <text:p>186.149124145508</text:p>
          </table:table-cell>
          <table:table-cell table:number-columns-repeated="3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33.800079345703" calcext:value-type="float">
            <text:p>133.800079345703</text:p>
          </table:table-cell>
          <table:table-cell table:number-columns-repeated="3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253.573303222656" calcext:value-type="float">
            <text:p>253.573303222656</text:p>
          </table:table-cell>
          <table:table-cell table:number-columns-repeated="3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341.145812988281" calcext:value-type="float">
            <text:p>341.145812988281</text:p>
          </table:table-cell>
          <table:table-cell table:number-columns-repeated="3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280.354522705078" calcext:value-type="float">
            <text:p>280.354522705078</text:p>
          </table:table-cell>
          <table:table-cell table:number-columns-repeated="3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449.978515625" calcext:value-type="float">
            <text:p>449.978515625</text:p>
          </table:table-cell>
          <table:table-cell table:number-columns-repeated="3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779.371215820312" calcext:value-type="float">
            <text:p>779.371215820312</text:p>
          </table:table-cell>
          <table:table-cell table:number-columns-repeated="3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371.854949951172" calcext:value-type="float">
            <text:p>371.854949951172</text:p>
          </table:table-cell>
          <table:table-cell table:number-columns-repeated="3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057.03991699219" calcext:value-type="float">
            <text:p>1057.03991699219</text:p>
          </table:table-cell>
          <table:table-cell table:number-columns-repeated="3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232.540771484375" calcext:value-type="float">
            <text:p>232.540771484375</text:p>
          </table:table-cell>
          <table:table-cell table:number-columns-repeated="3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388.706298828125" calcext:value-type="float">
            <text:p>388.706298828125</text:p>
          </table:table-cell>
          <table:table-cell table:number-columns-repeated="3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103.92907714844" calcext:value-type="float">
            <text:p>1103.92907714844</text:p>
          </table:table-cell>
          <table:table-cell table:number-columns-repeated="3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911.160583496094" calcext:value-type="float">
            <text:p>911.160583496094</text:p>
          </table:table-cell>
          <table:table-cell table:number-columns-repeated="3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35.196228027344" calcext:value-type="float">
            <text:p>135.196228027344</text:p>
          </table:table-cell>
          <table:table-cell table:number-columns-repeated="3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516.48486328125" calcext:value-type="float">
            <text:p>516.48486328125</text:p>
          </table:table-cell>
          <table:table-cell table:number-columns-repeated="3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562.74755859375" calcext:value-type="float">
            <text:p>562.74755859375</text:p>
          </table:table-cell>
          <table:table-cell table:number-columns-repeated="3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761.085632324219" calcext:value-type="float">
            <text:p>761.085632324219</text:p>
          </table:table-cell>
          <table:table-cell table:number-columns-repeated="3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57.323318481445" calcext:value-type="float">
            <text:p>157.323318481445</text:p>
          </table:table-cell>
          <table:table-cell table:number-columns-repeated="3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38.10009765625" calcext:value-type="float">
            <text:p>138.10009765625</text:p>
          </table:table-cell>
          <table:table-cell table:number-columns-repeated="3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437.497039794922" calcext:value-type="float">
            <text:p>437.497039794922</text:p>
          </table:table-cell>
          <table:table-cell table:number-columns-repeated="3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552.444396972656" calcext:value-type="float">
            <text:p>552.444396972656</text:p>
          </table:table-cell>
          <table:table-cell table:number-columns-repeated="3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224.153228759766" calcext:value-type="float">
            <text:p>224.153228759766</text:p>
          </table:table-cell>
          <table:table-cell table:number-columns-repeated="3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810.009399414063" calcext:value-type="float">
            <text:p>810.009399414063</text:p>
          </table:table-cell>
          <table:table-cell table:number-columns-repeated="3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214.63444519043" calcext:value-type="float">
            <text:p>214.63444519043</text:p>
          </table:table-cell>
          <table:table-cell table:number-columns-repeated="3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2001.07006835937" calcext:value-type="float">
            <text:p>2001.07006835937</text:p>
          </table:table-cell>
          <table:table-cell table:number-columns-repeated="3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600.709350585938" calcext:value-type="float">
            <text:p>600.709350585938</text:p>
          </table:table-cell>
          <table:table-cell table:number-columns-repeated="3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226.538711547852" calcext:value-type="float">
            <text:p>226.538711547852</text:p>
          </table:table-cell>
          <table:table-cell table:number-columns-repeated="3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242.74755859375" calcext:value-type="float">
            <text:p>242.74755859375</text:p>
          </table:table-cell>
          <table:table-cell table:number-columns-repeated="3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211.968200683594" calcext:value-type="float">
            <text:p>211.968200683594</text:p>
          </table:table-cell>
          <table:table-cell table:number-columns-repeated="3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866.349365234375" calcext:value-type="float">
            <text:p>866.349365234375</text:p>
          </table:table-cell>
          <table:table-cell table:number-columns-repeated="3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655.703796386719" calcext:value-type="float">
            <text:p>655.703796386719</text:p>
          </table:table-cell>
          <table:table-cell table:number-columns-repeated="3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87.469543457031" calcext:value-type="float">
            <text:p>387.469543457031</text:p>
          </table:table-cell>
          <table:table-cell table:number-columns-repeated="3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567.212890625" calcext:value-type="float">
            <text:p>567.212890625</text:p>
          </table:table-cell>
          <table:table-cell table:number-columns-repeated="3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426.137176513672" calcext:value-type="float">
            <text:p>426.137176513672</text:p>
          </table:table-cell>
          <table:table-cell table:number-columns-repeated="3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391.313629150391" calcext:value-type="float">
            <text:p>391.313629150391</text:p>
          </table:table-cell>
          <table:table-cell table:number-columns-repeated="3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409.983764648438" calcext:value-type="float">
            <text:p>409.983764648438</text:p>
          </table:table-cell>
          <table:table-cell table:number-columns-repeated="3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409.642333984375" calcext:value-type="float">
            <text:p>409.642333984375</text:p>
          </table:table-cell>
          <table:table-cell table:number-columns-repeated="3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94.490234375" calcext:value-type="float">
            <text:p>194.490234375</text:p>
          </table:table-cell>
          <table:table-cell table:number-columns-repeated="3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581.819580078125" calcext:value-type="float">
            <text:p>581.819580078125</text:p>
          </table:table-cell>
          <table:table-cell table:number-columns-repeated="3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370.284820556641" calcext:value-type="float">
            <text:p>370.284820556641</text:p>
          </table:table-cell>
          <table:table-cell table:number-columns-repeated="3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464.421905517578" calcext:value-type="float">
            <text:p>464.421905517578</text:p>
          </table:table-cell>
          <table:table-cell table:number-columns-repeated="3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362.640502929687" calcext:value-type="float">
            <text:p>362.640502929687</text:p>
          </table:table-cell>
          <table:table-cell table:number-columns-repeated="3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527.213806152344" calcext:value-type="float">
            <text:p>527.213806152344</text:p>
          </table:table-cell>
          <table:table-cell table:number-columns-repeated="3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254.788604736328" calcext:value-type="float">
            <text:p>254.788604736328</text:p>
          </table:table-cell>
          <table:table-cell table:number-columns-repeated="3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347.708435058594" calcext:value-type="float">
            <text:p>347.708435058594</text:p>
          </table:table-cell>
          <table:table-cell table:number-columns-repeated="3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405.500671386719" calcext:value-type="float">
            <text:p>405.500671386719</text:p>
          </table:table-cell>
          <table:table-cell table:number-columns-repeated="3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45.007202148438" calcext:value-type="float">
            <text:p>145.007202148438</text:p>
          </table:table-cell>
          <table:table-cell table:number-columns-repeated="3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27.86400604248" calcext:value-type="float">
            <text:p>127.86400604248</text:p>
          </table:table-cell>
          <table:table-cell table:number-columns-repeated="3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15.806327819824" calcext:value-type="float">
            <text:p>115.806327819824</text:p>
          </table:table-cell>
          <table:table-cell table:number-columns-repeated="3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243.29753112793" calcext:value-type="float">
            <text:p>243.29753112793</text:p>
          </table:table-cell>
          <table:table-cell table:number-columns-repeated="3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301.745513916016" calcext:value-type="float">
            <text:p>301.745513916016</text:p>
          </table:table-cell>
          <table:table-cell table:number-columns-repeated="3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480.310577392578" calcext:value-type="float">
            <text:p>480.310577392578</text:p>
          </table:table-cell>
          <table:table-cell table:number-columns-repeated="3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224.254104614258" calcext:value-type="float">
            <text:p>224.254104614258</text:p>
          </table:table-cell>
          <table:table-cell table:number-columns-repeated="3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778.621398925781" calcext:value-type="float">
            <text:p>778.621398925781</text:p>
          </table:table-cell>
          <table:table-cell table:number-columns-repeated="3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242.004272460938" calcext:value-type="float">
            <text:p>242.004272460938</text:p>
          </table:table-cell>
          <table:table-cell table:number-columns-repeated="3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274.078643798828" calcext:value-type="float">
            <text:p>274.078643798828</text:p>
          </table:table-cell>
          <table:table-cell table:number-columns-repeated="3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387.716491699219" calcext:value-type="float">
            <text:p>387.716491699219</text:p>
          </table:table-cell>
          <table:table-cell table:number-columns-repeated="3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476.070251464844" calcext:value-type="float">
            <text:p>476.070251464844</text:p>
          </table:table-cell>
          <table:table-cell table:number-columns-repeated="3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291.231231689453" calcext:value-type="float">
            <text:p>291.231231689453</text:p>
          </table:table-cell>
          <table:table-cell table:number-columns-repeated="3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242.700408935547" calcext:value-type="float">
            <text:p>242.700408935547</text:p>
          </table:table-cell>
          <table:table-cell table:number-columns-repeated="3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17.803535461426" calcext:value-type="float">
            <text:p>117.803535461426</text:p>
          </table:table-cell>
          <table:table-cell table:number-columns-repeated="3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15.805694580078" calcext:value-type="float">
            <text:p>115.805694580078</text:p>
          </table:table-cell>
          <table:table-cell table:number-columns-repeated="3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243.280715942383" calcext:value-type="float">
            <text:p>243.280715942383</text:p>
          </table:table-cell>
          <table:table-cell table:number-columns-repeated="3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17.617370605469" calcext:value-type="float">
            <text:p>117.617370605469</text:p>
          </table:table-cell>
          <table:table-cell table:number-columns-repeated="3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314.217895507812" calcext:value-type="float">
            <text:p>314.217895507812</text:p>
          </table:table-cell>
          <table:table-cell table:number-columns-repeated="3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303.106750488281" calcext:value-type="float">
            <text:p>303.106750488281</text:p>
          </table:table-cell>
          <table:table-cell table:number-columns-repeated="3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463.678649902344" calcext:value-type="float">
            <text:p>463.678649902344</text:p>
          </table:table-cell>
          <table:table-cell table:number-columns-repeated="3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388.103881835938" calcext:value-type="float">
            <text:p>388.103881835938</text:p>
          </table:table-cell>
          <table:table-cell table:number-columns-repeated="3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291.369781494141" calcext:value-type="float">
            <text:p>291.369781494141</text:p>
          </table:table-cell>
          <table:table-cell table:number-columns-repeated="3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245.582443237305" calcext:value-type="float">
            <text:p>245.582443237305</text:p>
          </table:table-cell>
          <table:table-cell table:number-columns-repeated="3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17.004409790039" calcext:value-type="float">
            <text:p>117.004409790039</text:p>
          </table:table-cell>
          <table:table-cell table:number-columns-repeated="3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262.367340087891" calcext:value-type="float">
            <text:p>262.367340087891</text:p>
          </table:table-cell>
          <table:table-cell table:number-columns-repeated="3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98.0675964355469" calcext:value-type="float">
            <text:p>98.0675964355469</text:p>
          </table:table-cell>
          <table:table-cell table:number-columns-repeated="3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18.083450317383" calcext:value-type="float">
            <text:p>118.083450317383</text:p>
          </table:table-cell>
          <table:table-cell table:number-columns-repeated="3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290.715576171875" calcext:value-type="float">
            <text:p>290.715576171875</text:p>
          </table:table-cell>
          <table:table-cell table:number-columns-repeated="3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27.457366943359" calcext:value-type="float">
            <text:p>127.457366943359</text:p>
          </table:table-cell>
          <table:table-cell table:number-columns-repeated="3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76.719589233398" calcext:value-type="float">
            <text:p>176.719589233398</text:p>
          </table:table-cell>
          <table:table-cell table:number-columns-repeated="3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451.366333007813" calcext:value-type="float">
            <text:p>451.366333007813</text:p>
          </table:table-cell>
          <table:table-cell table:number-columns-repeated="3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333.080352783203" calcext:value-type="float">
            <text:p>333.080352783203</text:p>
          </table:table-cell>
          <table:table-cell table:number-columns-repeated="3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225.477355957031" calcext:value-type="float">
            <text:p>225.477355957031</text:p>
          </table:table-cell>
          <table:table-cell table:number-columns-repeated="3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442.918975830078" calcext:value-type="float">
            <text:p>442.918975830078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17.077087402344" calcext:value-type="float">
            <text:p>417.077087402344</text:p>
          </table:table-cell>
          <table:table-cell table:number-columns-repeated="3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612.973083496094" calcext:value-type="float">
            <text:p>612.973083496094</text:p>
          </table:table-cell>
          <table:table-cell table:number-columns-repeated="3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98.3964462280273" calcext:value-type="float">
            <text:p>98.3964462280273</text:p>
          </table:table-cell>
          <table:table-cell table:number-columns-repeated="3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66.479507446289" calcext:value-type="float">
            <text:p>166.479507446289</text:p>
          </table:table-cell>
          <table:table-cell table:number-columns-repeated="3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76.765274047852" calcext:value-type="float">
            <text:p>176.765274047852</text:p>
          </table:table-cell>
          <table:table-cell table:number-columns-repeated="3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122.09582519531" calcext:value-type="float">
            <text:p>1122.09582519531</text:p>
          </table:table-cell>
          <table:table-cell table:number-columns-repeated="3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440.710601806641" calcext:value-type="float">
            <text:p>440.710601806641</text:p>
          </table:table-cell>
          <table:table-cell table:number-columns-repeated="3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17.935623168945" calcext:value-type="float">
            <text:p>117.935623168945</text:p>
          </table:table-cell>
          <table:table-cell table:number-columns-repeated="3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54.718841552734" calcext:value-type="float">
            <text:p>154.718841552734</text:p>
          </table:table-cell>
          <table:table-cell table:number-columns-repeated="3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291.838500976562" calcext:value-type="float">
            <text:p>291.838500976562</text:p>
          </table:table-cell>
          <table:table-cell table:number-columns-repeated="3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224.35173034668" calcext:value-type="float">
            <text:p>224.35173034668</text:p>
          </table:table-cell>
          <table:table-cell table:number-columns-repeated="3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87.2401504516602" calcext:value-type="float">
            <text:p>87.2401504516602</text:p>
          </table:table-cell>
          <table:table-cell table:number-columns-repeated="3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234.406036376953" calcext:value-type="float">
            <text:p>234.406036376953</text:p>
          </table:table-cell>
          <table:table-cell table:number-columns-repeated="3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383.032623291016" calcext:value-type="float">
            <text:p>383.032623291016</text:p>
          </table:table-cell>
          <table:table-cell table:number-columns-repeated="3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27.082565307617" calcext:value-type="float">
            <text:p>127.082565307617</text:p>
          </table:table-cell>
          <table:table-cell table:number-columns-repeated="3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312.225158691406" calcext:value-type="float">
            <text:p>312.225158691406</text:p>
          </table:table-cell>
          <table:table-cell table:number-columns-repeated="3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472.157806396484" calcext:value-type="float">
            <text:p>472.157806396484</text:p>
          </table:table-cell>
          <table:table-cell table:number-columns-repeated="3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206.239486694336" calcext:value-type="float">
            <text:p>206.239486694336</text:p>
          </table:table-cell>
          <table:table-cell table:number-columns-repeated="3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616.502685546875" calcext:value-type="float">
            <text:p>616.502685546875</text:p>
          </table:table-cell>
          <table:table-cell table:number-columns-repeated="3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87.246688842773" calcext:value-type="float">
            <text:p>187.246688842773</text:p>
          </table:table-cell>
          <table:table-cell table:number-columns-repeated="3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322.695281982422" calcext:value-type="float">
            <text:p>322.695281982422</text:p>
          </table:table-cell>
          <table:table-cell table:number-columns-repeated="3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223.45133972168" calcext:value-type="float">
            <text:p>223.45133972168</text:p>
          </table:table-cell>
          <table:table-cell table:number-columns-repeated="3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18.155670166016" calcext:value-type="float">
            <text:p>118.155670166016</text:p>
          </table:table-cell>
          <table:table-cell table:number-columns-repeated="3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75.837982177734" calcext:value-type="float">
            <text:p>175.837982177734</text:p>
          </table:table-cell>
          <table:table-cell table:number-columns-repeated="3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603.82470703125" calcext:value-type="float">
            <text:p>603.82470703125</text:p>
          </table:table-cell>
          <table:table-cell table:number-columns-repeated="3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539.890686035156" calcext:value-type="float">
            <text:p>539.890686035156</text:p>
          </table:table-cell>
          <table:table-cell table:number-columns-repeated="3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168.99426269531" calcext:value-type="float">
            <text:p>1168.99426269531</text:p>
          </table:table-cell>
          <table:table-cell table:number-columns-repeated="3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310.795776367187" calcext:value-type="float">
            <text:p>310.795776367187</text:p>
          </table:table-cell>
          <table:table-cell table:number-columns-repeated="3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437.371917724609" calcext:value-type="float">
            <text:p>437.371917724609</text:p>
          </table:table-cell>
          <table:table-cell table:number-columns-repeated="3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333.222900390625" calcext:value-type="float">
            <text:p>333.222900390625</text:p>
          </table:table-cell>
          <table:table-cell table:number-columns-repeated="3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968.640258789062" calcext:value-type="float">
            <text:p>968.640258789062</text:p>
          </table:table-cell>
          <table:table-cell table:number-columns-repeated="3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95.118560791016" calcext:value-type="float">
            <text:p>195.118560791016</text:p>
          </table:table-cell>
          <table:table-cell table:number-columns-repeated="3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87.6695861816406" calcext:value-type="float">
            <text:p>87.6695861816406</text:p>
          </table:table-cell>
          <table:table-cell table:number-columns-repeated="3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440.788024902344" calcext:value-type="float">
            <text:p>440.788024902344</text:p>
          </table:table-cell>
          <table:table-cell table:number-columns-repeated="3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627.519409179688" calcext:value-type="float">
            <text:p>627.519409179688</text:p>
          </table:table-cell>
          <table:table-cell table:number-columns-repeated="3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736.757385253906" calcext:value-type="float">
            <text:p>736.757385253906</text:p>
          </table:table-cell>
          <table:table-cell table:number-columns-repeated="3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78.3909912109375" calcext:value-type="float">
            <text:p>78.3909912109375</text:p>
          </table:table-cell>
          <table:table-cell table:number-columns-repeated="3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95.890274047852" calcext:value-type="float">
            <text:p>195.890274047852</text:p>
          </table:table-cell>
          <table:table-cell table:number-columns-repeated="3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177.37719726563" calcext:value-type="float">
            <text:p>1177.37719726563</text:p>
          </table:table-cell>
          <table:table-cell table:number-columns-repeated="3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254.859130859375" calcext:value-type="float">
            <text:p>254.859130859375</text:p>
          </table:table-cell>
          <table:table-cell table:number-columns-repeated="3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33.939971923828" calcext:value-type="float">
            <text:p>133.939971923828</text:p>
          </table:table-cell>
          <table:table-cell table:number-columns-repeated="3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557.745910644531" calcext:value-type="float">
            <text:p>557.745910644531</text:p>
          </table:table-cell>
          <table:table-cell table:number-columns-repeated="3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389.483428955078" calcext:value-type="float">
            <text:p>389.483428955078</text:p>
          </table:table-cell>
          <table:table-cell table:number-columns-repeated="3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176.27311706543" calcext:value-type="float">
            <text:p>176.27311706543</text:p>
          </table:table-cell>
          <table:table-cell table:number-columns-repeated="3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26.063140869141" calcext:value-type="float">
            <text:p>126.063140869141</text:p>
          </table:table-cell>
          <table:table-cell table:number-columns-repeated="3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273.621185302734" calcext:value-type="float">
            <text:p>273.621185302734</text:p>
          </table:table-cell>
          <table:table-cell table:number-columns-repeated="3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17.729827880859" calcext:value-type="float">
            <text:p>117.729827880859</text:p>
          </table:table-cell>
          <table:table-cell table:number-columns-repeated="3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474.357086181641" calcext:value-type="float">
            <text:p>474.357086181641</text:p>
          </table:table-cell>
          <table:table-cell table:number-columns-repeated="3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527.762939453125" calcext:value-type="float">
            <text:p>527.762939453125</text:p>
          </table:table-cell>
          <table:table-cell table:number-columns-repeated="3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66.342834472656" calcext:value-type="float">
            <text:p>166.342834472656</text:p>
          </table:table-cell>
          <table:table-cell table:number-columns-repeated="3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518.334716796875" calcext:value-type="float">
            <text:p>518.334716796875</text:p>
          </table:table-cell>
          <table:table-cell table:number-columns-repeated="3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65.397903442383" calcext:value-type="float">
            <text:p>165.397903442383</text:p>
          </table:table-cell>
          <table:table-cell table:number-columns-repeated="3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18.226531982422" calcext:value-type="float">
            <text:p>118.226531982422</text:p>
          </table:table-cell>
          <table:table-cell table:number-columns-repeated="3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332.477661132812" calcext:value-type="float">
            <text:p>332.477661132812</text:p>
          </table:table-cell>
          <table:table-cell table:number-columns-repeated="3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402.364562988281" calcext:value-type="float">
            <text:p>402.364562988281</text:p>
          </table:table-cell>
          <table:table-cell table:number-columns-repeated="3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693.694885253906" calcext:value-type="float">
            <text:p>693.694885253906</text:p>
          </table:table-cell>
          <table:table-cell table:number-columns-repeated="3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274.323455810547" calcext:value-type="float">
            <text:p>274.323455810547</text:p>
          </table:table-cell>
          <table:table-cell table:number-columns-repeated="3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344.218170166016" calcext:value-type="float">
            <text:p>344.218170166016</text:p>
          </table:table-cell>
          <table:table-cell table:number-columns-repeated="3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401.791198730469" calcext:value-type="float">
            <text:p>401.791198730469</text:p>
          </table:table-cell>
          <table:table-cell table:number-columns-repeated="3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079.23107910156" calcext:value-type="float">
            <text:p>1079.23107910156</text:p>
          </table:table-cell>
          <table:table-cell table:number-columns-repeated="3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65.717987060547" calcext:value-type="float">
            <text:p>165.717987060547</text:p>
          </table:table-cell>
          <table:table-cell table:number-columns-repeated="3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206.713302612305" calcext:value-type="float">
            <text:p>206.713302612305</text:p>
          </table:table-cell>
          <table:table-cell table:number-columns-repeated="3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26.789642333984" calcext:value-type="float">
            <text:p>126.789642333984</text:p>
          </table:table-cell>
          <table:table-cell table:number-columns-repeated="3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204.452285766602" calcext:value-type="float">
            <text:p>204.452285766602</text:p>
          </table:table-cell>
          <table:table-cell table:number-columns-repeated="3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546.063537597656" calcext:value-type="float">
            <text:p>546.063537597656</text:p>
          </table:table-cell>
          <table:table-cell table:number-columns-repeated="3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506.305816650391" calcext:value-type="float">
            <text:p>506.305816650391</text:p>
          </table:table-cell>
          <table:table-cell table:number-columns-repeated="3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43.986663818359" calcext:value-type="float">
            <text:p>143.986663818359</text:p>
          </table:table-cell>
          <table:table-cell table:number-columns-repeated="3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06.650192260742" calcext:value-type="float">
            <text:p>106.650192260742</text:p>
          </table:table-cell>
          <table:table-cell table:number-columns-repeated="3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419.740478515625" calcext:value-type="float">
            <text:p>419.740478515625</text:p>
          </table:table-cell>
          <table:table-cell table:number-columns-repeated="3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92.720016479492" calcext:value-type="float">
            <text:p>192.720016479492</text:p>
          </table:table-cell>
          <table:table-cell table:number-columns-repeated="3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67.1991195678711" calcext:value-type="float">
            <text:p>67.1991195678711</text:p>
          </table:table-cell>
          <table:table-cell table:number-columns-repeated="3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213.872695922852" calcext:value-type="float">
            <text:p>213.872695922852</text:p>
          </table:table-cell>
          <table:table-cell table:number-columns-repeated="3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576.139953613281" calcext:value-type="float">
            <text:p>576.139953613281</text:p>
          </table:table-cell>
          <table:table-cell table:number-columns-repeated="3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237.11682128906" calcext:value-type="float">
            <text:p>1237.11682128906</text:p>
          </table:table-cell>
          <table:table-cell table:number-columns-repeated="3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392.568695068359" calcext:value-type="float">
            <text:p>392.568695068359</text:p>
          </table:table-cell>
          <table:table-cell table:number-columns-repeated="3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283.773193359375" calcext:value-type="float">
            <text:p>283.773193359375</text:p>
          </table:table-cell>
          <table:table-cell table:number-columns-repeated="3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807.430908203125" calcext:value-type="float">
            <text:p>807.430908203125</text:p>
          </table:table-cell>
          <table:table-cell table:number-columns-repeated="3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012.84460449219" calcext:value-type="float">
            <text:p>1012.84460449219</text:p>
          </table:table-cell>
          <table:table-cell table:number-columns-repeated="3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253.418655395508" calcext:value-type="float">
            <text:p>253.418655395508</text:p>
          </table:table-cell>
          <table:table-cell table:number-columns-repeated="3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397.965209960938" calcext:value-type="float">
            <text:p>397.965209960938</text:p>
          </table:table-cell>
          <table:table-cell table:number-columns-repeated="3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419.240264892578" calcext:value-type="float">
            <text:p>419.240264892578</text:p>
          </table:table-cell>
          <table:table-cell table:number-columns-repeated="3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639.720642089844" calcext:value-type="float">
            <text:p>639.720642089844</text:p>
          </table:table-cell>
          <table:table-cell table:number-columns-repeated="3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06.059516906738" calcext:value-type="float">
            <text:p>106.059516906738</text:p>
          </table:table-cell>
          <table:table-cell table:number-columns-repeated="3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526.203186035156" calcext:value-type="float">
            <text:p>526.203186035156</text:p>
          </table:table-cell>
          <table:table-cell table:number-columns-repeated="3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222.904647827148" calcext:value-type="float">
            <text:p>222.904647827148</text:p>
          </table:table-cell>
          <table:table-cell table:number-columns-repeated="3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64.858139038086" calcext:value-type="float">
            <text:p>164.858139038086</text:p>
          </table:table-cell>
          <table:table-cell table:number-columns-repeated="3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472.152374267578" calcext:value-type="float">
            <text:p>472.152374267578</text:p>
          </table:table-cell>
          <table:table-cell table:number-columns-repeated="3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344.472045898438" calcext:value-type="float">
            <text:p>344.472045898438</text:p>
          </table:table-cell>
          <table:table-cell table:number-columns-repeated="3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252.389953613281" calcext:value-type="float">
            <text:p>252.389953613281</text:p>
          </table:table-cell>
          <table:table-cell table:number-columns-repeated="3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303.390869140625" calcext:value-type="float">
            <text:p>303.390869140625</text:p>
          </table:table-cell>
          <table:table-cell table:number-columns-repeated="3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940.193298339844" calcext:value-type="float">
            <text:p>940.193298339844</text:p>
          </table:table-cell>
          <table:table-cell table:number-columns-repeated="3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87.459197998047" calcext:value-type="float">
            <text:p>187.459197998047</text:p>
          </table:table-cell>
          <table:table-cell table:number-columns-repeated="3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409.753845214844" calcext:value-type="float">
            <text:p>409.753845214844</text:p>
          </table:table-cell>
          <table:table-cell table:number-columns-repeated="3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380.585144042969" calcext:value-type="float">
            <text:p>380.585144042969</text:p>
          </table:table-cell>
          <table:table-cell table:number-columns-repeated="3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522.142517089844" calcext:value-type="float">
            <text:p>522.142517089844</text:p>
          </table:table-cell>
          <table:table-cell table:number-columns-repeated="3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78.551513671875" calcext:value-type="float">
            <text:p>78.551513671875</text:p>
          </table:table-cell>
          <table:table-cell table:number-columns-repeated="3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342.352203369141" calcext:value-type="float">
            <text:p>342.352203369141</text:p>
          </table:table-cell>
          <table:table-cell table:number-columns-repeated="3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543.466552734375" calcext:value-type="float">
            <text:p>543.466552734375</text:p>
          </table:table-cell>
          <table:table-cell table:number-columns-repeated="3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630.566040039063" calcext:value-type="float">
            <text:p>630.566040039063</text:p>
          </table:table-cell>
          <table:table-cell table:number-columns-repeated="3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280.877838134766" calcext:value-type="float">
            <text:p>280.877838134766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70.621704101563" calcext:value-type="float">
            <text:p>470.621704101563</text:p>
          </table:table-cell>
          <table:table-cell table:number-columns-repeated="3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531.407165527344" calcext:value-type="float">
            <text:p>531.407165527344</text:p>
          </table:table-cell>
          <table:table-cell table:number-columns-repeated="3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451.793731689453" calcext:value-type="float">
            <text:p>451.793731689453</text:p>
          </table:table-cell>
          <table:table-cell table:number-columns-repeated="3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292.600402832031" calcext:value-type="float">
            <text:p>292.600402832031</text:p>
          </table:table-cell>
          <table:table-cell table:number-columns-repeated="3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66.990493774414" calcext:value-type="float">
            <text:p>166.990493774414</text:p>
          </table:table-cell>
          <table:table-cell table:number-columns-repeated="3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205.315979003906" calcext:value-type="float">
            <text:p>205.315979003906</text:p>
          </table:table-cell>
          <table:table-cell table:number-columns-repeated="3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526.830627441406" calcext:value-type="float">
            <text:p>526.830627441406</text:p>
          </table:table-cell>
          <table:table-cell table:number-columns-repeated="3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732.833618164063" calcext:value-type="float">
            <text:p>732.833618164063</text:p>
          </table:table-cell>
          <table:table-cell table:number-columns-repeated="3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526.050170898438" calcext:value-type="float">
            <text:p>526.050170898438</text:p>
          </table:table-cell>
          <table:table-cell table:number-columns-repeated="3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369.754760742188" calcext:value-type="float">
            <text:p>369.754760742188</text:p>
          </table:table-cell>
          <table:table-cell table:number-columns-repeated="3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460.400756835938" calcext:value-type="float">
            <text:p>460.400756835938</text:p>
          </table:table-cell>
          <table:table-cell table:number-columns-repeated="3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262.017944335937" calcext:value-type="float">
            <text:p>262.017944335937</text:p>
          </table:table-cell>
          <table:table-cell table:number-columns-repeated="3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430.040130615234" calcext:value-type="float">
            <text:p>430.040130615234</text:p>
          </table:table-cell>
          <table:table-cell table:number-columns-repeated="3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631.996032714844" calcext:value-type="float">
            <text:p>631.996032714844</text:p>
          </table:table-cell>
          <table:table-cell table:number-columns-repeated="3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421.068389892578" calcext:value-type="float">
            <text:p>421.068389892578</text:p>
          </table:table-cell>
          <table:table-cell table:number-columns-repeated="3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17.232543945313" calcext:value-type="float">
            <text:p>117.232543945313</text:p>
          </table:table-cell>
          <table:table-cell table:number-columns-repeated="3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95.154296875" calcext:value-type="float">
            <text:p>195.154296875</text:p>
          </table:table-cell>
          <table:table-cell table:number-columns-repeated="3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379.977111816406" calcext:value-type="float">
            <text:p>379.977111816406</text:p>
          </table:table-cell>
          <table:table-cell table:number-columns-repeated="3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05.358375549316" calcext:value-type="float">
            <text:p>105.358375549316</text:p>
          </table:table-cell>
          <table:table-cell table:number-columns-repeated="3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56.188186645508" calcext:value-type="float">
            <text:p>156.188186645508</text:p>
          </table:table-cell>
          <table:table-cell table:number-columns-repeated="3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353.432373046875" calcext:value-type="float">
            <text:p>353.432373046875</text:p>
          </table:table-cell>
          <table:table-cell table:number-columns-repeated="3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338.16979980469" calcext:value-type="float">
            <text:p>1338.16979980469</text:p>
          </table:table-cell>
          <table:table-cell table:number-columns-repeated="3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391.817413330078" calcext:value-type="float">
            <text:p>391.817413330078</text:p>
          </table:table-cell>
          <table:table-cell table:number-columns-repeated="3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24.902290344238" calcext:value-type="float">
            <text:p>124.902290344238</text:p>
          </table:table-cell>
          <table:table-cell table:number-columns-repeated="3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215.111236572266" calcext:value-type="float">
            <text:p>215.111236572266</text:p>
          </table:table-cell>
          <table:table-cell table:number-columns-repeated="3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597.77490234375" calcext:value-type="float">
            <text:p>597.77490234375</text:p>
          </table:table-cell>
          <table:table-cell table:number-columns-repeated="3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537.775146484375" calcext:value-type="float">
            <text:p>537.775146484375</text:p>
          </table:table-cell>
          <table:table-cell table:number-columns-repeated="3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361.789581298828" calcext:value-type="float">
            <text:p>361.789581298828</text:p>
          </table:table-cell>
          <table:table-cell table:number-columns-repeated="3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255.934585571289" calcext:value-type="float">
            <text:p>255.934585571289</text:p>
          </table:table-cell>
          <table:table-cell table:number-columns-repeated="3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350.970886230469" calcext:value-type="float">
            <text:p>350.970886230469</text:p>
          </table:table-cell>
          <table:table-cell table:number-columns-repeated="3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865.459167480469" calcext:value-type="float">
            <text:p>865.459167480469</text:p>
          </table:table-cell>
          <table:table-cell table:number-columns-repeated="3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67.538452148438" calcext:value-type="float">
            <text:p>167.538452148438</text:p>
          </table:table-cell>
          <table:table-cell table:number-columns-repeated="3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359.492218017578" calcext:value-type="float">
            <text:p>359.492218017578</text:p>
          </table:table-cell>
          <table:table-cell table:number-columns-repeated="3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66.694900512695" calcext:value-type="float">
            <text:p>166.694900512695</text:p>
          </table:table-cell>
          <table:table-cell table:number-columns-repeated="3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98.3234481811524" calcext:value-type="float">
            <text:p>98.3234481811524</text:p>
          </table:table-cell>
          <table:table-cell table:number-columns-repeated="3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441.234313964844" calcext:value-type="float">
            <text:p>441.234313964844</text:p>
          </table:table-cell>
          <table:table-cell table:number-columns-repeated="3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17.82543182373" calcext:value-type="float">
            <text:p>117.82543182373</text:p>
          </table:table-cell>
          <table:table-cell table:number-columns-repeated="3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333.551574707031" calcext:value-type="float">
            <text:p>333.551574707031</text:p>
          </table:table-cell>
          <table:table-cell table:number-columns-repeated="3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284.786346435547" calcext:value-type="float">
            <text:p>284.786346435547</text:p>
          </table:table-cell>
          <table:table-cell table:number-columns-repeated="3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522.723693847656" calcext:value-type="float">
            <text:p>522.723693847656</text:p>
          </table:table-cell>
          <table:table-cell table:number-columns-repeated="3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735.650939941406" calcext:value-type="float">
            <text:p>735.650939941406</text:p>
          </table:table-cell>
          <table:table-cell table:number-columns-repeated="3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97.4554061889648" calcext:value-type="float">
            <text:p>97.4554061889648</text:p>
          </table:table-cell>
          <table:table-cell table:number-columns-repeated="3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329.38732910156" calcext:value-type="float">
            <text:p>1329.38732910156</text:p>
          </table:table-cell>
          <table:table-cell table:number-columns-repeated="3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767.561645507813" calcext:value-type="float">
            <text:p>767.561645507813</text:p>
          </table:table-cell>
          <table:table-cell table:number-columns-repeated="3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634.712341308594" calcext:value-type="float">
            <text:p>634.712341308594</text:p>
          </table:table-cell>
          <table:table-cell table:number-columns-repeated="3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381.760498046875" calcext:value-type="float">
            <text:p>381.760498046875</text:p>
          </table:table-cell>
          <table:table-cell table:number-columns-repeated="3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88.3046722412109" calcext:value-type="float">
            <text:p>88.3046722412109</text:p>
          </table:table-cell>
          <table:table-cell table:number-columns-repeated="3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528.415771484375" calcext:value-type="float">
            <text:p>528.415771484375</text:p>
          </table:table-cell>
          <table:table-cell table:number-columns-repeated="3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254.146102905273" calcext:value-type="float">
            <text:p>254.146102905273</text:p>
          </table:table-cell>
          <table:table-cell table:number-columns-repeated="3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394.353057861328" calcext:value-type="float">
            <text:p>394.353057861328</text:p>
          </table:table-cell>
          <table:table-cell table:number-columns-repeated="3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929.822082519531" calcext:value-type="float">
            <text:p>929.822082519531</text:p>
          </table:table-cell>
          <table:table-cell table:number-columns-repeated="3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610.331359863281" calcext:value-type="float">
            <text:p>610.331359863281</text:p>
          </table:table-cell>
          <table:table-cell table:number-columns-repeated="3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795.593994140625" calcext:value-type="float">
            <text:p>795.593994140625</text:p>
          </table:table-cell>
          <table:table-cell table:number-columns-repeated="3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976.705871582031" calcext:value-type="float">
            <text:p>976.705871582031</text:p>
          </table:table-cell>
          <table:table-cell table:number-columns-repeated="3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56.374526977539" calcext:value-type="float">
            <text:p>156.374526977539</text:p>
          </table:table-cell>
          <table:table-cell table:number-columns-repeated="3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25.308326721191" calcext:value-type="float">
            <text:p>125.308326721191</text:p>
          </table:table-cell>
          <table:table-cell table:number-columns-repeated="3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480.251159667969" calcext:value-type="float">
            <text:p>480.251159667969</text:p>
          </table:table-cell>
          <table:table-cell table:number-columns-repeated="3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271.326873779297" calcext:value-type="float">
            <text:p>271.326873779297</text:p>
          </table:table-cell>
          <table:table-cell table:number-columns-repeated="3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032.505859375" calcext:value-type="float">
            <text:p>1032.505859375</text:p>
          </table:table-cell>
          <table:table-cell table:number-columns-repeated="3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45.281143188477" calcext:value-type="float">
            <text:p>145.281143188477</text:p>
          </table:table-cell>
          <table:table-cell table:number-columns-repeated="3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272.066864013672" calcext:value-type="float">
            <text:p>272.066864013672</text:p>
          </table:table-cell>
          <table:table-cell table:number-columns-repeated="3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637.261474609375" calcext:value-type="float">
            <text:p>637.261474609375</text:p>
          </table:table-cell>
          <table:table-cell table:number-columns-repeated="3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769.207641601563" calcext:value-type="float">
            <text:p>769.207641601563</text:p>
          </table:table-cell>
          <table:table-cell table:number-columns-repeated="3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245.363250732422" calcext:value-type="float">
            <text:p>245.363250732422</text:p>
          </table:table-cell>
          <table:table-cell table:number-columns-repeated="3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18.13996887207" calcext:value-type="float">
            <text:p>118.13996887207</text:p>
          </table:table-cell>
          <table:table-cell table:number-columns-repeated="3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441.695495605469" calcext:value-type="float">
            <text:p>441.695495605469</text:p>
          </table:table-cell>
          <table:table-cell table:number-columns-repeated="3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96.652862548828" calcext:value-type="float">
            <text:p>196.652862548828</text:p>
          </table:table-cell>
          <table:table-cell table:number-columns-repeated="3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57.112274169922" calcext:value-type="float">
            <text:p>157.112274169922</text:p>
          </table:table-cell>
          <table:table-cell table:number-columns-repeated="3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488.390533447266" calcext:value-type="float">
            <text:p>488.390533447266</text:p>
          </table:table-cell>
          <table:table-cell table:number-columns-repeated="3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418.75866699219" calcext:value-type="float">
            <text:p>1418.75866699219</text:p>
          </table:table-cell>
          <table:table-cell table:number-columns-repeated="3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353.248657226563" calcext:value-type="float">
            <text:p>353.248657226563</text:p>
          </table:table-cell>
          <table:table-cell table:number-columns-repeated="3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97.286483764648" calcext:value-type="float">
            <text:p>197.286483764648</text:p>
          </table:table-cell>
          <table:table-cell table:number-columns-repeated="3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454.965850830078" calcext:value-type="float">
            <text:p>454.965850830078</text:p>
          </table:table-cell>
          <table:table-cell table:number-columns-repeated="3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654.821228027344" calcext:value-type="float">
            <text:p>654.821228027344</text:p>
          </table:table-cell>
          <table:table-cell table:number-columns-repeated="3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566.673889160156" calcext:value-type="float">
            <text:p>566.673889160156</text:p>
          </table:table-cell>
          <table:table-cell table:number-columns-repeated="3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500.116821289063" calcext:value-type="float">
            <text:p>500.116821289063</text:p>
          </table:table-cell>
          <table:table-cell table:number-columns-repeated="3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87.3993072509766" calcext:value-type="float">
            <text:p>87.3993072509766</text:p>
          </table:table-cell>
          <table:table-cell table:number-columns-repeated="3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489.631805419922" calcext:value-type="float">
            <text:p>489.631805419922</text:p>
          </table:table-cell>
          <table:table-cell table:number-columns-repeated="3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46.301788330078" calcext:value-type="float">
            <text:p>146.301788330078</text:p>
          </table:table-cell>
          <table:table-cell table:number-columns-repeated="3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302.247924804688" calcext:value-type="float">
            <text:p>302.247924804688</text:p>
          </table:table-cell>
          <table:table-cell table:number-columns-repeated="3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16.478096008301" calcext:value-type="float">
            <text:p>116.478096008301</text:p>
          </table:table-cell>
          <table:table-cell table:number-columns-repeated="3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380.447631835937" calcext:value-type="float">
            <text:p>380.447631835937</text:p>
          </table:table-cell>
          <table:table-cell table:number-columns-repeated="3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244.876434326172" calcext:value-type="float">
            <text:p>244.876434326172</text:p>
          </table:table-cell>
          <table:table-cell table:number-columns-repeated="3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428.567016601563" calcext:value-type="float">
            <text:p>428.567016601563</text:p>
          </table:table-cell>
          <table:table-cell table:number-columns-repeated="3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206.652450561523" calcext:value-type="float">
            <text:p>206.652450561523</text:p>
          </table:table-cell>
          <table:table-cell table:number-columns-repeated="3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451.684234619141" calcext:value-type="float">
            <text:p>451.684234619141</text:p>
          </table:table-cell>
          <table:table-cell table:number-columns-repeated="3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477.139709472656" calcext:value-type="float">
            <text:p>477.139709472656</text:p>
          </table:table-cell>
          <table:table-cell table:number-columns-repeated="3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411.634155273438" calcext:value-type="float">
            <text:p>411.634155273438</text:p>
          </table:table-cell>
          <table:table-cell table:number-columns-repeated="3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235.260848999023" calcext:value-type="float">
            <text:p>235.260848999023</text:p>
          </table:table-cell>
          <table:table-cell table:number-columns-repeated="3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400.019409179687" calcext:value-type="float">
            <text:p>400.019409179687</text:p>
          </table:table-cell>
          <table:table-cell table:number-columns-repeated="3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254.10205078125" calcext:value-type="float">
            <text:p>254.10205078125</text:p>
          </table:table-cell>
          <table:table-cell table:number-columns-repeated="3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613.463134765625" calcext:value-type="float">
            <text:p>613.463134765625</text:p>
          </table:table-cell>
          <table:table-cell table:number-columns-repeated="3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368.782135009766" calcext:value-type="float">
            <text:p>368.782135009766</text:p>
          </table:table-cell>
          <table:table-cell table:number-columns-repeated="3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84.03857421875" calcext:value-type="float">
            <text:p>184.03857421875</text:p>
          </table:table-cell>
          <table:table-cell table:number-columns-repeated="3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061.7646484375" calcext:value-type="float">
            <text:p>1061.7646484375</text:p>
          </table:table-cell>
          <table:table-cell table:number-columns-repeated="3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37.820816040039" calcext:value-type="float">
            <text:p>137.820816040039</text:p>
          </table:table-cell>
          <table:table-cell table:number-columns-repeated="3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36.029647827148" calcext:value-type="float">
            <text:p>136.029647827148</text:p>
          </table:table-cell>
          <table:table-cell table:number-columns-repeated="3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66.372650146484" calcext:value-type="float">
            <text:p>166.372650146484</text:p>
          </table:table-cell>
          <table:table-cell table:number-columns-repeated="3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16.091194152832" calcext:value-type="float">
            <text:p>116.091194152832</text:p>
          </table:table-cell>
          <table:table-cell table:number-columns-repeated="3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938.87048339844" calcext:value-type="float">
            <text:p>1938.87048339844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43.564392089844" calcext:value-type="float">
            <text:p>343.564392089844</text:p>
          </table:table-cell>
          <table:table-cell table:number-columns-repeated="3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253.045288085938" calcext:value-type="float">
            <text:p>253.045288085938</text:p>
          </table:table-cell>
          <table:table-cell table:number-columns-repeated="3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332.053649902344" calcext:value-type="float">
            <text:p>332.053649902344</text:p>
          </table:table-cell>
          <table:table-cell table:number-columns-repeated="3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270.947784423828" calcext:value-type="float">
            <text:p>270.947784423828</text:p>
          </table:table-cell>
          <table:table-cell table:number-columns-repeated="3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08.60205078125" calcext:value-type="float">
            <text:p>108.60205078125</text:p>
          </table:table-cell>
          <table:table-cell table:number-columns-repeated="3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382.678985595703" calcext:value-type="float">
            <text:p>382.678985595703</text:p>
          </table:table-cell>
          <table:table-cell table:number-columns-repeated="3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349.206268310547" calcext:value-type="float">
            <text:p>349.206268310547</text:p>
          </table:table-cell>
          <table:table-cell table:number-columns-repeated="3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98.4011535644531" calcext:value-type="float">
            <text:p>98.4011535644531</text:p>
          </table:table-cell>
          <table:table-cell table:number-columns-repeated="3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94.281784057617" calcext:value-type="float">
            <text:p>194.281784057617</text:p>
          </table:table-cell>
          <table:table-cell table:number-columns-repeated="3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215.088317871094" calcext:value-type="float">
            <text:p>215.088317871094</text:p>
          </table:table-cell>
          <table:table-cell table:number-columns-repeated="3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759.742858886719" calcext:value-type="float">
            <text:p>759.742858886719</text:p>
          </table:table-cell>
          <table:table-cell table:number-columns-repeated="3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679.907287597656" calcext:value-type="float">
            <text:p>679.907287597656</text:p>
          </table:table-cell>
          <table:table-cell table:number-columns-repeated="3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459.427398681641" calcext:value-type="float">
            <text:p>459.427398681641</text:p>
          </table:table-cell>
          <table:table-cell table:number-columns-repeated="3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154.812957763672" calcext:value-type="float">
            <text:p>154.812957763672</text:p>
          </table:table-cell>
          <table:table-cell table:number-columns-repeated="3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963.687072753906" calcext:value-type="float">
            <text:p>963.687072753906</text:p>
          </table:table-cell>
          <table:table-cell table:number-columns-repeated="3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276.182281494141" calcext:value-type="float">
            <text:p>276.182281494141</text:p>
          </table:table-cell>
          <table:table-cell table:number-columns-repeated="3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08.209411621094" calcext:value-type="float">
            <text:p>108.209411621094</text:p>
          </table:table-cell>
          <table:table-cell table:number-columns-repeated="3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366.71276855469" calcext:value-type="float">
            <text:p>1366.71276855469</text:p>
          </table:table-cell>
          <table:table-cell table:number-columns-repeated="3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57.624008178711" calcext:value-type="float">
            <text:p>157.624008178711</text:p>
          </table:table-cell>
          <table:table-cell table:number-columns-repeated="3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405.628173828125" calcext:value-type="float">
            <text:p>405.628173828125</text:p>
          </table:table-cell>
          <table:table-cell table:number-columns-repeated="3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618.440612792969" calcext:value-type="float">
            <text:p>618.440612792969</text:p>
          </table:table-cell>
          <table:table-cell table:number-columns-repeated="3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292.269622802734" calcext:value-type="float">
            <text:p>292.269622802734</text:p>
          </table:table-cell>
          <table:table-cell table:number-columns-repeated="3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311.956024169922" calcext:value-type="float">
            <text:p>311.956024169922</text:p>
          </table:table-cell>
          <table:table-cell table:number-columns-repeated="3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573.625793457031" calcext:value-type="float">
            <text:p>573.625793457031</text:p>
          </table:table-cell>
          <table:table-cell table:number-columns-repeated="3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333.722412109375" calcext:value-type="float">
            <text:p>333.722412109375</text:p>
          </table:table-cell>
          <table:table-cell table:number-columns-repeated="3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319.302795410156" calcext:value-type="float">
            <text:p>319.302795410156</text:p>
          </table:table-cell>
          <table:table-cell table:number-columns-repeated="3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05.388046264648" calcext:value-type="float">
            <text:p>105.388046264648</text:p>
          </table:table-cell>
          <table:table-cell table:number-columns-repeated="3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189.9091796875" calcext:value-type="float">
            <text:p>1189.9091796875</text:p>
          </table:table-cell>
          <table:table-cell table:number-columns-repeated="3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56.852935791016" calcext:value-type="float">
            <text:p>156.852935791016</text:p>
          </table:table-cell>
          <table:table-cell table:number-columns-repeated="3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666.352905273438" calcext:value-type="float">
            <text:p>666.352905273438</text:p>
          </table:table-cell>
          <table:table-cell table:number-columns-repeated="3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16.661567687988" calcext:value-type="float">
            <text:p>116.661567687988</text:p>
          </table:table-cell>
          <table:table-cell table:number-columns-repeated="3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417.947204589844" calcext:value-type="float">
            <text:p>417.947204589844</text:p>
          </table:table-cell>
          <table:table-cell table:number-columns-repeated="3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263.880035400391" calcext:value-type="float">
            <text:p>263.880035400391</text:p>
          </table:table-cell>
          <table:table-cell table:number-columns-repeated="3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312.215301513672" calcext:value-type="float">
            <text:p>312.215301513672</text:p>
          </table:table-cell>
          <table:table-cell table:number-columns-repeated="3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362.115509033203" calcext:value-type="float">
            <text:p>362.115509033203</text:p>
          </table:table-cell>
          <table:table-cell table:number-columns-repeated="3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1043.81726074219" calcext:value-type="float">
            <text:p>1043.81726074219</text:p>
          </table:table-cell>
          <table:table-cell table:number-columns-repeated="3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70.729537963867" calcext:value-type="float">
            <text:p>170.729537963867</text:p>
          </table:table-cell>
          <table:table-cell table:number-columns-repeated="3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392.484100341797" calcext:value-type="float">
            <text:p>392.484100341797</text:p>
          </table:table-cell>
          <table:table-cell table:number-columns-repeated="3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233.287811279297" calcext:value-type="float">
            <text:p>233.287811279297</text:p>
          </table:table-cell>
          <table:table-cell table:number-columns-repeated="3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97.3075942993164" calcext:value-type="float">
            <text:p>97.3075942993164</text:p>
          </table:table-cell>
          <table:table-cell table:number-columns-repeated="3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84.815368652344" calcext:value-type="float">
            <text:p>184.815368652344</text:p>
          </table:table-cell>
          <table:table-cell table:number-columns-repeated="3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04.424583435059" calcext:value-type="float">
            <text:p>104.424583435059</text:p>
          </table:table-cell>
          <table:table-cell table:number-columns-repeated="3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534.429992675781" calcext:value-type="float">
            <text:p>534.429992675781</text:p>
          </table:table-cell>
          <table:table-cell table:number-columns-repeated="3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564.655883789063" calcext:value-type="float">
            <text:p>564.655883789063</text:p>
          </table:table-cell>
          <table:table-cell table:number-columns-repeated="3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46.576354980469" calcext:value-type="float">
            <text:p>146.576354980469</text:p>
          </table:table-cell>
          <table:table-cell table:number-columns-repeated="3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616.491333007813" calcext:value-type="float">
            <text:p>616.491333007813</text:p>
          </table:table-cell>
          <table:table-cell table:number-columns-repeated="3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623.333618164063" calcext:value-type="float">
            <text:p>623.333618164063</text:p>
          </table:table-cell>
          <table:table-cell table:number-columns-repeated="3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622.386840820313" calcext:value-type="float">
            <text:p>622.386840820313</text:p>
          </table:table-cell>
          <table:table-cell table:number-columns-repeated="3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300.050323486328" calcext:value-type="float">
            <text:p>300.050323486328</text:p>
          </table:table-cell>
          <table:table-cell table:number-columns-repeated="3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412.540679931641" calcext:value-type="float">
            <text:p>412.540679931641</text:p>
          </table:table-cell>
          <table:table-cell table:number-columns-repeated="3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337.066009521484" calcext:value-type="float">
            <text:p>337.066009521484</text:p>
          </table:table-cell>
          <table:table-cell table:number-columns-repeated="3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204.97737121582" calcext:value-type="float">
            <text:p>204.97737121582</text:p>
          </table:table-cell>
          <table:table-cell table:number-columns-repeated="3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66.159194946289" calcext:value-type="float">
            <text:p>166.159194946289</text:p>
          </table:table-cell>
          <table:table-cell table:number-columns-repeated="3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303.570251464844" calcext:value-type="float">
            <text:p>303.570251464844</text:p>
          </table:table-cell>
          <table:table-cell table:number-columns-repeated="3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576.224609375" calcext:value-type="float">
            <text:p>576.224609375</text:p>
          </table:table-cell>
          <table:table-cell table:number-columns-repeated="3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97.6144790649414" calcext:value-type="float">
            <text:p>97.6144790649414</text:p>
          </table:table-cell>
          <table:table-cell table:number-columns-repeated="3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546.859741210938" calcext:value-type="float">
            <text:p>546.859741210938</text:p>
          </table:table-cell>
          <table:table-cell table:number-columns-repeated="3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576.396423339844" calcext:value-type="float">
            <text:p>576.396423339844</text:p>
          </table:table-cell>
          <table:table-cell table:number-columns-repeated="3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313.1884765625" calcext:value-type="float">
            <text:p>313.1884765625</text:p>
          </table:table-cell>
          <table:table-cell table:number-columns-repeated="3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47.11442565918" calcext:value-type="float">
            <text:p>147.11442565918</text:p>
          </table:table-cell>
          <table:table-cell table:number-columns-repeated="3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243.595443725586" calcext:value-type="float">
            <text:p>243.595443725586</text:p>
          </table:table-cell>
          <table:table-cell table:number-columns-repeated="3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543.730102539063" calcext:value-type="float">
            <text:p>543.730102539063</text:p>
          </table:table-cell>
          <table:table-cell table:number-columns-repeated="3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123.880432128906" calcext:value-type="float">
            <text:p>123.880432128906</text:p>
          </table:table-cell>
          <table:table-cell table:number-columns-repeated="3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213.474090576172" calcext:value-type="float">
            <text:p>213.474090576172</text:p>
          </table:table-cell>
          <table:table-cell table:number-columns-repeated="3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75.748931884766" calcext:value-type="float">
            <text:p>175.748931884766</text:p>
          </table:table-cell>
          <table:table-cell table:number-columns-repeated="3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294.521362304687" calcext:value-type="float">
            <text:p>294.521362304687</text:p>
          </table:table-cell>
          <table:table-cell table:number-columns-repeated="3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333.599365234375" calcext:value-type="float">
            <text:p>333.599365234375</text:p>
          </table:table-cell>
          <table:table-cell table:number-columns-repeated="3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36.518218994141" calcext:value-type="float">
            <text:p>136.518218994141</text:p>
          </table:table-cell>
          <table:table-cell table:number-columns-repeated="3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351.156524658203" calcext:value-type="float">
            <text:p>351.156524658203</text:p>
          </table:table-cell>
          <table:table-cell table:number-columns-repeated="3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484.750152587891" calcext:value-type="float">
            <text:p>484.750152587891</text:p>
          </table:table-cell>
          <table:table-cell table:number-columns-repeated="3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36.784851074219" calcext:value-type="float">
            <text:p>136.784851074219</text:p>
          </table:table-cell>
          <table:table-cell table:number-columns-repeated="3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206.74055480957" calcext:value-type="float">
            <text:p>206.74055480957</text:p>
          </table:table-cell>
          <table:table-cell table:number-columns-repeated="3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67.02375793457" calcext:value-type="float">
            <text:p>167.02375793457</text:p>
          </table:table-cell>
          <table:table-cell table:number-columns-repeated="3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514.696472167969" calcext:value-type="float">
            <text:p>514.696472167969</text:p>
          </table:table-cell>
          <table:table-cell table:number-columns-repeated="3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293.817718505859" calcext:value-type="float">
            <text:p>293.817718505859</text:p>
          </table:table-cell>
          <table:table-cell table:number-columns-repeated="3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16.110931396484" calcext:value-type="float">
            <text:p>116.110931396484</text:p>
          </table:table-cell>
          <table:table-cell table:number-columns-repeated="3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65.601547241211" calcext:value-type="float">
            <text:p>165.601547241211</text:p>
          </table:table-cell>
          <table:table-cell table:number-columns-repeated="3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195.166488647461" calcext:value-type="float">
            <text:p>195.166488647461</text:p>
          </table:table-cell>
          <table:table-cell table:number-columns-repeated="3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628.149047851563" calcext:value-type="float">
            <text:p>628.149047851563</text:p>
          </table:table-cell>
          <table:table-cell table:number-columns-repeated="3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575.912231445313" calcext:value-type="float">
            <text:p>575.912231445313</text:p>
          </table:table-cell>
          <table:table-cell table:number-columns-repeated="3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370.800262451172" calcext:value-type="float">
            <text:p>370.800262451172</text:p>
          </table:table-cell>
          <table:table-cell table:number-columns-repeated="3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317.874206542969" calcext:value-type="float">
            <text:p>317.874206542969</text:p>
          </table:table-cell>
          <table:table-cell table:number-columns-repeated="3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566.610473632813" calcext:value-type="float">
            <text:p>566.610473632813</text:p>
          </table:table-cell>
          <table:table-cell table:number-columns-repeated="3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486.373260498047" calcext:value-type="float">
            <text:p>486.373260498047</text:p>
          </table:table-cell>
          <table:table-cell table:number-columns-repeated="3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75.117218017578" calcext:value-type="float">
            <text:p>175.117218017578</text:p>
          </table:table-cell>
          <table:table-cell table:number-columns-repeated="3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235.026428222656" calcext:value-type="float">
            <text:p>235.026428222656</text:p>
          </table:table-cell>
          <table:table-cell table:number-columns-repeated="3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107.254333496094" calcext:value-type="float">
            <text:p>107.254333496094</text:p>
          </table:table-cell>
          <table:table-cell table:number-columns-repeated="3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820.223510742188" calcext:value-type="float">
            <text:p>820.223510742188</text:p>
          </table:table-cell>
          <table:table-cell table:number-columns-repeated="3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244.390594482422" calcext:value-type="float">
            <text:p>244.390594482422</text:p>
          </table:table-cell>
          <table:table-cell table:number-columns-repeated="3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163.163208007813" calcext:value-type="float">
            <text:p>163.163208007813</text:p>
          </table:table-cell>
          <table:table-cell table:number-columns-repeated="3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37.035095214844" calcext:value-type="float">
            <text:p>137.035095214844</text:p>
          </table:table-cell>
          <table:table-cell table:number-columns-repeated="3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352.157257080078" calcext:value-type="float">
            <text:p>352.157257080078</text:p>
          </table:table-cell>
          <table:table-cell table:number-columns-repeated="3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312.327270507812" calcext:value-type="float">
            <text:p>312.327270507812</text:p>
          </table:table-cell>
          <table:table-cell table:number-columns-repeated="3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232.705169677734" calcext:value-type="float">
            <text:p>232.705169677734</text:p>
          </table:table-cell>
          <table:table-cell table:number-columns-repeated="3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498.234680175781" calcext:value-type="float">
            <text:p>498.234680175781</text:p>
          </table:table-cell>
          <table:table-cell table:number-columns-repeated="3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283.455261230469" calcext:value-type="float">
            <text:p>283.455261230469</text:p>
          </table:table-cell>
          <table:table-cell table:number-columns-repeated="3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618.662231445313" calcext:value-type="float">
            <text:p>618.662231445313</text:p>
          </table:table-cell>
          <table:table-cell table:number-columns-repeated="3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582.730224609375" calcext:value-type="float">
            <text:p>582.730224609375</text:p>
          </table:table-cell>
          <table:table-cell table:number-columns-repeated="3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136.205841064453" calcext:value-type="float">
            <text:p>136.205841064453</text:p>
          </table:table-cell>
          <table:table-cell table:number-columns-repeated="3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195.176681518555" calcext:value-type="float">
            <text:p>195.176681518555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37.008728027344" calcext:value-type="float">
            <text:p>537.008728027344</text:p>
          </table:table-cell>
          <table:table-cell table:number-columns-repeated="3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756.462036132813" calcext:value-type="float">
            <text:p>756.462036132813</text:p>
          </table:table-cell>
          <table:table-cell table:number-columns-repeated="3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408.829803466797" calcext:value-type="float">
            <text:p>408.829803466797</text:p>
          </table:table-cell>
          <table:table-cell table:number-columns-repeated="3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88.8662033081055" calcext:value-type="float">
            <text:p>88.8662033081055</text:p>
          </table:table-cell>
          <table:table-cell table:number-columns-repeated="3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614.250366210938" calcext:value-type="float">
            <text:p>614.250366210938</text:p>
          </table:table-cell>
          <table:table-cell table:number-columns-repeated="3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126.562606811523" calcext:value-type="float">
            <text:p>126.562606811523</text:p>
          </table:table-cell>
          <table:table-cell table:number-columns-repeated="3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785.154296875" calcext:value-type="float">
            <text:p>785.154296875</text:p>
          </table:table-cell>
          <table:table-cell table:number-columns-repeated="3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467.875762939453" calcext:value-type="float">
            <text:p>467.875762939453</text:p>
          </table:table-cell>
          <table:table-cell table:number-columns-repeated="3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37.61750793457" calcext:value-type="float">
            <text:p>137.61750793457</text:p>
          </table:table-cell>
          <table:table-cell table:number-columns-repeated="3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793.25390625" calcext:value-type="float">
            <text:p>793.25390625</text:p>
          </table:table-cell>
          <table:table-cell table:number-columns-repeated="3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728.490966796875" calcext:value-type="float">
            <text:p>728.490966796875</text:p>
          </table:table-cell>
          <table:table-cell table:number-columns-repeated="3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363.024383544922" calcext:value-type="float">
            <text:p>363.024383544922</text:p>
          </table:table-cell>
          <table:table-cell table:number-columns-repeated="3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186.321166992188" calcext:value-type="float">
            <text:p>186.321166992188</text:p>
          </table:table-cell>
          <table:table-cell table:number-columns-repeated="3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17.159889221191" calcext:value-type="float">
            <text:p>117.159889221191</text:p>
          </table:table-cell>
          <table:table-cell table:number-columns-repeated="3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42.846450805664" calcext:value-type="float">
            <text:p>142.846450805664</text:p>
          </table:table-cell>
          <table:table-cell table:number-columns-repeated="3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270.564483642578" calcext:value-type="float">
            <text:p>270.564483642578</text:p>
          </table:table-cell>
          <table:table-cell table:number-columns-repeated="3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177.245697021484" calcext:value-type="float">
            <text:p>177.245697021484</text:p>
          </table:table-cell>
          <table:table-cell table:number-columns-repeated="3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203.636444091797" calcext:value-type="float">
            <text:p>203.636444091797</text:p>
          </table:table-cell>
          <table:table-cell table:number-columns-repeated="3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1156.72045898438" calcext:value-type="float">
            <text:p>1156.72045898438</text:p>
          </table:table-cell>
          <table:table-cell table:number-columns-repeated="3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145.491607666016" calcext:value-type="float">
            <text:p>145.491607666016</text:p>
          </table:table-cell>
          <table:table-cell table:number-columns-repeated="3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273.301239013672" calcext:value-type="float">
            <text:p>273.301239013672</text:p>
          </table:table-cell>
          <table:table-cell table:number-columns-repeated="3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17.35831451416" calcext:value-type="float">
            <text:p>117.35831451416</text:p>
          </table:table-cell>
          <table:table-cell table:number-columns-repeated="3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323.244781494141" calcext:value-type="float">
            <text:p>323.244781494141</text:p>
          </table:table-cell>
          <table:table-cell table:number-columns-repeated="3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395.963897705078" calcext:value-type="float">
            <text:p>395.963897705078</text:p>
          </table:table-cell>
          <table:table-cell table:number-columns-repeated="3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271.458221435547" calcext:value-type="float">
            <text:p>271.458221435547</text:p>
          </table:table-cell>
          <table:table-cell table:number-columns-repeated="3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349.644409179687" calcext:value-type="float">
            <text:p>349.644409179687</text:p>
          </table:table-cell>
          <table:table-cell table:number-columns-repeated="3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935.901062011719" calcext:value-type="float">
            <text:p>935.901062011719</text:p>
          </table:table-cell>
          <table:table-cell table:number-columns-repeated="3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116.777572631836" calcext:value-type="float">
            <text:p>116.777572631836</text:p>
          </table:table-cell>
          <table:table-cell table:number-columns-repeated="3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422.466857910156" calcext:value-type="float">
            <text:p>422.466857910156</text:p>
          </table:table-cell>
          <table:table-cell table:number-columns-repeated="3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271.924224853516" calcext:value-type="float">
            <text:p>271.924224853516</text:p>
          </table:table-cell>
          <table:table-cell table:number-columns-repeated="3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643.576110839844" calcext:value-type="float">
            <text:p>643.576110839844</text:p>
          </table:table-cell>
          <table:table-cell table:number-columns-repeated="3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389.539794921875" calcext:value-type="float">
            <text:p>389.539794921875</text:p>
          </table:table-cell>
          <table:table-cell table:number-columns-repeated="3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055.41064453125" calcext:value-type="float">
            <text:p>1055.41064453125</text:p>
          </table:table-cell>
          <table:table-cell table:number-columns-repeated="3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447.456848144531" calcext:value-type="float">
            <text:p>447.456848144531</text:p>
          </table:table-cell>
          <table:table-cell table:number-columns-repeated="3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727.891357421875" calcext:value-type="float">
            <text:p>727.891357421875</text:p>
          </table:table-cell>
          <table:table-cell table:number-columns-repeated="3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1667.40783691406" calcext:value-type="float">
            <text:p>1667.40783691406</text:p>
          </table:table-cell>
          <table:table-cell table:number-columns-repeated="3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52.606719970703" calcext:value-type="float">
            <text:p>152.606719970703</text:p>
          </table:table-cell>
          <table:table-cell table:number-columns-repeated="3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342.120849609375" calcext:value-type="float">
            <text:p>342.120849609375</text:p>
          </table:table-cell>
          <table:table-cell table:number-columns-repeated="3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254.322708129883" calcext:value-type="float">
            <text:p>254.322708129883</text:p>
          </table:table-cell>
          <table:table-cell table:number-columns-repeated="3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126.84871673584" calcext:value-type="float">
            <text:p>126.84871673584</text:p>
          </table:table-cell>
          <table:table-cell table:number-columns-repeated="3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596.67529296875" calcext:value-type="float">
            <text:p>596.67529296875</text:p>
          </table:table-cell>
          <table:table-cell table:number-columns-repeated="3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196.913940429688" calcext:value-type="float">
            <text:p>196.913940429688</text:p>
          </table:table-cell>
          <table:table-cell table:number-columns-repeated="3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378.721008300781" calcext:value-type="float">
            <text:p>378.721008300781</text:p>
          </table:table-cell>
          <table:table-cell table:number-columns-repeated="3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136.565658569336" calcext:value-type="float">
            <text:p>136.565658569336</text:p>
          </table:table-cell>
          <table:table-cell table:number-columns-repeated="3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66.804534912109" calcext:value-type="float">
            <text:p>166.804534912109</text:p>
          </table:table-cell>
          <table:table-cell table:number-columns-repeated="3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406.441223144531" calcext:value-type="float">
            <text:p>406.441223144531</text:p>
          </table:table-cell>
          <table:table-cell table:number-columns-repeated="3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641.710327148438" calcext:value-type="float">
            <text:p>641.710327148438</text:p>
          </table:table-cell>
          <table:table-cell table:number-columns-repeated="3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361.805877685547" calcext:value-type="float">
            <text:p>361.805877685547</text:p>
          </table:table-cell>
          <table:table-cell table:number-columns-repeated="3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408.086120605469" calcext:value-type="float">
            <text:p>408.086120605469</text:p>
          </table:table-cell>
          <table:table-cell table:number-columns-repeated="3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316.472595214844" calcext:value-type="float">
            <text:p>316.472595214844</text:p>
          </table:table-cell>
          <table:table-cell table:number-columns-repeated="3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604.930114746094" calcext:value-type="float">
            <text:p>604.930114746094</text:p>
          </table:table-cell>
          <table:table-cell table:number-columns-repeated="3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823.213073730469" calcext:value-type="float">
            <text:p>823.213073730469</text:p>
          </table:table-cell>
          <table:table-cell table:number-columns-repeated="3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174.951217651367" calcext:value-type="float">
            <text:p>174.951217651367</text:p>
          </table:table-cell>
          <table:table-cell table:number-columns-repeated="3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1334.69458007813" calcext:value-type="float">
            <text:p>1334.69458007813</text:p>
          </table:table-cell>
          <table:table-cell table:number-columns-repeated="3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157.030502319336" calcext:value-type="float">
            <text:p>157.030502319336</text:p>
          </table:table-cell>
          <table:table-cell table:number-columns-repeated="3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566.206848144531" calcext:value-type="float">
            <text:p>566.206848144531</text:p>
          </table:table-cell>
          <table:table-cell table:number-columns-repeated="3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27.793533325195" calcext:value-type="float">
            <text:p>127.793533325195</text:p>
          </table:table-cell>
          <table:table-cell table:number-columns-repeated="3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586.415588378906" calcext:value-type="float">
            <text:p>586.415588378906</text:p>
          </table:table-cell>
          <table:table-cell table:number-columns-repeated="3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436.872741699219" calcext:value-type="float">
            <text:p>436.872741699219</text:p>
          </table:table-cell>
          <table:table-cell table:number-columns-repeated="3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213.408660888672" calcext:value-type="float">
            <text:p>213.408660888672</text:p>
          </table:table-cell>
          <table:table-cell table:number-columns-repeated="3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233.302719116211" calcext:value-type="float">
            <text:p>233.302719116211</text:p>
          </table:table-cell>
          <table:table-cell table:number-columns-repeated="3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155.81315612793" calcext:value-type="float">
            <text:p>155.81315612793</text:p>
          </table:table-cell>
          <table:table-cell table:number-columns-repeated="3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115.296546936035" calcext:value-type="float">
            <text:p>115.296546936035</text:p>
          </table:table-cell>
          <table:table-cell table:number-columns-repeated="3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614.492980957031" calcext:value-type="float">
            <text:p>614.492980957031</text:p>
          </table:table-cell>
          <table:table-cell table:number-columns-repeated="3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116.652359008789" calcext:value-type="float">
            <text:p>116.652359008789</text:p>
          </table:table-cell>
          <table:table-cell table:number-columns-repeated="3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409.548126220703" calcext:value-type="float">
            <text:p>409.548126220703</text:p>
          </table:table-cell>
          <table:table-cell table:number-columns-repeated="3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374.037841796875" calcext:value-type="float">
            <text:p>374.037841796875</text:p>
          </table:table-cell>
          <table:table-cell table:number-columns-repeated="3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702.225280761719" calcext:value-type="float">
            <text:p>702.225280761719</text:p>
          </table:table-cell>
          <table:table-cell table:number-columns-repeated="3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241.584411621094" calcext:value-type="float">
            <text:p>241.584411621094</text:p>
          </table:table-cell>
          <table:table-cell table:number-columns-repeated="3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1166.31958007813" calcext:value-type="float">
            <text:p>1166.31958007813</text:p>
          </table:table-cell>
          <table:table-cell table:number-columns-repeated="3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330.292510986328" calcext:value-type="float">
            <text:p>330.292510986328</text:p>
          </table:table-cell>
          <table:table-cell table:number-columns-repeated="3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564.630859375" calcext:value-type="float">
            <text:p>564.630859375</text:p>
          </table:table-cell>
          <table:table-cell table:number-columns-repeated="3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712.062622070313" calcext:value-type="float">
            <text:p>712.062622070313</text:p>
          </table:table-cell>
          <table:table-cell table:number-columns-repeated="3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166.599136352539" calcext:value-type="float">
            <text:p>166.599136352539</text:p>
          </table:table-cell>
          <table:table-cell table:number-columns-repeated="3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398.798919677734" calcext:value-type="float">
            <text:p>398.798919677734</text:p>
          </table:table-cell>
          <table:table-cell table:number-columns-repeated="3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114.846549987793" calcext:value-type="float">
            <text:p>114.846549987793</text:p>
          </table:table-cell>
          <table:table-cell table:number-columns-repeated="3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343.330596923828" calcext:value-type="float">
            <text:p>343.330596923828</text:p>
          </table:table-cell>
          <table:table-cell table:number-columns-repeated="3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614.41796875" calcext:value-type="float">
            <text:p>614.41796875</text:p>
          </table:table-cell>
          <table:table-cell table:number-columns-repeated="3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457.695495605469" calcext:value-type="float">
            <text:p>457.695495605469</text:p>
          </table:table-cell>
          <table:table-cell table:number-columns-repeated="3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551.510314941406" calcext:value-type="float">
            <text:p>551.510314941406</text:p>
          </table:table-cell>
          <table:table-cell table:number-columns-repeated="3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92.483184814453" calcext:value-type="float">
            <text:p>292.483184814453</text:p>
          </table:table-cell>
          <table:table-cell table:number-columns-repeated="3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427.819702148438" calcext:value-type="float">
            <text:p>427.819702148438</text:p>
          </table:table-cell>
          <table:table-cell table:number-columns-repeated="3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225.914642333984" calcext:value-type="float">
            <text:p>225.914642333984</text:p>
          </table:table-cell>
          <table:table-cell table:number-columns-repeated="3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193.528732299805" calcext:value-type="float">
            <text:p>193.528732299805</text:p>
          </table:table-cell>
          <table:table-cell table:number-columns-repeated="3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194.494857788086" calcext:value-type="float">
            <text:p>194.494857788086</text:p>
          </table:table-cell>
          <table:table-cell table:number-columns-repeated="3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599.060974121094" calcext:value-type="float">
            <text:p>599.060974121094</text:p>
          </table:table-cell>
          <table:table-cell table:number-columns-repeated="3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557.460571289063" calcext:value-type="float">
            <text:p>557.460571289063</text:p>
          </table:table-cell>
          <table:table-cell table:number-columns-repeated="3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127.51872253418" calcext:value-type="float">
            <text:p>127.51872253418</text:p>
          </table:table-cell>
          <table:table-cell table:number-columns-repeated="3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215.637741088867" calcext:value-type="float">
            <text:p>215.637741088867</text:p>
          </table:table-cell>
          <table:table-cell table:number-columns-repeated="3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186.624298095703" calcext:value-type="float">
            <text:p>186.624298095703</text:p>
          </table:table-cell>
          <table:table-cell table:number-columns-repeated="3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535.604675292969" calcext:value-type="float">
            <text:p>535.604675292969</text:p>
          </table:table-cell>
          <table:table-cell table:number-columns-repeated="3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265.196380615234" calcext:value-type="float">
            <text:p>265.196380615234</text:p>
          </table:table-cell>
          <table:table-cell table:number-columns-repeated="3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330.247222900391" calcext:value-type="float">
            <text:p>330.247222900391</text:p>
          </table:table-cell>
          <table:table-cell table:number-columns-repeated="3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766.519104003906" calcext:value-type="float">
            <text:p>766.519104003906</text:p>
          </table:table-cell>
          <table:table-cell table:number-columns-repeated="3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106.974723815918" calcext:value-type="float">
            <text:p>106.974723815918</text:p>
          </table:table-cell>
          <table:table-cell table:number-columns-repeated="3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439.85498046875" calcext:value-type="float">
            <text:p>439.85498046875</text:p>
          </table:table-cell>
          <table:table-cell table:number-columns-repeated="3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323.947875976563" calcext:value-type="float">
            <text:p>323.947875976563</text:p>
          </table:table-cell>
          <table:table-cell table:number-columns-repeated="3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145.948013305664" calcext:value-type="float">
            <text:p>145.948013305664</text:p>
          </table:table-cell>
          <table:table-cell table:number-columns-repeated="3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125.802688598633" calcext:value-type="float">
            <text:p>125.802688598633</text:p>
          </table:table-cell>
          <table:table-cell table:number-columns-repeated="3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539.664611816406" calcext:value-type="float">
            <text:p>539.664611816406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520.275146484375" calcext:value-type="float">
            <text:p>520.275146484375</text:p>
          </table:table-cell>
          <table:table-cell table:number-columns-repeated="3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176.065200805664" calcext:value-type="float">
            <text:p>176.065200805664</text:p>
          </table:table-cell>
          <table:table-cell table:number-columns-repeated="3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351.028961181641" calcext:value-type="float">
            <text:p>351.028961181641</text:p>
          </table:table-cell>
          <table:table-cell table:number-columns-repeated="3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153.978561401367" calcext:value-type="float">
            <text:p>153.978561401367</text:p>
          </table:table-cell>
          <table:table-cell table:number-columns-repeated="3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318.087646484375" calcext:value-type="float">
            <text:p>318.087646484375</text:p>
          </table:table-cell>
          <table:table-cell table:number-columns-repeated="3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451.751434326172" calcext:value-type="float">
            <text:p>451.751434326172</text:p>
          </table:table-cell>
          <table:table-cell table:number-columns-repeated="3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379.523193359375" calcext:value-type="float">
            <text:p>379.523193359375</text:p>
          </table:table-cell>
          <table:table-cell table:number-columns-repeated="3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389.772735595703" calcext:value-type="float">
            <text:p>389.772735595703</text:p>
          </table:table-cell>
          <table:table-cell table:number-columns-repeated="3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135.895706176758" calcext:value-type="float">
            <text:p>135.895706176758</text:p>
          </table:table-cell>
          <table:table-cell table:number-columns-repeated="3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439.256408691406" calcext:value-type="float">
            <text:p>439.256408691406</text:p>
          </table:table-cell>
          <table:table-cell table:number-columns-repeated="3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03.886810302734" calcext:value-type="float">
            <text:p>103.886810302734</text:p>
          </table:table-cell>
          <table:table-cell table:number-columns-repeated="3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28.483108520508" calcext:value-type="float">
            <text:p>128.483108520508</text:p>
          </table:table-cell>
          <table:table-cell table:number-columns-repeated="3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174.423080444336" calcext:value-type="float">
            <text:p>174.423080444336</text:p>
          </table:table-cell>
          <table:table-cell table:number-columns-repeated="3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108.780342102051" calcext:value-type="float">
            <text:p>108.780342102051</text:p>
          </table:table-cell>
          <table:table-cell table:number-columns-repeated="3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369.677856445312" calcext:value-type="float">
            <text:p>369.677856445312</text:p>
          </table:table-cell>
          <table:table-cell table:number-columns-repeated="3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574.235412597656" calcext:value-type="float">
            <text:p>574.235412597656</text:p>
          </table:table-cell>
          <table:table-cell table:number-columns-repeated="3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377.353820800781" calcext:value-type="float">
            <text:p>377.353820800781</text:p>
          </table:table-cell>
          <table:table-cell table:number-columns-repeated="3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537.577758789063" calcext:value-type="float">
            <text:p>537.577758789063</text:p>
          </table:table-cell>
          <table:table-cell table:number-columns-repeated="3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673.132080078125" calcext:value-type="float">
            <text:p>673.132080078125</text:p>
          </table:table-cell>
          <table:table-cell table:number-columns-repeated="3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146.258285522461" calcext:value-type="float">
            <text:p>146.258285522461</text:p>
          </table:table-cell>
          <table:table-cell table:number-columns-repeated="3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77.1861267089844" calcext:value-type="float">
            <text:p>77.1861267089844</text:p>
          </table:table-cell>
          <table:table-cell table:number-columns-repeated="3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401.561370849609" calcext:value-type="float">
            <text:p>401.561370849609</text:p>
          </table:table-cell>
          <table:table-cell table:number-columns-repeated="3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115.929824829102" calcext:value-type="float">
            <text:p>115.929824829102</text:p>
          </table:table-cell>
          <table:table-cell table:number-columns-repeated="3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185.912368774414" calcext:value-type="float">
            <text:p>185.912368774414</text:p>
          </table:table-cell>
          <table:table-cell table:number-columns-repeated="3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279.631683349609" calcext:value-type="float">
            <text:p>279.631683349609</text:p>
          </table:table-cell>
          <table:table-cell table:number-columns-repeated="3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88.2187347412109" calcext:value-type="float">
            <text:p>88.2187347412109</text:p>
          </table:table-cell>
          <table:table-cell table:number-columns-repeated="3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186.451080322266" calcext:value-type="float">
            <text:p>186.451080322266</text:p>
          </table:table-cell>
          <table:table-cell table:number-columns-repeated="3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402.549652099609" calcext:value-type="float">
            <text:p>402.549652099609</text:p>
          </table:table-cell>
          <table:table-cell table:number-columns-repeated="3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224.028091430664" calcext:value-type="float">
            <text:p>224.028091430664</text:p>
          </table:table-cell>
          <table:table-cell table:number-columns-repeated="3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87.8250350952149" calcext:value-type="float">
            <text:p>87.8250350952149</text:p>
          </table:table-cell>
          <table:table-cell table:number-columns-repeated="3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204.128143310547" calcext:value-type="float">
            <text:p>204.128143310547</text:p>
          </table:table-cell>
          <table:table-cell table:number-columns-repeated="3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268.239410400391" calcext:value-type="float">
            <text:p>268.239410400391</text:p>
          </table:table-cell>
          <table:table-cell table:number-columns-repeated="3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322.914428710938" calcext:value-type="float">
            <text:p>322.914428710938</text:p>
          </table:table-cell>
          <table:table-cell table:number-columns-repeated="3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126.034637451172" calcext:value-type="float">
            <text:p>126.034637451172</text:p>
          </table:table-cell>
          <table:table-cell table:number-columns-repeated="3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634.53076171875" calcext:value-type="float">
            <text:p>634.53076171875</text:p>
          </table:table-cell>
          <table:table-cell table:number-columns-repeated="3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602.508972167969" calcext:value-type="float">
            <text:p>602.508972167969</text:p>
          </table:table-cell>
          <table:table-cell table:number-columns-repeated="3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1056.17639160156" calcext:value-type="float">
            <text:p>1056.17639160156</text:p>
          </table:table-cell>
          <table:table-cell table:number-columns-repeated="3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455.829864501953" calcext:value-type="float">
            <text:p>455.829864501953</text:p>
          </table:table-cell>
          <table:table-cell table:number-columns-repeated="3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107.976997375488" calcext:value-type="float">
            <text:p>107.976997375488</text:p>
          </table:table-cell>
          <table:table-cell table:number-columns-repeated="3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553.048461914063" calcext:value-type="float">
            <text:p>553.048461914063</text:p>
          </table:table-cell>
          <table:table-cell table:number-columns-repeated="3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273.952514648437" calcext:value-type="float">
            <text:p>273.952514648437</text:p>
          </table:table-cell>
          <table:table-cell table:number-columns-repeated="3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117.354721069336" calcext:value-type="float">
            <text:p>117.354721069336</text:p>
          </table:table-cell>
          <table:table-cell table:number-columns-repeated="3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1266.47424316406" calcext:value-type="float">
            <text:p>1266.47424316406</text:p>
          </table:table-cell>
          <table:table-cell table:number-columns-repeated="3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135.95964050293" calcext:value-type="float">
            <text:p>135.95964050293</text:p>
          </table:table-cell>
          <table:table-cell table:number-columns-repeated="3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528.567504882813" calcext:value-type="float">
            <text:p>528.567504882813</text:p>
          </table:table-cell>
          <table:table-cell table:number-columns-repeated="3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340.773376464844" calcext:value-type="float">
            <text:p>340.773376464844</text:p>
          </table:table-cell>
          <table:table-cell table:number-columns-repeated="3"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193.232666015625" calcext:value-type="float">
            <text:p>193.232666015625</text:p>
          </table:table-cell>
          <table:table-cell table:number-columns-repeated="3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593.437133789063" calcext:value-type="float">
            <text:p>593.437133789063</text:p>
          </table:table-cell>
          <table:table-cell table:number-columns-repeated="3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518.186828613281" calcext:value-type="float">
            <text:p>518.186828613281</text:p>
          </table:table-cell>
          <table:table-cell table:number-columns-repeated="3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401.632446289063" calcext:value-type="float">
            <text:p>401.632446289063</text:p>
          </table:table-cell>
          <table:table-cell table:number-columns-repeated="3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33.737808227539" calcext:value-type="float">
            <text:p>133.737808227539</text:p>
          </table:table-cell>
          <table:table-cell table:number-columns-repeated="3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284.316375732422" calcext:value-type="float">
            <text:p>284.316375732422</text:p>
          </table:table-cell>
          <table:table-cell table:number-columns-repeated="3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225.482147216797" calcext:value-type="float">
            <text:p>225.482147216797</text:p>
          </table:table-cell>
          <table:table-cell table:number-columns-repeated="3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254.086273193359" calcext:value-type="float">
            <text:p>254.086273193359</text:p>
          </table:table-cell>
          <table:table-cell table:number-columns-repeated="3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106.730567932129" calcext:value-type="float">
            <text:p>106.730567932129</text:p>
          </table:table-cell>
          <table:table-cell table:number-columns-repeated="3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380.484558105469" calcext:value-type="float">
            <text:p>380.484558105469</text:p>
          </table:table-cell>
          <table:table-cell table:number-columns-repeated="3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214.229721069336" calcext:value-type="float">
            <text:p>214.229721069336</text:p>
          </table:table-cell>
          <table:table-cell table:number-columns-repeated="3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240.967468261719" calcext:value-type="float">
            <text:p>240.967468261719</text:p>
          </table:table-cell>
          <table:table-cell table:number-columns-repeated="3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694.61279296875" calcext:value-type="float">
            <text:p>694.61279296875</text:p>
          </table:table-cell>
          <table:table-cell table:number-columns-repeated="3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646.339416503906" calcext:value-type="float">
            <text:p>646.339416503906</text:p>
          </table:table-cell>
          <table:table-cell table:number-columns-repeated="3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850.104797363281" calcext:value-type="float">
            <text:p>850.104797363281</text:p>
          </table:table-cell>
          <table:table-cell table:number-columns-repeated="3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372.186737060547" calcext:value-type="float">
            <text:p>372.186737060547</text:p>
          </table:table-cell>
          <table:table-cell table:number-columns-repeated="3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147.312454223633" calcext:value-type="float">
            <text:p>147.312454223633</text:p>
          </table:table-cell>
          <table:table-cell table:number-columns-repeated="3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264.482330322266" calcext:value-type="float">
            <text:p>264.482330322266</text:p>
          </table:table-cell>
          <table:table-cell table:number-columns-repeated="3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1113.73571777344" calcext:value-type="float">
            <text:p>1113.73571777344</text:p>
          </table:table-cell>
          <table:table-cell table:number-columns-repeated="3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465.88232421875" calcext:value-type="float">
            <text:p>465.88232421875</text:p>
          </table:table-cell>
          <table:table-cell table:number-columns-repeated="3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127.224388122559" calcext:value-type="float">
            <text:p>127.224388122559</text:p>
          </table:table-cell>
          <table:table-cell table:number-columns-repeated="3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195.481903076172" calcext:value-type="float">
            <text:p>195.481903076172</text:p>
          </table:table-cell>
          <table:table-cell table:number-columns-repeated="3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146.379821777344" calcext:value-type="float">
            <text:p>146.379821777344</text:p>
          </table:table-cell>
          <table:table-cell table:number-columns-repeated="3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449.918365478516" calcext:value-type="float">
            <text:p>449.918365478516</text:p>
          </table:table-cell>
          <table:table-cell table:number-columns-repeated="3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205.369400024414" calcext:value-type="float">
            <text:p>205.369400024414</text:p>
          </table:table-cell>
          <table:table-cell table:number-columns-repeated="3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186.098129272461" calcext:value-type="float">
            <text:p>186.098129272461</text:p>
          </table:table-cell>
          <table:table-cell table:number-columns-repeated="3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185.451950073242" calcext:value-type="float">
            <text:p>185.451950073242</text:p>
          </table:table-cell>
          <table:table-cell table:number-columns-repeated="3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1052.56066894531" calcext:value-type="float">
            <text:p>1052.56066894531</text:p>
          </table:table-cell>
          <table:table-cell table:number-columns-repeated="3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177.075592041016" calcext:value-type="float">
            <text:p>177.075592041016</text:p>
          </table:table-cell>
          <table:table-cell table:number-columns-repeated="3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372.285491943359" calcext:value-type="float">
            <text:p>372.285491943359</text:p>
          </table:table-cell>
          <table:table-cell table:number-columns-repeated="3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243.435836791992" calcext:value-type="float">
            <text:p>243.435836791992</text:p>
          </table:table-cell>
          <table:table-cell table:number-columns-repeated="3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797.760498046875" calcext:value-type="float">
            <text:p>797.760498046875</text:p>
          </table:table-cell>
          <table:table-cell table:number-columns-repeated="3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438.823608398438" calcext:value-type="float">
            <text:p>438.823608398438</text:p>
          </table:table-cell>
          <table:table-cell table:number-columns-repeated="3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546.607360839844" calcext:value-type="float">
            <text:p>546.607360839844</text:p>
          </table:table-cell>
          <table:table-cell table:number-columns-repeated="3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996.521423339844" calcext:value-type="float">
            <text:p>996.521423339844</text:p>
          </table:table-cell>
          <table:table-cell table:number-columns-repeated="3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147.679748535156" calcext:value-type="float">
            <text:p>147.679748535156</text:p>
          </table:table-cell>
          <table:table-cell table:number-columns-repeated="3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203.383071899414" calcext:value-type="float">
            <text:p>203.383071899414</text:p>
          </table:table-cell>
          <table:table-cell table:number-columns-repeated="3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106.916648864746" calcext:value-type="float">
            <text:p>106.916648864746</text:p>
          </table:table-cell>
          <table:table-cell table:number-columns-repeated="3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351.207885742187" calcext:value-type="float">
            <text:p>351.207885742187</text:p>
          </table:table-cell>
          <table:table-cell table:number-columns-repeated="3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114.325698852539" calcext:value-type="float">
            <text:p>114.325698852539</text:p>
          </table:table-cell>
          <table:table-cell table:number-columns-repeated="3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146.457702636719" calcext:value-type="float">
            <text:p>146.457702636719</text:p>
          </table:table-cell>
          <table:table-cell table:number-columns-repeated="3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274.236022949219" calcext:value-type="float">
            <text:p>274.236022949219</text:p>
          </table:table-cell>
          <table:table-cell table:number-columns-repeated="3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312.999572753906" calcext:value-type="float">
            <text:p>312.999572753906</text:p>
          </table:table-cell>
          <table:table-cell table:number-columns-repeated="3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87.9928436279297" calcext:value-type="float">
            <text:p>87.9928436279297</text:p>
          </table:table-cell>
          <table:table-cell table:number-columns-repeated="3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278.15344238281" calcext:value-type="float">
            <text:p>1278.15344238281</text:p>
          </table:table-cell>
          <table:table-cell table:number-columns-repeated="3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156.054840087891" calcext:value-type="float">
            <text:p>156.054840087891</text:p>
          </table:table-cell>
          <table:table-cell table:number-columns-repeated="3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475.64208984375" calcext:value-type="float">
            <text:p>475.64208984375</text:p>
          </table:table-cell>
          <table:table-cell table:number-columns-repeated="3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196.024322509766" calcext:value-type="float">
            <text:p>196.024322509766</text:p>
          </table:table-cell>
          <table:table-cell table:number-columns-repeated="3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340.229064941406" calcext:value-type="float">
            <text:p>340.229064941406</text:p>
          </table:table-cell>
          <table:table-cell table:number-columns-repeated="3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655.180786132813" calcext:value-type="float">
            <text:p>655.180786132813</text:p>
          </table:table-cell>
          <table:table-cell table:number-columns-repeated="3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203.790802001953" calcext:value-type="float">
            <text:p>203.790802001953</text:p>
          </table:table-cell>
          <table:table-cell table:number-columns-repeated="3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108.006050109863" calcext:value-type="float">
            <text:p>108.006050109863</text:p>
          </table:table-cell>
          <table:table-cell table:number-columns-repeated="3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250.915390014648" calcext:value-type="float">
            <text:p>250.915390014648</text:p>
          </table:table-cell>
          <table:table-cell table:number-columns-repeated="3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97.1145706176758" calcext:value-type="float">
            <text:p>97.1145706176758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95.311370849609" calcext:value-type="float">
            <text:p>195.311370849609</text:p>
          </table:table-cell>
          <table:table-cell table:number-columns-repeated="3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96.5623016357422" calcext:value-type="float">
            <text:p>96.5623016357422</text:p>
          </table:table-cell>
          <table:table-cell table:number-columns-repeated="3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420.322570800781" calcext:value-type="float">
            <text:p>420.322570800781</text:p>
          </table:table-cell>
          <table:table-cell table:number-columns-repeated="3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351.710052490234" calcext:value-type="float">
            <text:p>351.710052490234</text:p>
          </table:table-cell>
          <table:table-cell table:number-columns-repeated="3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254.234146118164" calcext:value-type="float">
            <text:p>254.234146118164</text:p>
          </table:table-cell>
          <table:table-cell table:number-columns-repeated="3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806.805480957031" calcext:value-type="float">
            <text:p>806.805480957031</text:p>
          </table:table-cell>
          <table:table-cell table:number-columns-repeated="3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332.273559570312" calcext:value-type="float">
            <text:p>332.273559570312</text:p>
          </table:table-cell>
          <table:table-cell table:number-columns-repeated="3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126.755630493164" calcext:value-type="float">
            <text:p>126.755630493164</text:p>
          </table:table-cell>
          <table:table-cell table:number-columns-repeated="3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415.801574707031" calcext:value-type="float">
            <text:p>415.801574707031</text:p>
          </table:table-cell>
          <table:table-cell table:number-columns-repeated="3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861.395812988281" calcext:value-type="float">
            <text:p>861.395812988281</text:p>
          </table:table-cell>
          <table:table-cell table:number-columns-repeated="3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655.756164550781" calcext:value-type="float">
            <text:p>655.756164550781</text:p>
          </table:table-cell>
          <table:table-cell table:number-columns-repeated="3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166.053787231445" calcext:value-type="float">
            <text:p>166.053787231445</text:p>
          </table:table-cell>
          <table:table-cell table:number-columns-repeated="3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400.988159179687" calcext:value-type="float">
            <text:p>400.988159179687</text:p>
          </table:table-cell>
          <table:table-cell table:number-columns-repeated="3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205.112503051758" calcext:value-type="float">
            <text:p>205.112503051758</text:p>
          </table:table-cell>
          <table:table-cell table:number-columns-repeated="3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897.618530273438" calcext:value-type="float">
            <text:p>897.618530273438</text:p>
          </table:table-cell>
          <table:table-cell table:number-columns-repeated="3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571.479736328125" calcext:value-type="float">
            <text:p>571.479736328125</text:p>
          </table:table-cell>
          <table:table-cell table:number-columns-repeated="3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166.749572753906" calcext:value-type="float">
            <text:p>166.749572753906</text:p>
          </table:table-cell>
          <table:table-cell table:number-columns-repeated="3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174.772277832031" calcext:value-type="float">
            <text:p>174.772277832031</text:p>
          </table:table-cell>
          <table:table-cell table:number-columns-repeated="3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262.559173583984" calcext:value-type="float">
            <text:p>262.559173583984</text:p>
          </table:table-cell>
          <table:table-cell table:number-columns-repeated="3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403.014221191406" calcext:value-type="float">
            <text:p>403.014221191406</text:p>
          </table:table-cell>
          <table:table-cell table:number-columns-repeated="3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07.725151062012" calcext:value-type="float">
            <text:p>107.725151062012</text:p>
          </table:table-cell>
          <table:table-cell table:number-columns-repeated="3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136.358032226563" calcext:value-type="float">
            <text:p>136.358032226563</text:p>
          </table:table-cell>
          <table:table-cell table:number-columns-repeated="3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476.054321289063" calcext:value-type="float">
            <text:p>476.054321289063</text:p>
          </table:table-cell>
          <table:table-cell table:number-columns-repeated="3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709.150573730469" calcext:value-type="float">
            <text:p>709.150573730469</text:p>
          </table:table-cell>
          <table:table-cell table:number-columns-repeated="3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789.908508300781" calcext:value-type="float">
            <text:p>789.908508300781</text:p>
          </table:table-cell>
          <table:table-cell table:number-columns-repeated="3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134.004364013672" calcext:value-type="float">
            <text:p>134.004364013672</text:p>
          </table:table-cell>
          <table:table-cell table:number-columns-repeated="3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1226.13464355469" calcext:value-type="float">
            <text:p>1226.13464355469</text:p>
          </table:table-cell>
          <table:table-cell table:number-columns-repeated="3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958.6865234375" calcext:value-type="float">
            <text:p>958.6865234375</text:p>
          </table:table-cell>
          <table:table-cell table:number-columns-repeated="3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263.496398925781" calcext:value-type="float">
            <text:p>263.496398925781</text:p>
          </table:table-cell>
          <table:table-cell table:number-columns-repeated="3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97.1381149291992" calcext:value-type="float">
            <text:p>97.1381149291992</text:p>
          </table:table-cell>
          <table:table-cell table:number-columns-repeated="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013.01965332031" calcext:value-type="float">
            <text:p>1013.01965332031</text:p>
          </table:table-cell>
          <table:table-cell table:number-columns-repeated="3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153.900436401367" calcext:value-type="float">
            <text:p>153.900436401367</text:p>
          </table:table-cell>
          <table:table-cell table:number-columns-repeated="3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486.207275390625" calcext:value-type="float">
            <text:p>486.207275390625</text:p>
          </table:table-cell>
          <table:table-cell table:number-columns-repeated="3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1091.93701171875" calcext:value-type="float">
            <text:p>1091.93701171875</text:p>
          </table:table-cell>
          <table:table-cell table:number-columns-repeated="3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183.990875244141" calcext:value-type="float">
            <text:p>183.990875244141</text:p>
          </table:table-cell>
          <table:table-cell table:number-columns-repeated="3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722.374877929687" calcext:value-type="float">
            <text:p>722.374877929687</text:p>
          </table:table-cell>
          <table:table-cell table:number-columns-repeated="3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796.793273925781" calcext:value-type="float">
            <text:p>796.793273925781</text:p>
          </table:table-cell>
          <table:table-cell table:number-columns-repeated="3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127.418609619141" calcext:value-type="float">
            <text:p>127.418609619141</text:p>
          </table:table-cell>
          <table:table-cell table:number-columns-repeated="3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127.72728729248" calcext:value-type="float">
            <text:p>127.72728729248</text:p>
          </table:table-cell>
          <table:table-cell table:number-columns-repeated="3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517.74609375" calcext:value-type="float">
            <text:p>517.74609375</text:p>
          </table:table-cell>
          <table:table-cell table:number-columns-repeated="3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333.029724121094" calcext:value-type="float">
            <text:p>333.029724121094</text:p>
          </table:table-cell>
          <table:table-cell table:number-columns-repeated="3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572.882507324219" calcext:value-type="float">
            <text:p>572.882507324219</text:p>
          </table:table-cell>
          <table:table-cell table:number-columns-repeated="3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224.536911010742" calcext:value-type="float">
            <text:p>224.536911010742</text:p>
          </table:table-cell>
          <table:table-cell table:number-columns-repeated="3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135.170288085938" calcext:value-type="float">
            <text:p>135.170288085938</text:p>
          </table:table-cell>
          <table:table-cell table:number-columns-repeated="3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125.559303283691" calcext:value-type="float">
            <text:p>125.559303283691</text:p>
          </table:table-cell>
          <table:table-cell table:number-columns-repeated="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143.996200561523" calcext:value-type="float">
            <text:p>143.996200561523</text:p>
          </table:table-cell>
          <table:table-cell table:number-columns-repeated="3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87.9728698730469" calcext:value-type="float">
            <text:p>87.9728698730469</text:p>
          </table:table-cell>
          <table:table-cell table:number-columns-repeated="3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405.448486328125" calcext:value-type="float">
            <text:p>405.448486328125</text:p>
          </table:table-cell>
          <table:table-cell table:number-columns-repeated="3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866.663452148438" calcext:value-type="float">
            <text:p>866.663452148438</text:p>
          </table:table-cell>
          <table:table-cell table:number-columns-repeated="3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422.298553466797" calcext:value-type="float">
            <text:p>422.298553466797</text:p>
          </table:table-cell>
          <table:table-cell table:number-columns-repeated="3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235.680633544922" calcext:value-type="float">
            <text:p>235.680633544922</text:p>
          </table:table-cell>
          <table:table-cell table:number-columns-repeated="3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154.710754394531" calcext:value-type="float">
            <text:p>154.710754394531</text:p>
          </table:table-cell>
          <table:table-cell table:number-columns-repeated="3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477.465118408203" calcext:value-type="float">
            <text:p>477.465118408203</text:p>
          </table:table-cell>
          <table:table-cell table:number-columns-repeated="3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511.237854003906" calcext:value-type="float">
            <text:p>511.237854003906</text:p>
          </table:table-cell>
          <table:table-cell table:number-columns-repeated="3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165.594146728516" calcext:value-type="float">
            <text:p>165.594146728516</text:p>
          </table:table-cell>
          <table:table-cell table:number-columns-repeated="3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420.252319335938" calcext:value-type="float">
            <text:p>420.252319335938</text:p>
          </table:table-cell>
          <table:table-cell table:number-columns-repeated="3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234.414901733398" calcext:value-type="float">
            <text:p>234.414901733398</text:p>
          </table:table-cell>
          <table:table-cell table:number-columns-repeated="3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240.033966064453" calcext:value-type="float">
            <text:p>240.033966064453</text:p>
          </table:table-cell>
          <table:table-cell table:number-columns-repeated="3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135.363510131836" calcext:value-type="float">
            <text:p>135.363510131836</text:p>
          </table:table-cell>
          <table:table-cell table:number-columns-repeated="3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517.763916015625" calcext:value-type="float">
            <text:p>517.763916015625</text:p>
          </table:table-cell>
          <table:table-cell table:number-columns-repeated="3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518.874694824219" calcext:value-type="float">
            <text:p>518.874694824219</text:p>
          </table:table-cell>
          <table:table-cell table:number-columns-repeated="3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404.474792480469" calcext:value-type="float">
            <text:p>404.474792480469</text:p>
          </table:table-cell>
          <table:table-cell table:number-columns-repeated="3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254.926849365234" calcext:value-type="float">
            <text:p>254.926849365234</text:p>
          </table:table-cell>
          <table:table-cell table:number-columns-repeated="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108.001907348633" calcext:value-type="float">
            <text:p>108.001907348633</text:p>
          </table:table-cell>
          <table:table-cell table:number-columns-repeated="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242.909606933594" calcext:value-type="float">
            <text:p>242.909606933594</text:p>
          </table:table-cell>
          <table:table-cell table:number-columns-repeated="3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284.285766601562" calcext:value-type="float">
            <text:p>284.285766601562</text:p>
          </table:table-cell>
          <table:table-cell table:number-columns-repeated="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117.001075744629" calcext:value-type="float">
            <text:p>117.001075744629</text:p>
          </table:table-cell>
          <table:table-cell table:number-columns-repeated="3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536.880676269531" calcext:value-type="float">
            <text:p>536.880676269531</text:p>
          </table:table-cell>
          <table:table-cell table:number-columns-repeated="3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1861.45642089844" calcext:value-type="float">
            <text:p>1861.45642089844</text:p>
          </table:table-cell>
          <table:table-cell table:number-columns-repeated="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342.471069335937" calcext:value-type="float">
            <text:p>342.471069335937</text:p>
          </table:table-cell>
          <table:table-cell table:number-columns-repeated="3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226.170669555664" calcext:value-type="float">
            <text:p>226.170669555664</text:p>
          </table:table-cell>
          <table:table-cell table:number-columns-repeated="3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777.359741210938" calcext:value-type="float">
            <text:p>777.359741210938</text:p>
          </table:table-cell>
          <table:table-cell table:number-columns-repeated="3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369.929473876953" calcext:value-type="float">
            <text:p>369.929473876953</text:p>
          </table:table-cell>
          <table:table-cell table:number-columns-repeated="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516.748962402344" calcext:value-type="float">
            <text:p>516.748962402344</text:p>
          </table:table-cell>
          <table:table-cell table:number-columns-repeated="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115.548179626465" calcext:value-type="float">
            <text:p>115.548179626465</text:p>
          </table:table-cell>
          <table:table-cell table:number-columns-repeated="3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216.191864013672" calcext:value-type="float">
            <text:p>216.191864013672</text:p>
          </table:table-cell>
          <table:table-cell table:number-columns-repeated="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212.155380249023" calcext:value-type="float">
            <text:p>212.155380249023</text:p>
          </table:table-cell>
          <table:table-cell table:number-columns-repeated="3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311.413421630859" calcext:value-type="float">
            <text:p>311.413421630859</text:p>
          </table:table-cell>
          <table:table-cell table:number-columns-repeated="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437.379699707031" calcext:value-type="float">
            <text:p>437.379699707031</text:p>
          </table:table-cell>
          <table:table-cell table:number-columns-repeated="3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350.25927734375" calcext:value-type="float">
            <text:p>350.25927734375</text:p>
          </table:table-cell>
          <table:table-cell table:number-columns-repeated="3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682.042358398438" calcext:value-type="float">
            <text:p>682.042358398438</text:p>
          </table:table-cell>
          <table:table-cell table:number-columns-repeated="3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258.597503662109" calcext:value-type="float">
            <text:p>258.597503662109</text:p>
          </table:table-cell>
          <table:table-cell table:number-columns-repeated="3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427.165649414063" calcext:value-type="float">
            <text:p>427.165649414063</text:p>
          </table:table-cell>
          <table:table-cell table:number-columns-repeated="3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456.637298583984" calcext:value-type="float">
            <text:p>456.637298583984</text:p>
          </table:table-cell>
          <table:table-cell table:number-columns-repeated="3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654.199157714844" calcext:value-type="float">
            <text:p>654.199157714844</text:p>
          </table:table-cell>
          <table:table-cell table:number-columns-repeated="3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643.708435058594" calcext:value-type="float">
            <text:p>643.708435058594</text:p>
          </table:table-cell>
          <table:table-cell table:number-columns-repeated="3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125.455131530762" calcext:value-type="float">
            <text:p>125.455131530762</text:p>
          </table:table-cell>
          <table:table-cell table:number-columns-repeated="3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114.25431060791" calcext:value-type="float">
            <text:p>114.25431060791</text:p>
          </table:table-cell>
          <table:table-cell table:number-columns-repeated="3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156.447998046875" calcext:value-type="float">
            <text:p>156.447998046875</text:p>
          </table:table-cell>
          <table:table-cell table:number-columns-repeated="3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351.814971923828" calcext:value-type="float">
            <text:p>351.814971923828</text:p>
          </table:table-cell>
          <table:table-cell table:number-columns-repeated="3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459.111572265625" calcext:value-type="float">
            <text:p>459.111572265625</text:p>
          </table:table-cell>
          <table:table-cell table:number-columns-repeated="3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730.017944335938" calcext:value-type="float">
            <text:p>730.017944335938</text:p>
          </table:table-cell>
          <table:table-cell table:number-columns-repeated="3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711.274841308594" calcext:value-type="float">
            <text:p>711.274841308594</text:p>
          </table:table-cell>
          <table:table-cell table:number-columns-repeated="3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410.708618164063" calcext:value-type="float">
            <text:p>410.708618164063</text:p>
          </table:table-cell>
          <table:table-cell table:number-columns-repeated="3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341.185516357422" calcext:value-type="float">
            <text:p>341.185516357422</text:p>
          </table:table-cell>
          <table:table-cell table:number-columns-repeated="3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233.786254882812" calcext:value-type="float">
            <text:p>233.786254882812</text:p>
          </table:table-cell>
          <table:table-cell table:number-columns-repeated="3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176.403778076172" calcext:value-type="float">
            <text:p>176.403778076172</text:p>
          </table:table-cell>
          <table:table-cell table:number-columns-repeated="3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146.000152587891" calcext:value-type="float">
            <text:p>146.000152587891</text:p>
          </table:table-cell>
          <table:table-cell table:number-columns-repeated="3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428.78955078125" calcext:value-type="float">
            <text:p>428.78955078125</text:p>
          </table:table-cell>
          <table:table-cell table:number-columns-repeated="3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274.961120605469" calcext:value-type="float">
            <text:p>274.961120605469</text:p>
          </table:table-cell>
          <table:table-cell table:number-columns-repeated="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516.842956542969" calcext:value-type="float">
            <text:p>516.842956542969</text:p>
          </table:table-cell>
          <table:table-cell table:number-columns-repeated="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302.468811035156" calcext:value-type="float">
            <text:p>302.468811035156</text:p>
          </table:table-cell>
          <table:table-cell table:number-columns-repeated="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814.588012695313" calcext:value-type="float">
            <text:p>814.588012695313</text:p>
          </table:table-cell>
          <table:table-cell table:number-columns-repeated="3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479.593719482422" calcext:value-type="float">
            <text:p>479.593719482422</text:p>
          </table:table-cell>
          <table:table-cell table:number-columns-repeated="3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643.350341796875" calcext:value-type="float">
            <text:p>643.350341796875</text:p>
          </table:table-cell>
          <table:table-cell table:number-columns-repeated="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313.301116943359" calcext:value-type="float">
            <text:p>313.301116943359</text:p>
          </table:table-cell>
          <table:table-cell table:number-columns-repeated="3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166.989242553711" calcext:value-type="float">
            <text:p>166.989242553711</text:p>
          </table:table-cell>
          <table:table-cell table:number-columns-repeated="3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516.292846679688" calcext:value-type="float">
            <text:p>516.292846679688</text:p>
          </table:table-cell>
          <table:table-cell table:number-columns-repeated="3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447.912292480469" calcext:value-type="float">
            <text:p>447.912292480469</text:p>
          </table:table-cell>
          <table:table-cell table:number-columns-repeated="3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107.912124633789" calcext:value-type="float">
            <text:p>107.912124633789</text:p>
          </table:table-cell>
          <table:table-cell table:number-columns-repeated="3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923.372192382812" calcext:value-type="float">
            <text:p>923.372192382812</text:p>
          </table:table-cell>
          <table:table-cell table:number-columns-repeated="3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346.929840087891" calcext:value-type="float">
            <text:p>346.929840087891</text:p>
          </table:table-cell>
          <table:table-cell table:number-columns-repeated="3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94.509368896484" calcext:value-type="float">
            <text:p>194.509368896484</text:p>
          </table:table-cell>
          <table:table-cell table:number-columns-repeated="3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227.190292358398" calcext:value-type="float">
            <text:p>227.190292358398</text:p>
          </table:table-cell>
          <table:table-cell table:number-columns-repeated="3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164.686569213867" calcext:value-type="float">
            <text:p>164.686569213867</text:p>
          </table:table-cell>
          <table:table-cell table:number-columns-repeated="3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385.968902587891" calcext:value-type="float">
            <text:p>385.968902587891</text:p>
          </table:table-cell>
          <table:table-cell table:number-columns-repeated="3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330.945159912109" calcext:value-type="float">
            <text:p>330.945159912109</text:p>
          </table:table-cell>
          <table:table-cell table:number-columns-repeated="3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117.063163757324" calcext:value-type="float">
            <text:p>117.063163757324</text:p>
          </table:table-cell>
          <table:table-cell table:number-columns-repeated="3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380.008148193359" calcext:value-type="float">
            <text:p>380.008148193359</text:p>
          </table:table-cell>
          <table:table-cell table:number-columns-repeated="3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859.985168457031" calcext:value-type="float">
            <text:p>859.985168457031</text:p>
          </table:table-cell>
          <table:table-cell table:number-columns-repeated="3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303.223876953125" calcext:value-type="float">
            <text:p>303.223876953125</text:p>
          </table:table-cell>
          <table:table-cell table:number-columns-repeated="3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281.970245361328" calcext:value-type="float">
            <text:p>281.970245361328</text:p>
          </table:table-cell>
          <table:table-cell table:number-columns-repeated="3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447.234680175781" calcext:value-type="float">
            <text:p>447.234680175781</text:p>
          </table:table-cell>
          <table:table-cell table:number-columns-repeated="3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432.873626708984" calcext:value-type="float">
            <text:p>432.873626708984</text:p>
          </table:table-cell>
          <table:table-cell table:number-columns-repeated="3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371.747497558594" calcext:value-type="float">
            <text:p>371.747497558594</text:p>
          </table:table-cell>
          <table:table-cell table:number-columns-repeated="3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106.431732177734" calcext:value-type="float">
            <text:p>106.431732177734</text:p>
          </table:table-cell>
          <table:table-cell table:number-columns-repeated="3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261.779296875" calcext:value-type="float">
            <text:p>261.779296875</text:p>
          </table:table-cell>
          <table:table-cell table:number-columns-repeated="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250.27522277832" calcext:value-type="float">
            <text:p>250.27522277832</text:p>
          </table:table-cell>
          <table:table-cell table:number-columns-repeated="3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106.204292297363" calcext:value-type="float">
            <text:p>106.204292297363</text:p>
          </table:table-cell>
          <table:table-cell table:number-columns-repeated="3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137.061141967773" calcext:value-type="float">
            <text:p>137.061141967773</text:p>
          </table:table-cell>
          <table:table-cell table:number-columns-repeated="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360.332550048828" calcext:value-type="float">
            <text:p>360.332550048828</text:p>
          </table:table-cell>
          <table:table-cell table:number-columns-repeated="3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593.511047363281" calcext:value-type="float">
            <text:p>593.511047363281</text:p>
          </table:table-cell>
          <table:table-cell table:number-columns-repeated="3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452.835266113281" calcext:value-type="float">
            <text:p>452.835266113281</text:p>
          </table:table-cell>
          <table:table-cell table:number-columns-repeated="3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323.416259765625" calcext:value-type="float">
            <text:p>323.416259765625</text:p>
          </table:table-cell>
          <table:table-cell table:number-columns-repeated="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480.942840576172" calcext:value-type="float">
            <text:p>480.942840576172</text:p>
          </table:table-cell>
          <table:table-cell table:number-columns-repeated="3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866.500122070313" calcext:value-type="float">
            <text:p>866.500122070313</text:p>
          </table:table-cell>
          <table:table-cell table:number-columns-repeated="3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311.30224609375" calcext:value-type="float">
            <text:p>311.30224609375</text:p>
          </table:table-cell>
          <table:table-cell table:number-columns-repeated="3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252.033065795898" calcext:value-type="float">
            <text:p>252.033065795898</text:p>
          </table:table-cell>
          <table:table-cell table:number-columns-repeated="3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195.266525268555" calcext:value-type="float">
            <text:p>195.266525268555</text:p>
          </table:table-cell>
          <table:table-cell table:number-columns-repeated="3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262.49560546875" calcext:value-type="float">
            <text:p>262.49560546875</text:p>
          </table:table-cell>
          <table:table-cell table:number-columns-repeated="3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282.524200439453" calcext:value-type="float">
            <text:p>282.524200439453</text:p>
          </table:table-cell>
          <table:table-cell table:number-columns-repeated="3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456.248962402344" calcext:value-type="float">
            <text:p>456.248962402344</text:p>
          </table:table-cell>
          <table:table-cell table:number-columns-repeated="3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98.8101348876953" calcext:value-type="float">
            <text:p>98.8101348876953</text:p>
          </table:table-cell>
          <table:table-cell table:number-columns-repeated="3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146.859710693359" calcext:value-type="float">
            <text:p>146.859710693359</text:p>
          </table:table-cell>
          <table:table-cell table:number-columns-repeated="3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086.53527832031" calcext:value-type="float">
            <text:p>1086.53527832031</text:p>
          </table:table-cell>
          <table:table-cell table:number-columns-repeated="3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741.84326171875" calcext:value-type="float">
            <text:p>741.84326171875</text:p>
          </table:table-cell>
          <table:table-cell table:number-columns-repeated="3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291.668334960938" calcext:value-type="float">
            <text:p>291.668334960938</text:p>
          </table:table-cell>
          <table:table-cell table:number-columns-repeated="3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97.3916625976563" calcext:value-type="float">
            <text:p>97.3916625976563</text:p>
          </table:table-cell>
          <table:table-cell table:number-columns-repeated="3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107.551948547363" calcext:value-type="float">
            <text:p>107.551948547363</text:p>
          </table:table-cell>
          <table:table-cell table:number-columns-repeated="3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183.387481689453" calcext:value-type="float">
            <text:p>183.387481689453</text:p>
          </table:table-cell>
          <table:table-cell table:number-columns-repeated="3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496.418426513672" calcext:value-type="float">
            <text:p>496.418426513672</text:p>
          </table:table-cell>
          <table:table-cell table:number-columns-repeated="3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410.0478515625" calcext:value-type="float">
            <text:p>410.0478515625</text:p>
          </table:table-cell>
          <table:table-cell table:number-columns-repeated="3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173.180969238281" calcext:value-type="float">
            <text:p>173.180969238281</text:p>
          </table:table-cell>
          <table:table-cell table:number-columns-repeated="3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612.180908203125" calcext:value-type="float">
            <text:p>612.180908203125</text:p>
          </table:table-cell>
          <table:table-cell table:number-columns-repeated="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215.122787475586" calcext:value-type="float">
            <text:p>215.122787475586</text:p>
          </table:table-cell>
          <table:table-cell table:number-columns-repeated="3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1023.57611083984" calcext:value-type="float">
            <text:p>1023.57611083984</text:p>
          </table:table-cell>
          <table:table-cell table:number-columns-repeated="3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574.584411621094" calcext:value-type="float">
            <text:p>574.584411621094</text:p>
          </table:table-cell>
          <table:table-cell table:number-columns-repeated="3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289.078582763672" calcext:value-type="float">
            <text:p>289.078582763672</text:p>
          </table:table-cell>
          <table:table-cell table:number-columns-repeated="3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415.07861328125" calcext:value-type="float">
            <text:p>415.07861328125</text:p>
          </table:table-cell>
          <table:table-cell table:number-columns-repeated="3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95.711853027344" calcext:value-type="float">
            <text:p>195.711853027344</text:p>
          </table:table-cell>
          <table:table-cell table:number-columns-repeated="3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469.887084960938" calcext:value-type="float">
            <text:p>469.887084960938</text:p>
          </table:table-cell>
          <table:table-cell table:number-columns-repeated="3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707.933471679688" calcext:value-type="float">
            <text:p>707.933471679688</text:p>
          </table:table-cell>
          <table:table-cell table:number-columns-repeated="3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63.819381713867" calcext:value-type="float">
            <text:p>163.819381713867</text:p>
          </table:table-cell>
          <table:table-cell table:number-columns-repeated="3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419.401214599609" calcext:value-type="float">
            <text:p>419.401214599609</text:p>
          </table:table-cell>
          <table:table-cell table:number-columns-repeated="3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439.297302246094" calcext:value-type="float">
            <text:p>439.297302246094</text:p>
          </table:table-cell>
          <table:table-cell table:number-columns-repeated="3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164.833908081055" calcext:value-type="float">
            <text:p>164.833908081055</text:p>
          </table:table-cell>
          <table:table-cell table:number-columns-repeated="3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322.011474609375" calcext:value-type="float">
            <text:p>322.011474609375</text:p>
          </table:table-cell>
          <table:table-cell table:number-columns-repeated="3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85.482864379883" calcext:value-type="float">
            <text:p>185.482864379883</text:p>
          </table:table-cell>
          <table:table-cell table:number-columns-repeated="3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390.141662597656" calcext:value-type="float">
            <text:p>390.141662597656</text:p>
          </table:table-cell>
          <table:table-cell table:number-columns-repeated="3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1118.67321777344" calcext:value-type="float">
            <text:p>1118.67321777344</text:p>
          </table:table-cell>
          <table:table-cell table:number-columns-repeated="3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44.161407470703" calcext:value-type="float">
            <text:p>144.161407470703</text:p>
          </table:table-cell>
          <table:table-cell table:number-columns-repeated="3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435.561401367188" calcext:value-type="float">
            <text:p>435.561401367188</text:p>
          </table:table-cell>
          <table:table-cell table:number-columns-repeated="3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0.333435058594" calcext:value-type="float">
            <text:p>190.333435058594</text:p>
          </table:table-cell>
          <table:table-cell table:number-columns-repeated="3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14.704071044922" calcext:value-type="float">
            <text:p>114.704071044922</text:p>
          </table:table-cell>
          <table:table-cell table:number-columns-repeated="3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53.787796020508" calcext:value-type="float">
            <text:p>253.787796020508</text:p>
          </table:table-cell>
          <table:table-cell table:number-columns-repeated="3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86.195419311523" calcext:value-type="float">
            <text:p>186.195419311523</text:p>
          </table:table-cell>
          <table:table-cell table:number-columns-repeated="3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98.0727844238281" calcext:value-type="float">
            <text:p>98.0727844238281</text:p>
          </table:table-cell>
          <table:table-cell table:number-columns-repeated="3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522.282348632813" calcext:value-type="float">
            <text:p>522.282348632813</text:p>
          </table:table-cell>
          <table:table-cell table:number-columns-repeated="3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54.669815063477" calcext:value-type="float">
            <text:p>154.669815063477</text:p>
          </table:table-cell>
          <table:table-cell table:number-columns-repeated="3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16.348030090332" calcext:value-type="float">
            <text:p>116.348030090332</text:p>
          </table:table-cell>
          <table:table-cell table:number-columns-repeated="3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380.421478271484" calcext:value-type="float">
            <text:p>380.421478271484</text:p>
          </table:table-cell>
          <table:table-cell table:number-columns-repeated="3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672.90283203125" calcext:value-type="float">
            <text:p>1672.90283203125</text:p>
          </table:table-cell>
          <table:table-cell table:number-columns-repeated="3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06.02099609375" calcext:value-type="float">
            <text:p>206.02099609375</text:p>
          </table:table-cell>
          <table:table-cell table:number-columns-repeated="3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70.786956787109" calcext:value-type="float">
            <text:p>270.786956787109</text:p>
          </table:table-cell>
          <table:table-cell table:number-columns-repeated="3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769.473083496094" calcext:value-type="float">
            <text:p>769.473083496094</text:p>
          </table:table-cell>
          <table:table-cell table:number-columns-repeated="3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392.502593994141" calcext:value-type="float">
            <text:p>392.502593994141</text:p>
          </table:table-cell>
          <table:table-cell table:number-columns-repeated="3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514.999084472656" calcext:value-type="float">
            <text:p>514.999084472656</text:p>
          </table:table-cell>
          <table:table-cell table:number-columns-repeated="3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04.266159057617" calcext:value-type="float">
            <text:p>204.266159057617</text:p>
          </table:table-cell>
          <table:table-cell table:number-columns-repeated="3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64.928344726563" calcext:value-type="float">
            <text:p>164.928344726563</text:p>
          </table:table-cell>
          <table:table-cell table:number-columns-repeated="3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95.433898925781" calcext:value-type="float">
            <text:p>195.433898925781</text:p>
          </table:table-cell>
          <table:table-cell table:number-columns-repeated="3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37.353759765625" calcext:value-type="float">
            <text:p>137.353759765625</text:p>
          </table:table-cell>
          <table:table-cell table:number-columns-repeated="3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89.899322509766" calcext:value-type="float">
            <text:p>289.899322509766</text:p>
          </table:table-cell>
          <table:table-cell table:number-columns-repeated="3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251.85498046875" calcext:value-type="float">
            <text:p>2251.85498046875</text:p>
          </table:table-cell>
          <table:table-cell table:number-columns-repeated="3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14.445755004883" calcext:value-type="float">
            <text:p>114.445755004883</text:p>
          </table:table-cell>
          <table:table-cell table:number-columns-repeated="3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603.28076171875" calcext:value-type="float">
            <text:p>603.28076171875</text:p>
          </table:table-cell>
          <table:table-cell table:number-columns-repeated="3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76.606246948242" calcext:value-type="float">
            <text:p>176.606246948242</text:p>
          </table:table-cell>
          <table:table-cell table:number-columns-repeated="3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040.22717285156" calcext:value-type="float">
            <text:p>1040.22717285156</text:p>
          </table:table-cell>
          <table:table-cell table:number-columns-repeated="3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780.674621582031" calcext:value-type="float">
            <text:p>780.674621582031</text:p>
          </table:table-cell>
          <table:table-cell table:number-columns-repeated="3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428.7861328125" calcext:value-type="float">
            <text:p>428.7861328125</text:p>
          </table:table-cell>
          <table:table-cell table:number-columns-repeated="3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45.454696655273" calcext:value-type="float">
            <text:p>145.454696655273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7.458160400391" calcext:value-type="float">
            <text:p>327.458160400391</text:p>
          </table:table-cell>
          <table:table-cell table:number-columns-repeated="3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11.632995605469" calcext:value-type="float">
            <text:p>311.632995605469</text:p>
          </table:table-cell>
          <table:table-cell table:number-columns-repeated="3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13.171295166016" calcext:value-type="float">
            <text:p>213.171295166016</text:p>
          </table:table-cell>
          <table:table-cell table:number-columns-repeated="3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95.31413269043" calcext:value-type="float">
            <text:p>195.31413269043</text:p>
          </table:table-cell>
          <table:table-cell table:number-columns-repeated="3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950.750183105469" calcext:value-type="float">
            <text:p>950.750183105469</text:p>
          </table:table-cell>
          <table:table-cell table:number-columns-repeated="3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039.26013183594" calcext:value-type="float">
            <text:p>1039.26013183594</text:p>
          </table:table-cell>
          <table:table-cell table:number-columns-repeated="3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06.357360839844" calcext:value-type="float">
            <text:p>406.357360839844</text:p>
          </table:table-cell>
          <table:table-cell table:number-columns-repeated="3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69.116394042969" calcext:value-type="float">
            <text:p>269.116394042969</text:p>
          </table:table-cell>
          <table:table-cell table:number-columns-repeated="3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56.450729370117" calcext:value-type="float">
            <text:p>156.450729370117</text:p>
          </table:table-cell>
          <table:table-cell table:number-columns-repeated="3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31.477294921875" calcext:value-type="float">
            <text:p>631.477294921875</text:p>
          </table:table-cell>
          <table:table-cell table:number-columns-repeated="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00.805908203125" calcext:value-type="float">
            <text:p>400.805908203125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54.018417358398" calcext:value-type="float">
            <text:p>154.018417358398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57.362487792969" calcext:value-type="float">
            <text:p>157.362487792969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12.718383789062" calcext:value-type="float">
            <text:p>312.718383789062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56.8203125" calcext:value-type="float">
            <text:p>156.8203125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1.063507080078" calcext:value-type="float">
            <text:p>361.063507080078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10.342987060547" calcext:value-type="float">
            <text:p>410.342987060547</text:p>
          </table:table-cell>
          <table:table-cell table:number-columns-repeated="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11.222778320313" calcext:value-type="float">
            <text:p>511.222778320313</text:p>
          </table:table-cell>
          <table:table-cell table:number-columns-repeated="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148.92065429688" calcext:value-type="float">
            <text:p>1148.92065429688</text:p>
          </table:table-cell>
          <table:table-cell table:number-columns-repeated="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27.199432373047" calcext:value-type="float">
            <text:p>427.199432373047</text:p>
          </table:table-cell>
          <table:table-cell table:number-columns-repeated="3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52.877899169922" calcext:value-type="float">
            <text:p>352.877899169922</text:p>
          </table:table-cell>
          <table:table-cell table:number-columns-repeated="3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96.918884277344" calcext:value-type="float">
            <text:p>196.918884277344</text:p>
          </table:table-cell>
          <table:table-cell table:number-columns-repeated="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5.565399169922" calcext:value-type="float">
            <text:p>405.565399169922</text:p>
          </table:table-cell>
          <table:table-cell table:number-columns-repeated="3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85.843399047852" calcext:value-type="float">
            <text:p>185.843399047852</text:p>
          </table:table-cell>
          <table:table-cell table:number-columns-repeated="3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632.459777832031" calcext:value-type="float">
            <text:p>632.459777832031</text:p>
          </table:table-cell>
          <table:table-cell table:number-columns-repeated="3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309.232025146484" calcext:value-type="float">
            <text:p>309.232025146484</text:p>
          </table:table-cell>
          <table:table-cell table:number-columns-repeated="3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106.674369812012" calcext:value-type="float">
            <text:p>106.674369812012</text:p>
          </table:table-cell>
          <table:table-cell table:number-columns-repeated="3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747.796936035156" calcext:value-type="float">
            <text:p>747.796936035156</text:p>
          </table:table-cell>
          <table:table-cell table:number-columns-repeated="3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1672.46472167969" calcext:value-type="float">
            <text:p>1672.46472167969</text:p>
          </table:table-cell>
          <table:table-cell table:number-columns-repeated="3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447.181427001953" calcext:value-type="float">
            <text:p>447.181427001953</text:p>
          </table:table-cell>
          <table:table-cell table:number-columns-repeated="3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354.822937011719" calcext:value-type="float">
            <text:p>354.822937011719</text:p>
          </table:table-cell>
          <table:table-cell table:number-columns-repeated="3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403.258392333984" calcext:value-type="float">
            <text:p>403.258392333984</text:p>
          </table:table-cell>
          <table:table-cell table:number-columns-repeated="3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590.529174804688" calcext:value-type="float">
            <text:p>590.529174804688</text:p>
          </table:table-cell>
          <table:table-cell table:number-columns-repeated="3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157.107284545898" calcext:value-type="float">
            <text:p>157.107284545898</text:p>
          </table:table-cell>
          <table:table-cell table:number-columns-repeated="3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655.285583496094" calcext:value-type="float">
            <text:p>655.285583496094</text:p>
          </table:table-cell>
          <table:table-cell table:number-columns-repeated="3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849.711669921875" calcext:value-type="float">
            <text:p>849.711669921875</text:p>
          </table:table-cell>
          <table:table-cell table:number-columns-repeated="3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167.356338500977" calcext:value-type="float">
            <text:p>167.356338500977</text:p>
          </table:table-cell>
          <table:table-cell table:number-columns-repeated="3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403.444915771484" calcext:value-type="float">
            <text:p>403.444915771484</text:p>
          </table:table-cell>
          <table:table-cell table:number-columns-repeated="3"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665.318054199219" calcext:value-type="float">
            <text:p>665.318054199219</text:p>
          </table:table-cell>
          <table:table-cell table:number-columns-repeated="3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282.711303710937" calcext:value-type="float">
            <text:p>282.711303710937</text:p>
          </table:table-cell>
          <table:table-cell table:number-columns-repeated="3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281.579254150391" calcext:value-type="float">
            <text:p>281.579254150391</text:p>
          </table:table-cell>
          <table:table-cell table:number-columns-repeated="3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691.969848632813" calcext:value-type="float">
            <text:p>691.969848632813</text:p>
          </table:table-cell>
          <table:table-cell table:number-columns-repeated="3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555.392761230469" calcext:value-type="float">
            <text:p>555.392761230469</text:p>
          </table:table-cell>
          <table:table-cell table:number-columns-repeated="3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615.510314941406" calcext:value-type="float">
            <text:p>615.510314941406</text:p>
          </table:table-cell>
          <table:table-cell table:number-columns-repeated="3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126.028610229492" calcext:value-type="float">
            <text:p>126.028610229492</text:p>
          </table:table-cell>
          <table:table-cell table:number-columns-repeated="3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554.914001464844" calcext:value-type="float">
            <text:p>554.914001464844</text:p>
          </table:table-cell>
          <table:table-cell table:number-columns-repeated="3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313.339630126953" calcext:value-type="float">
            <text:p>313.339630126953</text:p>
          </table:table-cell>
          <table:table-cell table:number-columns-repeated="3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369.819366455078" calcext:value-type="float">
            <text:p>369.819366455078</text:p>
          </table:table-cell>
          <table:table-cell table:number-columns-repeated="3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01.469482421875" calcext:value-type="float">
            <text:p>301.469482421875</text:p>
          </table:table-cell>
          <table:table-cell table:number-columns-repeated="3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702.361511230469" calcext:value-type="float">
            <text:p>702.361511230469</text:p>
          </table:table-cell>
          <table:table-cell table:number-columns-repeated="3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338.293304443359" calcext:value-type="float">
            <text:p>338.293304443359</text:p>
          </table:table-cell>
          <table:table-cell table:number-columns-repeated="3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293.469909667969" calcext:value-type="float">
            <text:p>293.469909667969</text:p>
          </table:table-cell>
          <table:table-cell table:number-columns-repeated="3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107.381530761719" calcext:value-type="float">
            <text:p>107.381530761719</text:p>
          </table:table-cell>
          <table:table-cell table:number-columns-repeated="3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466.819580078125" calcext:value-type="float">
            <text:p>466.819580078125</text:p>
          </table:table-cell>
          <table:table-cell table:number-columns-repeated="3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590.784057617188" calcext:value-type="float">
            <text:p>590.784057617188</text:p>
          </table:table-cell>
          <table:table-cell table:number-columns-repeated="3"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671.062744140625" calcext:value-type="float">
            <text:p>671.062744140625</text:p>
          </table:table-cell>
          <table:table-cell table:number-columns-repeated="3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164.413650512695" calcext:value-type="float">
            <text:p>164.413650512695</text:p>
          </table:table-cell>
          <table:table-cell table:number-columns-repeated="3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935.7021484375" calcext:value-type="float">
            <text:p>935.7021484375</text:p>
          </table:table-cell>
          <table:table-cell table:number-columns-repeated="3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552.707458496094" calcext:value-type="float">
            <text:p>552.707458496094</text:p>
          </table:table-cell>
          <table:table-cell table:number-columns-repeated="3"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194.582962036133" calcext:value-type="float">
            <text:p>194.582962036133</text:p>
          </table:table-cell>
          <table:table-cell table:number-columns-repeated="3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252.650588989258" calcext:value-type="float">
            <text:p>252.650588989258</text:p>
          </table:table-cell>
          <table:table-cell table:number-columns-repeated="3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108.248092651367" calcext:value-type="float">
            <text:p>108.248092651367</text:p>
          </table:table-cell>
          <table:table-cell table:number-columns-repeated="3"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748.137084960938" calcext:value-type="float">
            <text:p>748.137084960938</text:p>
          </table:table-cell>
          <table:table-cell table:number-columns-repeated="3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1517.74951171875" calcext:value-type="float">
            <text:p>1517.74951171875</text:p>
          </table:table-cell>
          <table:table-cell table:number-columns-repeated="3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429.067596435547" calcext:value-type="float">
            <text:p>429.067596435547</text:p>
          </table:table-cell>
          <table:table-cell table:number-columns-repeated="3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333.243469238281" calcext:value-type="float">
            <text:p>333.243469238281</text:p>
          </table:table-cell>
          <table:table-cell table:number-columns-repeated="3"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137.212295532227" calcext:value-type="float">
            <text:p>137.212295532227</text:p>
          </table:table-cell>
          <table:table-cell table:number-columns-repeated="3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696.797973632813" calcext:value-type="float">
            <text:p>696.797973632813</text:p>
          </table:table-cell>
          <table:table-cell table:number-columns-repeated="3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469.230224609375" calcext:value-type="float">
            <text:p>469.230224609375</text:p>
          </table:table-cell>
          <table:table-cell table:number-columns-repeated="3"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852.612731933594" calcext:value-type="float">
            <text:p>852.612731933594</text:p>
          </table:table-cell>
          <table:table-cell table:number-columns-repeated="3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107.712760925293" calcext:value-type="float">
            <text:p>107.712760925293</text:p>
          </table:table-cell>
          <table:table-cell table:number-columns-repeated="3"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175.705001831055" calcext:value-type="float">
            <text:p>175.705001831055</text:p>
          </table:table-cell>
          <table:table-cell table:number-columns-repeated="3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370.847747802734" calcext:value-type="float">
            <text:p>370.847747802734</text:p>
          </table:table-cell>
          <table:table-cell table:number-columns-repeated="3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272.691131591797" calcext:value-type="float">
            <text:p>272.691131591797</text:p>
          </table:table-cell>
          <table:table-cell table:number-columns-repeated="3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222.199752807617" calcext:value-type="float">
            <text:p>222.199752807617</text:p>
          </table:table-cell>
          <table:table-cell table:number-columns-repeated="3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166.08056640625" calcext:value-type="float">
            <text:p>166.08056640625</text:p>
          </table:table-cell>
          <table:table-cell table:number-columns-repeated="3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272.165557861328" calcext:value-type="float">
            <text:p>272.165557861328</text:p>
          </table:table-cell>
          <table:table-cell table:number-columns-repeated="3"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145.135696411133" calcext:value-type="float">
            <text:p>145.135696411133</text:p>
          </table:table-cell>
          <table:table-cell table:number-columns-repeated="3"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230.236038208008" calcext:value-type="float">
            <text:p>230.236038208008</text:p>
          </table:table-cell>
          <table:table-cell table:number-columns-repeated="3"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252.404663085938" calcext:value-type="float">
            <text:p>252.404663085938</text:p>
          </table:table-cell>
          <table:table-cell table:number-columns-repeated="3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669.323852539063" calcext:value-type="float">
            <text:p>669.323852539063</text:p>
          </table:table-cell>
          <table:table-cell table:number-columns-repeated="3"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260.767578125" calcext:value-type="float">
            <text:p>260.767578125</text:p>
          </table:table-cell>
          <table:table-cell table:number-columns-repeated="3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284.715301513672" calcext:value-type="float">
            <text:p>284.715301513672</text:p>
          </table:table-cell>
          <table:table-cell table:number-columns-repeated="3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272.690582275391" calcext:value-type="float">
            <text:p>272.690582275391</text:p>
          </table:table-cell>
          <table:table-cell table:number-columns-repeated="3"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116.269088745117" calcext:value-type="float">
            <text:p>116.269088745117</text:p>
          </table:table-cell>
          <table:table-cell table:number-columns-repeated="3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98.4458465576172" calcext:value-type="float">
            <text:p>98.4458465576172</text:p>
          </table:table-cell>
          <table:table-cell table:number-columns-repeated="3"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1320.76245117188" calcext:value-type="float">
            <text:p>1320.76245117188</text:p>
          </table:table-cell>
          <table:table-cell table:number-columns-repeated="3"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474.653289794922" calcext:value-type="float">
            <text:p>474.653289794922</text:p>
          </table:table-cell>
          <table:table-cell table:number-columns-repeated="3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151.365814208984" calcext:value-type="float">
            <text:p>151.365814208984</text:p>
          </table:table-cell>
          <table:table-cell table:number-columns-repeated="3"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107.138465881348" calcext:value-type="float">
            <text:p>107.138465881348</text:p>
          </table:table-cell>
          <table:table-cell table:number-columns-repeated="3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475.831329345703" calcext:value-type="float">
            <text:p>475.831329345703</text:p>
          </table:table-cell>
          <table:table-cell table:number-columns-repeated="3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147.595062255859" calcext:value-type="float">
            <text:p>147.595062255859</text:p>
          </table:table-cell>
          <table:table-cell table:number-columns-repeated="3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983.512023925781" calcext:value-type="float">
            <text:p>983.512023925781</text:p>
          </table:table-cell>
          <table:table-cell table:number-columns-repeated="3"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244.001007080078" calcext:value-type="float">
            <text:p>244.001007080078</text:p>
          </table:table-cell>
          <table:table-cell table:number-columns-repeated="3"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471.844635009766" calcext:value-type="float">
            <text:p>471.844635009766</text:p>
          </table:table-cell>
          <table:table-cell table:number-columns-repeated="3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127.117652893066" calcext:value-type="float">
            <text:p>127.117652893066</text:p>
          </table:table-cell>
          <table:table-cell table:number-columns-repeated="3"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136.986587524414" calcext:value-type="float">
            <text:p>136.986587524414</text:p>
          </table:table-cell>
          <table:table-cell table:number-columns-repeated="3"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471.580963134766" calcext:value-type="float">
            <text:p>471.580963134766</text:p>
          </table:table-cell>
          <table:table-cell table:number-columns-repeated="3"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310.139892578125" calcext:value-type="float">
            <text:p>310.139892578125</text:p>
          </table:table-cell>
          <table:table-cell table:number-columns-repeated="3"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98.9019622802734" calcext:value-type="float">
            <text:p>98.9019622802734</text:p>
          </table:table-cell>
          <table:table-cell table:number-columns-repeated="3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55.407104492188" calcext:value-type="float">
            <text:p>155.407104492188</text:p>
          </table:table-cell>
          <table:table-cell table:number-columns-repeated="3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271.873107910156" calcext:value-type="float">
            <text:p>271.873107910156</text:p>
          </table:table-cell>
          <table:table-cell table:number-columns-repeated="3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262.835815429687" calcext:value-type="float">
            <text:p>262.835815429687</text:p>
          </table:table-cell>
          <table:table-cell table:number-columns-repeated="3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196.353225708008" calcext:value-type="float">
            <text:p>196.353225708008</text:p>
          </table:table-cell>
          <table:table-cell table:number-columns-repeated="3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87.378288269043" calcext:value-type="float">
            <text:p>87.378288269043</text:p>
          </table:table-cell>
          <table:table-cell table:number-columns-repeated="3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499.053314208984" calcext:value-type="float">
            <text:p>499.053314208984</text:p>
          </table:table-cell>
          <table:table-cell table:number-columns-repeated="3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645.514709472656" calcext:value-type="float">
            <text:p>645.514709472656</text:p>
          </table:table-cell>
          <table:table-cell table:number-columns-repeated="3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204.778457641602" calcext:value-type="float">
            <text:p>204.778457641602</text:p>
          </table:table-cell>
          <table:table-cell table:number-columns-repeated="3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106.16584777832" calcext:value-type="float">
            <text:p>106.16584777832</text:p>
          </table:table-cell>
          <table:table-cell table:number-columns-repeated="3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1368.21826171875" calcext:value-type="float">
            <text:p>1368.21826171875</text:p>
          </table:table-cell>
          <table:table-cell table:number-columns-repeated="3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551.60498046875" calcext:value-type="float">
            <text:p>551.60498046875</text:p>
          </table:table-cell>
          <table:table-cell table:number-columns-repeated="3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223.36653137207" calcext:value-type="float">
            <text:p>223.36653137207</text:p>
          </table:table-cell>
          <table:table-cell table:number-columns-repeated="3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116.745758056641" calcext:value-type="float">
            <text:p>116.745758056641</text:p>
          </table:table-cell>
          <table:table-cell table:number-columns-repeated="3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299.425201416016" calcext:value-type="float">
            <text:p>299.425201416016</text:p>
          </table:table-cell>
          <table:table-cell table:number-columns-repeated="3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264.331817626953" calcext:value-type="float">
            <text:p>264.331817626953</text:p>
          </table:table-cell>
          <table:table-cell table:number-columns-repeated="3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125.872779846191" calcext:value-type="float">
            <text:p>125.872779846191</text:p>
          </table:table-cell>
          <table:table-cell table:number-columns-repeated="3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274.944580078125" calcext:value-type="float">
            <text:p>274.944580078125</text:p>
          </table:table-cell>
          <table:table-cell table:number-columns-repeated="3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284.896240234375" calcext:value-type="float">
            <text:p>284.896240234375</text:p>
          </table:table-cell>
          <table:table-cell table:number-columns-repeated="3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245.267639160156" calcext:value-type="float">
            <text:p>245.267639160156</text:p>
          </table:table-cell>
          <table:table-cell table:number-columns-repeated="3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290.311889648437" calcext:value-type="float">
            <text:p>290.311889648437</text:p>
          </table:table-cell>
          <table:table-cell table:number-columns-repeated="3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792.188110351563" calcext:value-type="float">
            <text:p>792.188110351563</text:p>
          </table:table-cell>
          <table:table-cell table:number-columns-repeated="3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538.856811523438" calcext:value-type="float">
            <text:p>538.856811523438</text:p>
          </table:table-cell>
          <table:table-cell table:number-columns-repeated="3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309.215209960937" calcext:value-type="float">
            <text:p>309.215209960937</text:p>
          </table:table-cell>
          <table:table-cell table:number-columns-repeated="3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498.848968505859" calcext:value-type="float">
            <text:p>498.848968505859</text:p>
          </table:table-cell>
          <table:table-cell table:number-columns-repeated="3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625.128601074219" calcext:value-type="float">
            <text:p>625.128601074219</text:p>
          </table:table-cell>
          <table:table-cell table:number-columns-repeated="3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638.894836425781" calcext:value-type="float">
            <text:p>638.894836425781</text:p>
          </table:table-cell>
          <table:table-cell table:number-columns-repeated="3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561.11328125" calcext:value-type="float">
            <text:p>561.11328125</text:p>
          </table:table-cell>
          <table:table-cell table:number-columns-repeated="3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670.403747558594" calcext:value-type="float">
            <text:p>670.403747558594</text:p>
          </table:table-cell>
          <table:table-cell table:number-columns-repeated="3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470.567291259766" calcext:value-type="float">
            <text:p>470.567291259766</text:p>
          </table:table-cell>
          <table:table-cell table:number-columns-repeated="3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407.415161132812" calcext:value-type="float">
            <text:p>407.415161132812</text:p>
          </table:table-cell>
          <table:table-cell table:number-columns-repeated="3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97.3623962402344" calcext:value-type="float">
            <text:p>97.3623962402344</text:p>
          </table:table-cell>
          <table:table-cell table:number-columns-repeated="3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97.8683166503906" calcext:value-type="float">
            <text:p>97.8683166503906</text:p>
          </table:table-cell>
          <table:table-cell table:number-columns-repeated="3"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583.627014160156" calcext:value-type="float">
            <text:p>583.627014160156</text:p>
          </table:table-cell>
          <table:table-cell table:number-columns-repeated="3"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351.1484375" calcext:value-type="float">
            <text:p>351.1484375</text:p>
          </table:table-cell>
          <table:table-cell table:number-columns-repeated="3"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176.527359008789" calcext:value-type="float">
            <text:p>176.527359008789</text:p>
          </table:table-cell>
          <table:table-cell table:number-columns-repeated="3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80.751739501953" calcext:value-type="float">
            <text:p>280.751739501953</text:p>
          </table:table-cell>
          <table:table-cell table:number-columns-repeated="3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224.430709838867" calcext:value-type="float">
            <text:p>224.430709838867</text:p>
          </table:table-cell>
          <table:table-cell table:number-columns-repeated="3"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381.084838867188" calcext:value-type="float">
            <text:p>381.084838867188</text:p>
          </table:table-cell>
          <table:table-cell table:number-columns-repeated="3"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206.515472412109" calcext:value-type="float">
            <text:p>206.515472412109</text:p>
          </table:table-cell>
          <table:table-cell table:number-columns-repeated="3"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457.62646484375" calcext:value-type="float">
            <text:p>457.62646484375</text:p>
          </table:table-cell>
          <table:table-cell table:number-columns-repeated="3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517.065795898438" calcext:value-type="float">
            <text:p>517.065795898438</text:p>
          </table:table-cell>
          <table:table-cell table:number-columns-repeated="3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422.194702148438" calcext:value-type="float">
            <text:p>422.194702148438</text:p>
          </table:table-cell>
          <table:table-cell table:number-columns-repeated="3"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388.890258789062" calcext:value-type="float">
            <text:p>388.890258789062</text:p>
          </table:table-cell>
          <table:table-cell table:number-columns-repeated="3"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360.045471191406" calcext:value-type="float">
            <text:p>360.045471191406</text:p>
          </table:table-cell>
          <table:table-cell table:number-columns-repeated="3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400.698791503906" calcext:value-type="float">
            <text:p>400.698791503906</text:p>
          </table:table-cell>
          <table:table-cell table:number-columns-repeated="3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400.500061035156" calcext:value-type="float">
            <text:p>400.500061035156</text:p>
          </table:table-cell>
          <table:table-cell table:number-columns-repeated="3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139.870407104492" calcext:value-type="float">
            <text:p>139.870407104492</text:p>
          </table:table-cell>
          <table:table-cell table:number-columns-repeated="3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388.764068603516" calcext:value-type="float">
            <text:p>388.764068603516</text:p>
          </table:table-cell>
          <table:table-cell table:number-columns-repeated="3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261.88720703125" calcext:value-type="float">
            <text:p>261.88720703125</text:p>
          </table:table-cell>
          <table:table-cell table:number-columns-repeated="3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117.42399597168" calcext:value-type="float">
            <text:p>117.42399597168</text:p>
          </table:table-cell>
          <table:table-cell table:number-columns-repeated="3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631.651611328125" calcext:value-type="float">
            <text:p>631.651611328125</text:p>
          </table:table-cell>
          <table:table-cell table:number-columns-repeated="3"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475.382354736328" calcext:value-type="float">
            <text:p>475.382354736328</text:p>
          </table:table-cell>
          <table:table-cell table:number-columns-repeated="3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297.577514648437" calcext:value-type="float">
            <text:p>297.577514648437</text:p>
          </table:table-cell>
          <table:table-cell table:number-columns-repeated="3"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78.4052200317383" calcext:value-type="float">
            <text:p>78.4052200317383</text:p>
          </table:table-cell>
          <table:table-cell table:number-columns-repeated="3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368.697113037109" calcext:value-type="float">
            <text:p>368.697113037109</text:p>
          </table:table-cell>
          <table:table-cell table:number-columns-repeated="3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205.013778686523" calcext:value-type="float">
            <text:p>205.013778686523</text:p>
          </table:table-cell>
          <table:table-cell table:number-columns-repeated="3"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684.234558105469" calcext:value-type="float">
            <text:p>684.234558105469</text:p>
          </table:table-cell>
          <table:table-cell table:number-columns-repeated="3"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408.283142089844" calcext:value-type="float">
            <text:p>408.283142089844</text:p>
          </table:table-cell>
          <table:table-cell table:number-columns-repeated="3"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126.030578613281" calcext:value-type="float">
            <text:p>126.030578613281</text:p>
          </table:table-cell>
          <table:table-cell table:number-columns-repeated="3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318.861541748047" calcext:value-type="float">
            <text:p>318.861541748047</text:p>
          </table:table-cell>
          <table:table-cell table:number-columns-repeated="3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244.528442382812" calcext:value-type="float">
            <text:p>244.528442382812</text:p>
          </table:table-cell>
          <table:table-cell table:number-columns-repeated="3"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554.795715332031" calcext:value-type="float">
            <text:p>554.795715332031</text:p>
          </table:table-cell>
          <table:table-cell table:number-columns-repeated="3"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932.763549804688" calcext:value-type="float">
            <text:p>932.763549804688</text:p>
          </table:table-cell>
          <table:table-cell table:number-columns-repeated="3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345.428588867187" calcext:value-type="float">
            <text:p>345.428588867187</text:p>
          </table:table-cell>
          <table:table-cell table:number-columns-repeated="3"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373.099670410156" calcext:value-type="float">
            <text:p>373.099670410156</text:p>
          </table:table-cell>
          <table:table-cell table:number-columns-repeated="3"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174.486724853516" calcext:value-type="float">
            <text:p>174.486724853516</text:p>
          </table:table-cell>
          <table:table-cell table:number-columns-repeated="3"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979.69677734375" calcext:value-type="float">
            <text:p>979.69677734375</text:p>
          </table:table-cell>
          <table:table-cell table:number-columns-repeated="3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408.871520996094" calcext:value-type="float">
            <text:p>408.871520996094</text:p>
          </table:table-cell>
          <table:table-cell table:number-columns-repeated="3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273.252777099609" calcext:value-type="float">
            <text:p>273.252777099609</text:p>
          </table:table-cell>
          <table:table-cell table:number-columns-repeated="3"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225.51448059082" calcext:value-type="float">
            <text:p>225.51448059082</text:p>
          </table:table-cell>
          <table:table-cell table:number-columns-repeated="3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117.173393249512" calcext:value-type="float">
            <text:p>117.173393249512</text:p>
          </table:table-cell>
          <table:table-cell table:number-columns-repeated="3"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362.683685302734" calcext:value-type="float">
            <text:p>362.683685302734</text:p>
          </table:table-cell>
          <table:table-cell table:number-columns-repeated="3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155.280090332031" calcext:value-type="float">
            <text:p>155.280090332031</text:p>
          </table:table-cell>
          <table:table-cell table:number-columns-repeated="3"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991.743225097656" calcext:value-type="float">
            <text:p>991.743225097656</text:p>
          </table:table-cell>
          <table:table-cell table:number-columns-repeated="3"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405.963653564453" calcext:value-type="float">
            <text:p>405.963653564453</text:p>
          </table:table-cell>
          <table:table-cell table:number-columns-repeated="3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346.555297851563" calcext:value-type="float">
            <text:p>346.555297851563</text:p>
          </table:table-cell>
          <table:table-cell table:number-columns-repeated="3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353.630065917969" calcext:value-type="float">
            <text:p>353.630065917969</text:p>
          </table:table-cell>
          <table:table-cell table:number-columns-repeated="3"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98.0146942138672" calcext:value-type="float">
            <text:p>98.0146942138672</text:p>
          </table:table-cell>
          <table:table-cell table:number-columns-repeated="3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86.5989227294922" calcext:value-type="float">
            <text:p>86.5989227294922</text:p>
          </table:table-cell>
          <table:table-cell table:number-columns-repeated="3"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126.17244720459" calcext:value-type="float">
            <text:p>126.17244720459</text:p>
          </table:table-cell>
          <table:table-cell table:number-columns-repeated="3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98.6193161010742" calcext:value-type="float">
            <text:p>98.6193161010742</text:p>
          </table:table-cell>
          <table:table-cell table:number-columns-repeated="3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731.028869628906" calcext:value-type="float">
            <text:p>731.028869628906</text:p>
          </table:table-cell>
          <table:table-cell table:number-columns-repeated="3"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145.620864868164" calcext:value-type="float">
            <text:p>145.620864868164</text:p>
          </table:table-cell>
          <table:table-cell table:number-columns-repeated="3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108.106758117676" calcext:value-type="float">
            <text:p>108.106758117676</text:p>
          </table:table-cell>
          <table:table-cell table:number-columns-repeated="3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946.179748535156" calcext:value-type="float">
            <text:p>946.179748535156</text:p>
          </table:table-cell>
          <table:table-cell table:number-columns-repeated="3"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508.0029296875" calcext:value-type="float">
            <text:p>508.0029296875</text:p>
          </table:table-cell>
          <table:table-cell table:number-columns-repeated="3"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166.338943481445" calcext:value-type="float">
            <text:p>166.338943481445</text:p>
          </table:table-cell>
          <table:table-cell table:number-columns-repeated="3"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264.429870605469" calcext:value-type="float">
            <text:p>264.429870605469</text:p>
          </table:table-cell>
          <table:table-cell table:number-columns-repeated="3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1023.78784179688" calcext:value-type="float">
            <text:p>1023.78784179688</text:p>
          </table:table-cell>
          <table:table-cell table:number-columns-repeated="3"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309.178039550781" calcext:value-type="float">
            <text:p>309.178039550781</text:p>
          </table:table-cell>
          <table:table-cell table:number-columns-repeated="3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429.031127929688" calcext:value-type="float">
            <text:p>429.031127929688</text:p>
          </table:table-cell>
          <table:table-cell table:number-columns-repeated="3"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225.438613891602" calcext:value-type="float">
            <text:p>225.438613891602</text:p>
          </table:table-cell>
          <table:table-cell table:number-columns-repeated="3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154.937088012695" calcext:value-type="float">
            <text:p>154.937088012695</text:p>
          </table:table-cell>
          <table:table-cell table:number-columns-repeated="3"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727.617309570313" calcext:value-type="float">
            <text:p>727.617309570313</text:p>
          </table:table-cell>
          <table:table-cell table:number-columns-repeated="3"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761.718627929688" calcext:value-type="float">
            <text:p>761.718627929688</text:p>
          </table:table-cell>
          <table:table-cell table:number-columns-repeated="3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467.545043945313" calcext:value-type="float">
            <text:p>467.545043945313</text:p>
          </table:table-cell>
          <table:table-cell table:number-columns-repeated="3"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97.7349243164062" calcext:value-type="float">
            <text:p>97.7349243164062</text:p>
          </table:table-cell>
          <table:table-cell table:number-columns-repeated="3"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123.179656982422" calcext:value-type="float">
            <text:p>123.179656982422</text:p>
          </table:table-cell>
          <table:table-cell table:number-columns-repeated="3"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541.064331054688" calcext:value-type="float">
            <text:p>541.064331054688</text:p>
          </table:table-cell>
          <table:table-cell table:number-columns-repeated="3"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1182.23718261719" calcext:value-type="float">
            <text:p>1182.23718261719</text:p>
          </table:table-cell>
          <table:table-cell table:number-columns-repeated="3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71.887329101562" calcext:value-type="float">
            <text:p>271.887329101562</text:p>
          </table:table-cell>
          <table:table-cell table:number-columns-repeated="3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416.342041015625" calcext:value-type="float">
            <text:p>416.342041015625</text:p>
          </table:table-cell>
          <table:table-cell table:number-columns-repeated="3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582.514892578125" calcext:value-type="float">
            <text:p>582.514892578125</text:p>
          </table:table-cell>
          <table:table-cell table:number-columns-repeated="3"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107.261138916016" calcext:value-type="float">
            <text:p>107.261138916016</text:p>
          </table:table-cell>
          <table:table-cell table:number-columns-repeated="3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118.276954650879" calcext:value-type="float">
            <text:p>118.276954650879</text:p>
          </table:table-cell>
          <table:table-cell table:number-columns-repeated="3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368.886291503906" calcext:value-type="float">
            <text:p>368.886291503906</text:p>
          </table:table-cell>
          <table:table-cell table:number-columns-repeated="3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135.744552612305" calcext:value-type="float">
            <text:p>135.744552612305</text:p>
          </table:table-cell>
          <table:table-cell table:number-columns-repeated="3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415.009552001953" calcext:value-type="float">
            <text:p>415.009552001953</text:p>
          </table:table-cell>
          <table:table-cell table:number-columns-repeated="3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85.6175155639648" calcext:value-type="float">
            <text:p>85.6175155639648</text:p>
          </table:table-cell>
          <table:table-cell table:number-columns-repeated="3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487.746734619141" calcext:value-type="float">
            <text:p>487.746734619141</text:p>
          </table:table-cell>
          <table:table-cell table:number-columns-repeated="3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154.757659912109" calcext:value-type="float">
            <text:p>154.757659912109</text:p>
          </table:table-cell>
          <table:table-cell table:number-columns-repeated="3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88.8311233520508" calcext:value-type="float">
            <text:p>88.8311233520508</text:p>
          </table:table-cell>
          <table:table-cell table:number-columns-repeated="3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155.909912109375" calcext:value-type="float">
            <text:p>155.909912109375</text:p>
          </table:table-cell>
          <table:table-cell table:number-columns-repeated="3"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319.650024414062" calcext:value-type="float">
            <text:p>319.650024414062</text:p>
          </table:table-cell>
          <table:table-cell table:number-columns-repeated="3"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192.497863769531" calcext:value-type="float">
            <text:p>192.497863769531</text:p>
          </table:table-cell>
          <table:table-cell table:number-columns-repeated="3"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1015.03356933594" calcext:value-type="float">
            <text:p>1015.03356933594</text:p>
          </table:table-cell>
          <table:table-cell table:number-columns-repeated="3"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87.5682830810547" calcext:value-type="float">
            <text:p>87.5682830810547</text:p>
          </table:table-cell>
          <table:table-cell table:number-columns-repeated="3"/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392.478698730469" calcext:value-type="float">
            <text:p>392.478698730469</text:p>
          </table:table-cell>
          <table:table-cell table:number-columns-repeated="3"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243.266235351562" calcext:value-type="float">
            <text:p>243.266235351562</text:p>
          </table:table-cell>
          <table:table-cell table:number-columns-repeated="3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362.794616699219" calcext:value-type="float">
            <text:p>362.794616699219</text:p>
          </table:table-cell>
          <table:table-cell table:number-columns-repeated="3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473.750762939453" calcext:value-type="float">
            <text:p>473.750762939453</text:p>
          </table:table-cell>
          <table:table-cell table:number-columns-repeated="3"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577.205444335938" calcext:value-type="float">
            <text:p>577.205444335938</text:p>
          </table:table-cell>
          <table:table-cell table:number-columns-repeated="3"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283.962463378906" calcext:value-type="float">
            <text:p>283.962463378906</text:p>
          </table:table-cell>
          <table:table-cell table:number-columns-repeated="3"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389.946899414062" calcext:value-type="float">
            <text:p>389.946899414062</text:p>
          </table:table-cell>
          <table:table-cell table:number-columns-repeated="3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741.599182128906" calcext:value-type="float">
            <text:p>741.599182128906</text:p>
          </table:table-cell>
          <table:table-cell table:number-columns-repeated="3"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705.177429199219" calcext:value-type="float">
            <text:p>705.177429199219</text:p>
          </table:table-cell>
          <table:table-cell table:number-columns-repeated="3"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545.204040527344" calcext:value-type="float">
            <text:p>545.204040527344</text:p>
          </table:table-cell>
          <table:table-cell table:number-columns-repeated="3"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475.761535644531" calcext:value-type="float">
            <text:p>475.761535644531</text:p>
          </table:table-cell>
          <table:table-cell table:number-columns-repeated="3"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905.089416503906" calcext:value-type="float">
            <text:p>905.089416503906</text:p>
          </table:table-cell>
          <table:table-cell table:number-columns-repeated="3"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117.619613647461" calcext:value-type="float">
            <text:p>117.619613647461</text:p>
          </table:table-cell>
          <table:table-cell table:number-columns-repeated="3"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323.625701904297" calcext:value-type="float">
            <text:p>323.625701904297</text:p>
          </table:table-cell>
          <table:table-cell table:number-columns-repeated="3"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410.705749511719" calcext:value-type="float">
            <text:p>410.705749511719</text:p>
          </table:table-cell>
          <table:table-cell table:number-columns-repeated="3"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174.508895874023" calcext:value-type="float">
            <text:p>174.508895874023</text:p>
          </table:table-cell>
          <table:table-cell table:number-columns-repeated="3"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87.9907989501953" calcext:value-type="float">
            <text:p>87.9907989501953</text:p>
          </table:table-cell>
          <table:table-cell table:number-columns-repeated="3"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135.050247192383" calcext:value-type="float">
            <text:p>135.050247192383</text:p>
          </table:table-cell>
          <table:table-cell table:number-columns-repeated="3"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762.515869140625" calcext:value-type="float">
            <text:p>762.515869140625</text:p>
          </table:table-cell>
          <table:table-cell table:number-columns-repeated="3"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175.252990722656" calcext:value-type="float">
            <text:p>175.252990722656</text:p>
          </table:table-cell>
          <table:table-cell table:number-columns-repeated="3"/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1286.85510253906" calcext:value-type="float">
            <text:p>1286.85510253906</text:p>
          </table:table-cell>
          <table:table-cell table:number-columns-repeated="3"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117.755401611328" calcext:value-type="float">
            <text:p>117.755401611328</text:p>
          </table:table-cell>
          <table:table-cell table:number-columns-repeated="3"/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917.041198730469" calcext:value-type="float">
            <text:p>917.041198730469</text:p>
          </table:table-cell>
          <table:table-cell table:number-columns-repeated="3"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381.587432861328" calcext:value-type="float">
            <text:p>381.587432861328</text:p>
          </table:table-cell>
          <table:table-cell table:number-columns-repeated="3"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135.070999145508" calcext:value-type="float">
            <text:p>135.070999145508</text:p>
          </table:table-cell>
          <table:table-cell table:number-columns-repeated="3"/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107.349487304688" calcext:value-type="float">
            <text:p>107.349487304688</text:p>
          </table:table-cell>
          <table:table-cell table:number-columns-repeated="3"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286.145904541016" calcext:value-type="float">
            <text:p>286.145904541016</text:p>
          </table:table-cell>
          <table:table-cell table:number-columns-repeated="3"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259.801116943359" calcext:value-type="float">
            <text:p>259.801116943359</text:p>
          </table:table-cell>
          <table:table-cell table:number-columns-repeated="3"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145.922027587891" calcext:value-type="float">
            <text:p>145.922027587891</text:p>
          </table:table-cell>
          <table:table-cell table:number-columns-repeated="3"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952.271362304688" calcext:value-type="float">
            <text:p>952.271362304688</text:p>
          </table:table-cell>
          <table:table-cell table:number-columns-repeated="3"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731.855041503906" calcext:value-type="float">
            <text:p>731.855041503906</text:p>
          </table:table-cell>
          <table:table-cell table:number-columns-repeated="3"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69.0473861694336" calcext:value-type="float">
            <text:p>69.0473861694336</text:p>
          </table:table-cell>
          <table:table-cell table:number-columns-repeated="3"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720.864562988281" calcext:value-type="float">
            <text:p>720.864562988281</text:p>
          </table:table-cell>
          <table:table-cell table:number-columns-repeated="3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86.912536621094" calcext:value-type="float">
            <text:p>286.912536621094</text:p>
          </table:table-cell>
          <table:table-cell table:number-columns-repeated="3"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271.850799560547" calcext:value-type="float">
            <text:p>271.850799560547</text:p>
          </table:table-cell>
          <table:table-cell table:number-columns-repeated="3"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223.103332519531" calcext:value-type="float">
            <text:p>223.103332519531</text:p>
          </table:table-cell>
          <table:table-cell table:number-columns-repeated="3"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108.119049072266" calcext:value-type="float">
            <text:p>108.119049072266</text:p>
          </table:table-cell>
          <table:table-cell table:number-columns-repeated="3"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155.210296630859" calcext:value-type="float">
            <text:p>155.210296630859</text:p>
          </table:table-cell>
          <table:table-cell table:number-columns-repeated="3"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135.89387512207" calcext:value-type="float">
            <text:p>135.89387512207</text:p>
          </table:table-cell>
          <table:table-cell table:number-columns-repeated="3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816.196472167969" calcext:value-type="float">
            <text:p>816.196472167969</text:p>
          </table:table-cell>
          <table:table-cell table:number-columns-repeated="3"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662.518615722656" calcext:value-type="float">
            <text:p>662.518615722656</text:p>
          </table:table-cell>
          <table:table-cell table:number-columns-repeated="3"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436.040313720703" calcext:value-type="float">
            <text:p>436.040313720703</text:p>
          </table:table-cell>
          <table:table-cell table:number-columns-repeated="3"/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319.262176513672" calcext:value-type="float">
            <text:p>319.262176513672</text:p>
          </table:table-cell>
          <table:table-cell table:number-columns-repeated="3"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1009.3623046875" calcext:value-type="float">
            <text:p>1009.3623046875</text:p>
          </table:table-cell>
          <table:table-cell table:number-columns-repeated="3"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146.103408813477" calcext:value-type="float">
            <text:p>146.103408813477</text:p>
          </table:table-cell>
          <table:table-cell table:number-columns-repeated="3"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97.3880996704102" calcext:value-type="float">
            <text:p>97.3880996704102</text:p>
          </table:table-cell>
          <table:table-cell table:number-columns-repeated="3"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827.907836914063" calcext:value-type="float">
            <text:p>827.907836914063</text:p>
          </table:table-cell>
          <table:table-cell table:number-columns-repeated="3"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408.523834228516" calcext:value-type="float">
            <text:p>408.523834228516</text:p>
          </table:table-cell>
          <table:table-cell table:number-columns-repeated="3"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87.9190063476563" calcext:value-type="float">
            <text:p>87.9190063476563</text:p>
          </table:table-cell>
          <table:table-cell table:number-columns-repeated="3"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106.06517791748" calcext:value-type="float">
            <text:p>106.06517791748</text:p>
          </table:table-cell>
          <table:table-cell table:number-columns-repeated="3"/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214.406921386719" calcext:value-type="float">
            <text:p>214.406921386719</text:p>
          </table:table-cell>
          <table:table-cell table:number-columns-repeated="3"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734.057250976563" calcext:value-type="float">
            <text:p>734.057250976563</text:p>
          </table:table-cell>
          <table:table-cell table:number-columns-repeated="3"/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524.651794433594" calcext:value-type="float">
            <text:p>524.651794433594</text:p>
          </table:table-cell>
          <table:table-cell table:number-columns-repeated="3"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264.376678466797" calcext:value-type="float">
            <text:p>264.376678466797</text:p>
          </table:table-cell>
          <table:table-cell table:number-columns-repeated="3"/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135.764434814453" calcext:value-type="float">
            <text:p>135.764434814453</text:p>
          </table:table-cell>
          <table:table-cell table:number-columns-repeated="3"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337.469757080078" calcext:value-type="float">
            <text:p>337.469757080078</text:p>
          </table:table-cell>
          <table:table-cell table:number-columns-repeated="3"/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566.137756347656" calcext:value-type="float">
            <text:p>566.137756347656</text:p>
          </table:table-cell>
          <table:table-cell table:number-columns-repeated="3"/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194.743698120117" calcext:value-type="float">
            <text:p>194.743698120117</text:p>
          </table:table-cell>
          <table:table-cell table:number-columns-repeated="3"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321.536315917969" calcext:value-type="float">
            <text:p>321.536315917969</text:p>
          </table:table-cell>
          <table:table-cell table:number-columns-repeated="3"/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185.669067382813" calcext:value-type="float">
            <text:p>185.669067382813</text:p>
          </table:table-cell>
          <table:table-cell table:number-columns-repeated="3"/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214.575241088867" calcext:value-type="float">
            <text:p>214.575241088867</text:p>
          </table:table-cell>
          <table:table-cell table:number-columns-repeated="3"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361.72509765625" calcext:value-type="float">
            <text:p>361.72509765625</text:p>
          </table:table-cell>
          <table:table-cell table:number-columns-repeated="3"/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342.775024414063" calcext:value-type="float">
            <text:p>342.775024414063</text:p>
          </table:table-cell>
          <table:table-cell table:number-columns-repeated="3"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88.4798889160156" calcext:value-type="float">
            <text:p>88.4798889160156</text:p>
          </table:table-cell>
          <table:table-cell table:number-columns-repeated="3"/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86.9253845214844" calcext:value-type="float">
            <text:p>86.9253845214844</text:p>
          </table:table-cell>
          <table:table-cell table:number-columns-repeated="3"/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314.574584960937" calcext:value-type="float">
            <text:p>314.574584960937</text:p>
          </table:table-cell>
          <table:table-cell table:number-columns-repeated="3"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533.545166015625" calcext:value-type="float">
            <text:p>533.545166015625</text:p>
          </table:table-cell>
          <table:table-cell table:number-columns-repeated="3"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626.191467285156" calcext:value-type="float">
            <text:p>626.191467285156</text:p>
          </table:table-cell>
          <table:table-cell table:number-columns-repeated="3"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87.8233108520508" calcext:value-type="float">
            <text:p>87.8233108520508</text:p>
          </table:table-cell>
          <table:table-cell table:number-columns-repeated="3"/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361.061920166016" calcext:value-type="float">
            <text:p>361.061920166016</text:p>
          </table:table-cell>
          <table:table-cell table:number-columns-repeated="3"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341.183898925781" calcext:value-type="float">
            <text:p>341.183898925781</text:p>
          </table:table-cell>
          <table:table-cell table:number-columns-repeated="3"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284.428955078125" calcext:value-type="float">
            <text:p>284.428955078125</text:p>
          </table:table-cell>
          <table:table-cell table:number-columns-repeated="3"/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126.367248535156" calcext:value-type="float">
            <text:p>126.367248535156</text:p>
          </table:table-cell>
          <table:table-cell table:number-columns-repeated="3"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458.764831542969" calcext:value-type="float">
            <text:p>458.764831542969</text:p>
          </table:table-cell>
          <table:table-cell table:number-columns-repeated="3"/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253.487854003906" calcext:value-type="float">
            <text:p>253.487854003906</text:p>
          </table:table-cell>
          <table:table-cell table:number-columns-repeated="3"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506.410736083984" calcext:value-type="float">
            <text:p>506.410736083984</text:p>
          </table:table-cell>
          <table:table-cell table:number-columns-repeated="3"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86.394889831543" calcext:value-type="float">
            <text:p>86.394889831543</text:p>
          </table:table-cell>
          <table:table-cell table:number-columns-repeated="3"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215.249877929687" calcext:value-type="float">
            <text:p>215.249877929687</text:p>
          </table:table-cell>
          <table:table-cell table:number-columns-repeated="3"/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550.715270996094" calcext:value-type="float">
            <text:p>550.715270996094</text:p>
          </table:table-cell>
          <table:table-cell table:number-columns-repeated="3"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576.113403320313" calcext:value-type="float">
            <text:p>576.113403320313</text:p>
          </table:table-cell>
          <table:table-cell table:number-columns-repeated="3"/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88.5345077514648" calcext:value-type="float">
            <text:p>88.5345077514648</text:p>
          </table:table-cell>
          <table:table-cell table:number-columns-repeated="3"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195.852310180664" calcext:value-type="float">
            <text:p>195.852310180664</text:p>
          </table:table-cell>
          <table:table-cell table:number-columns-repeated="3"/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176.638366699219" calcext:value-type="float">
            <text:p>176.638366699219</text:p>
          </table:table-cell>
          <table:table-cell table:number-columns-repeated="3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45.032241821289" calcext:value-type="float">
            <text:p>245.032241821289</text:p>
          </table:table-cell>
          <table:table-cell table:number-columns-repeated="3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96.1598663330078" calcext:value-type="float">
            <text:p>96.1598663330078</text:p>
          </table:table-cell>
          <table:table-cell table:number-columns-repeated="3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126.546005249023" calcext:value-type="float">
            <text:p>126.546005249023</text:p>
          </table:table-cell>
          <table:table-cell table:number-columns-repeated="3"/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303.983673095703" calcext:value-type="float">
            <text:p>303.983673095703</text:p>
          </table:table-cell>
          <table:table-cell table:number-columns-repeated="3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346.031372070312" calcext:value-type="float">
            <text:p>346.031372070312</text:p>
          </table:table-cell>
          <table:table-cell table:number-columns-repeated="3"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427.717803955078" calcext:value-type="float">
            <text:p>427.717803955078</text:p>
          </table:table-cell>
          <table:table-cell table:number-columns-repeated="3"/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361.760284423828" calcext:value-type="float">
            <text:p>361.760284423828</text:p>
          </table:table-cell>
          <table:table-cell table:number-columns-repeated="3"/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339.947845458984" calcext:value-type="float">
            <text:p>339.947845458984</text:p>
          </table:table-cell>
          <table:table-cell table:number-columns-repeated="3"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923.475952148437" calcext:value-type="float">
            <text:p>923.475952148437</text:p>
          </table:table-cell>
          <table:table-cell table:number-columns-repeated="3"/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371.924163818359" calcext:value-type="float">
            <text:p>371.924163818359</text:p>
          </table:table-cell>
          <table:table-cell table:number-columns-repeated="3"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154.292526245117" calcext:value-type="float">
            <text:p>154.292526245117</text:p>
          </table:table-cell>
          <table:table-cell table:number-columns-repeated="3"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323.722412109375" calcext:value-type="float">
            <text:p>323.722412109375</text:p>
          </table:table-cell>
          <table:table-cell table:number-columns-repeated="3"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284.368133544922" calcext:value-type="float">
            <text:p>284.368133544922</text:p>
          </table:table-cell>
          <table:table-cell table:number-columns-repeated="3"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116.794700622559" calcext:value-type="float">
            <text:p>116.794700622559</text:p>
          </table:table-cell>
          <table:table-cell table:number-columns-repeated="3"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466.525177001953" calcext:value-type="float">
            <text:p>466.525177001953</text:p>
          </table:table-cell>
          <table:table-cell table:number-columns-repeated="3"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126.654014587402" calcext:value-type="float">
            <text:p>126.654014587402</text:p>
          </table:table-cell>
          <table:table-cell table:number-columns-repeated="3"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742.396545410156" calcext:value-type="float">
            <text:p>742.396545410156</text:p>
          </table:table-cell>
          <table:table-cell table:number-columns-repeated="3"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312.124481201172" calcext:value-type="float">
            <text:p>312.124481201172</text:p>
          </table:table-cell>
          <table:table-cell table:number-columns-repeated="3"/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118.143798828125" calcext:value-type="float">
            <text:p>118.143798828125</text:p>
          </table:table-cell>
          <table:table-cell table:number-columns-repeated="3"/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127.15779876709" calcext:value-type="float">
            <text:p>127.15779876709</text:p>
          </table:table-cell>
          <table:table-cell table:number-columns-repeated="3"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176.40266418457" calcext:value-type="float">
            <text:p>176.40266418457</text:p>
          </table:table-cell>
          <table:table-cell table:number-columns-repeated="3"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1186.32104492188" calcext:value-type="float">
            <text:p>1186.32104492188</text:p>
          </table:table-cell>
          <table:table-cell table:number-columns-repeated="3"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839.056518554687" calcext:value-type="float">
            <text:p>839.056518554687</text:p>
          </table:table-cell>
          <table:table-cell table:number-columns-repeated="3"/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124.315956115723" calcext:value-type="float">
            <text:p>124.315956115723</text:p>
          </table:table-cell>
          <table:table-cell table:number-columns-repeated="3"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313.090698242187" calcext:value-type="float">
            <text:p>313.090698242187</text:p>
          </table:table-cell>
          <table:table-cell table:number-columns-repeated="3"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265.108947753906" calcext:value-type="float">
            <text:p>265.108947753906</text:p>
          </table:table-cell>
          <table:table-cell table:number-columns-repeated="3"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96.5235137939453" calcext:value-type="float">
            <text:p>96.5235137939453</text:p>
          </table:table-cell>
          <table:table-cell table:number-columns-repeated="3"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769.72998046875" calcext:value-type="float">
            <text:p>769.72998046875</text:p>
          </table:table-cell>
          <table:table-cell table:number-columns-repeated="3"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225.894668579102" calcext:value-type="float">
            <text:p>225.894668579102</text:p>
          </table:table-cell>
          <table:table-cell table:number-columns-repeated="3"/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215.347320556641" calcext:value-type="float">
            <text:p>215.347320556641</text:p>
          </table:table-cell>
          <table:table-cell table:number-columns-repeated="3"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292.169891357422" calcext:value-type="float">
            <text:p>292.169891357422</text:p>
          </table:table-cell>
          <table:table-cell table:number-columns-repeated="3"/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506.343231201172" calcext:value-type="float">
            <text:p>506.343231201172</text:p>
          </table:table-cell>
          <table:table-cell table:number-columns-repeated="3"/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318.536834716797" calcext:value-type="float">
            <text:p>318.536834716797</text:p>
          </table:table-cell>
          <table:table-cell table:number-columns-repeated="3"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1466.12646484375" calcext:value-type="float">
            <text:p>1466.12646484375</text:p>
          </table:table-cell>
          <table:table-cell table:number-columns-repeated="3"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1091.43518066406" calcext:value-type="float">
            <text:p>1091.43518066406</text:p>
          </table:table-cell>
          <table:table-cell table:number-columns-repeated="3"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117.214645385742" calcext:value-type="float">
            <text:p>117.214645385742</text:p>
          </table:table-cell>
          <table:table-cell table:number-columns-repeated="3"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283.552032470703" calcext:value-type="float">
            <text:p>283.552032470703</text:p>
          </table:table-cell>
          <table:table-cell table:number-columns-repeated="3"/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339.85107421875" calcext:value-type="float">
            <text:p>339.85107421875</text:p>
          </table:table-cell>
          <table:table-cell table:number-columns-repeated="3"/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328.894744873047" calcext:value-type="float">
            <text:p>328.894744873047</text:p>
          </table:table-cell>
          <table:table-cell table:number-columns-repeated="3"/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146.536743164063" calcext:value-type="float">
            <text:p>146.536743164063</text:p>
          </table:table-cell>
          <table:table-cell table:number-columns-repeated="3"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821.215026855469" calcext:value-type="float">
            <text:p>821.215026855469</text:p>
          </table:table-cell>
          <table:table-cell table:number-columns-repeated="3"/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295.635070800781" calcext:value-type="float">
            <text:p>295.635070800781</text:p>
          </table:table-cell>
          <table:table-cell table:number-columns-repeated="3"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125.329444885254" calcext:value-type="float">
            <text:p>125.329444885254</text:p>
          </table:table-cell>
          <table:table-cell table:number-columns-repeated="3"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185.244567871094" calcext:value-type="float">
            <text:p>185.244567871094</text:p>
          </table:table-cell>
          <table:table-cell table:number-columns-repeated="3"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262.716186523437" calcext:value-type="float">
            <text:p>262.716186523437</text:p>
          </table:table-cell>
          <table:table-cell table:number-columns-repeated="3"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114.323043823242" calcext:value-type="float">
            <text:p>114.323043823242</text:p>
          </table:table-cell>
          <table:table-cell table:number-columns-repeated="3"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933.903381347656" calcext:value-type="float">
            <text:p>933.903381347656</text:p>
          </table:table-cell>
          <table:table-cell table:number-columns-repeated="3"/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97.5102310180664" calcext:value-type="float">
            <text:p>97.5102310180664</text:p>
          </table:table-cell>
          <table:table-cell table:number-columns-repeated="3"/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689.133056640625" calcext:value-type="float">
            <text:p>689.133056640625</text:p>
          </table:table-cell>
          <table:table-cell table:number-columns-repeated="3"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593.916687011719" calcext:value-type="float">
            <text:p>593.916687011719</text:p>
          </table:table-cell>
          <table:table-cell table:number-columns-repeated="3"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727.413208007813" calcext:value-type="float">
            <text:p>727.413208007813</text:p>
          </table:table-cell>
          <table:table-cell table:number-columns-repeated="3"/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718.805603027344" calcext:value-type="float">
            <text:p>718.805603027344</text:p>
          </table:table-cell>
          <table:table-cell table:number-columns-repeated="3"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379.489440917969" calcext:value-type="float">
            <text:p>379.489440917969</text:p>
          </table:table-cell>
          <table:table-cell table:number-columns-repeated="3"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457.365661621094" calcext:value-type="float">
            <text:p>457.365661621094</text:p>
          </table:table-cell>
          <table:table-cell table:number-columns-repeated="3"/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154.873580932617" calcext:value-type="float">
            <text:p>154.873580932617</text:p>
          </table:table-cell>
          <table:table-cell table:number-columns-repeated="3"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399.311920166016" calcext:value-type="float">
            <text:p>399.311920166016</text:p>
          </table:table-cell>
          <table:table-cell table:number-columns-repeated="3"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390.467163085937" calcext:value-type="float">
            <text:p>390.467163085937</text:p>
          </table:table-cell>
          <table:table-cell table:number-columns-repeated="3"/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361.997741699219" calcext:value-type="float">
            <text:p>361.997741699219</text:p>
          </table:table-cell>
          <table:table-cell table:number-columns-repeated="3"/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679.695068359375" calcext:value-type="float">
            <text:p>679.695068359375</text:p>
          </table:table-cell>
          <table:table-cell table:number-columns-repeated="3"/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115.924118041992" calcext:value-type="float">
            <text:p>115.924118041992</text:p>
          </table:table-cell>
          <table:table-cell table:number-columns-repeated="3"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636.222900390625" calcext:value-type="float">
            <text:p>636.222900390625</text:p>
          </table:table-cell>
          <table:table-cell table:number-columns-repeated="3"/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105.930778503418" calcext:value-type="float">
            <text:p>105.930778503418</text:p>
          </table:table-cell>
          <table:table-cell table:number-columns-repeated="3"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355.715698242187" calcext:value-type="float">
            <text:p>355.715698242187</text:p>
          </table:table-cell>
          <table:table-cell table:number-columns-repeated="3"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166.135375976563" calcext:value-type="float">
            <text:p>166.135375976563</text:p>
          </table:table-cell>
          <table:table-cell table:number-columns-repeated="3"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154.923141479492" calcext:value-type="float">
            <text:p>154.923141479492</text:p>
          </table:table-cell>
          <table:table-cell table:number-columns-repeated="3"/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307.868713378906" calcext:value-type="float">
            <text:p>307.868713378906</text:p>
          </table:table-cell>
          <table:table-cell table:number-columns-repeated="3"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274.096160888672" calcext:value-type="float">
            <text:p>274.096160888672</text:p>
          </table:table-cell>
          <table:table-cell table:number-columns-repeated="3"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288.738830566406" calcext:value-type="float">
            <text:p>288.738830566406</text:p>
          </table:table-cell>
          <table:table-cell table:number-columns-repeated="3"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106.92057800293" calcext:value-type="float">
            <text:p>106.92057800293</text:p>
          </table:table-cell>
          <table:table-cell table:number-columns-repeated="3"/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136.595321655273" calcext:value-type="float">
            <text:p>136.595321655273</text:p>
          </table:table-cell>
          <table:table-cell table:number-columns-repeated="3"/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342.132843017578" calcext:value-type="float">
            <text:p>342.132843017578</text:p>
          </table:table-cell>
          <table:table-cell table:number-columns-repeated="3"/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126.347259521484" calcext:value-type="float">
            <text:p>126.347259521484</text:p>
          </table:table-cell>
          <table:table-cell table:number-columns-repeated="3"/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1900.93322753906" calcext:value-type="float">
            <text:p>1900.93322753906</text:p>
          </table:table-cell>
          <table:table-cell table:number-columns-repeated="3"/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127.245185852051" calcext:value-type="float">
            <text:p>127.245185852051</text:p>
          </table:table-cell>
          <table:table-cell table:number-columns-repeated="3"/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155.651504516602" calcext:value-type="float">
            <text:p>155.651504516602</text:p>
          </table:table-cell>
          <table:table-cell table:number-columns-repeated="3"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755.60546875" calcext:value-type="float">
            <text:p>755.60546875</text:p>
          </table:table-cell>
          <table:table-cell table:number-columns-repeated="3"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388.314178466797" calcext:value-type="float">
            <text:p>388.314178466797</text:p>
          </table:table-cell>
          <table:table-cell table:number-columns-repeated="3"/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108.370666503906" calcext:value-type="float">
            <text:p>108.370666503906</text:p>
          </table:table-cell>
          <table:table-cell table:number-columns-repeated="3"/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393.521270751953" calcext:value-type="float">
            <text:p>393.521270751953</text:p>
          </table:table-cell>
          <table:table-cell table:number-columns-repeated="3"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105.345062255859" calcext:value-type="float">
            <text:p>105.345062255859</text:p>
          </table:table-cell>
          <table:table-cell table:number-columns-repeated="3"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214.504257202148" calcext:value-type="float">
            <text:p>214.504257202148</text:p>
          </table:table-cell>
          <table:table-cell table:number-columns-repeated="3"/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1258.56225585938" calcext:value-type="float">
            <text:p>1258.56225585938</text:p>
          </table:table-cell>
          <table:table-cell table:number-columns-repeated="3"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329.741943359375" calcext:value-type="float">
            <text:p>329.741943359375</text:p>
          </table:table-cell>
          <table:table-cell table:number-columns-repeated="3"/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386.145843505859" calcext:value-type="float">
            <text:p>386.145843505859</text:p>
          </table:table-cell>
          <table:table-cell table:number-columns-repeated="3"/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484.322601318359" calcext:value-type="float">
            <text:p>484.322601318359</text:p>
          </table:table-cell>
          <table:table-cell table:number-columns-repeated="3"/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448.161804199219" calcext:value-type="float">
            <text:p>448.161804199219</text:p>
          </table:table-cell>
          <table:table-cell table:number-columns-repeated="3"/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205.268539428711" calcext:value-type="float">
            <text:p>205.268539428711</text:p>
          </table:table-cell>
          <table:table-cell table:number-columns-repeated="3"/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579.646667480469" calcext:value-type="float">
            <text:p>579.646667480469</text:p>
          </table:table-cell>
          <table:table-cell table:number-columns-repeated="3"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115.650703430176" calcext:value-type="float">
            <text:p>115.650703430176</text:p>
          </table:table-cell>
          <table:table-cell table:number-columns-repeated="3"/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856.813293457031" calcext:value-type="float">
            <text:p>856.813293457031</text:p>
          </table:table-cell>
          <table:table-cell table:number-columns-repeated="3"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1557.74768066406" calcext:value-type="float">
            <text:p>1557.74768066406</text:p>
          </table:table-cell>
          <table:table-cell table:number-columns-repeated="3"/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732.412841796875" calcext:value-type="float">
            <text:p>732.412841796875</text:p>
          </table:table-cell>
          <table:table-cell table:number-columns-repeated="3"/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309.719177246094" calcext:value-type="float">
            <text:p>309.719177246094</text:p>
          </table:table-cell>
          <table:table-cell table:number-columns-repeated="3"/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76.8763656616211" calcext:value-type="float">
            <text:p>76.8763656616211</text:p>
          </table:table-cell>
          <table:table-cell table:number-columns-repeated="3"/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185.335739135742" calcext:value-type="float">
            <text:p>185.335739135742</text:p>
          </table:table-cell>
          <table:table-cell table:number-columns-repeated="3"/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476.2412109375" calcext:value-type="float">
            <text:p>476.2412109375</text:p>
          </table:table-cell>
          <table:table-cell table:number-columns-repeated="3"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156.827453613281" calcext:value-type="float">
            <text:p>156.827453613281</text:p>
          </table:table-cell>
          <table:table-cell table:number-columns-repeated="3"/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88.5722579956055" calcext:value-type="float">
            <text:p>88.5722579956055</text:p>
          </table:table-cell>
          <table:table-cell table:number-columns-repeated="3"/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107.866310119629" calcext:value-type="float">
            <text:p>107.866310119629</text:p>
          </table:table-cell>
          <table:table-cell table:number-columns-repeated="3"/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146.659210205078" calcext:value-type="float">
            <text:p>146.659210205078</text:p>
          </table:table-cell>
          <table:table-cell table:number-columns-repeated="3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81.867828369141" calcext:value-type="float">
            <text:p>381.867828369141</text:p>
          </table:table-cell>
          <table:table-cell table:number-columns-repeated="3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223.598327636719" calcext:value-type="float">
            <text:p>223.598327636719</text:p>
          </table:table-cell>
          <table:table-cell table:number-columns-repeated="3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360.924713134766" calcext:value-type="float">
            <text:p>360.924713134766</text:p>
          </table:table-cell>
          <table:table-cell table:number-columns-repeated="3"/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108.067459106445" calcext:value-type="float">
            <text:p>108.067459106445</text:p>
          </table:table-cell>
          <table:table-cell table:number-columns-repeated="3"/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117.272468566895" calcext:value-type="float">
            <text:p>117.272468566895</text:p>
          </table:table-cell>
          <table:table-cell table:number-columns-repeated="3"/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204.146789550781" calcext:value-type="float">
            <text:p>204.146789550781</text:p>
          </table:table-cell>
          <table:table-cell table:number-columns-repeated="3"/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682.639953613281" calcext:value-type="float">
            <text:p>682.639953613281</text:p>
          </table:table-cell>
          <table:table-cell table:number-columns-repeated="3"/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370.990875244141" calcext:value-type="float">
            <text:p>370.990875244141</text:p>
          </table:table-cell>
          <table:table-cell table:number-columns-repeated="3"/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97.1703720092773" calcext:value-type="float">
            <text:p>97.1703720092773</text:p>
          </table:table-cell>
          <table:table-cell table:number-columns-repeated="3"/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88.4948272705078" calcext:value-type="float">
            <text:p>88.4948272705078</text:p>
          </table:table-cell>
          <table:table-cell table:number-columns-repeated="3"/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283.105010986328" calcext:value-type="float">
            <text:p>283.105010986328</text:p>
          </table:table-cell>
          <table:table-cell table:number-columns-repeated="3"/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997.944946289062" calcext:value-type="float">
            <text:p>997.944946289062</text:p>
          </table:table-cell>
          <table:table-cell table:number-columns-repeated="3"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213.508819580078" calcext:value-type="float">
            <text:p>213.508819580078</text:p>
          </table:table-cell>
          <table:table-cell table:number-columns-repeated="3"/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495.394866943359" calcext:value-type="float">
            <text:p>495.394866943359</text:p>
          </table:table-cell>
          <table:table-cell table:number-columns-repeated="3"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137.171432495117" calcext:value-type="float">
            <text:p>137.171432495117</text:p>
          </table:table-cell>
          <table:table-cell table:number-columns-repeated="3"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293.437530517578" calcext:value-type="float">
            <text:p>293.437530517578</text:p>
          </table:table-cell>
          <table:table-cell table:number-columns-repeated="3"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176.756469726563" calcext:value-type="float">
            <text:p>176.756469726563</text:p>
          </table:table-cell>
          <table:table-cell table:number-columns-repeated="3"/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223.430084228516" calcext:value-type="float">
            <text:p>223.430084228516</text:p>
          </table:table-cell>
          <table:table-cell table:number-columns-repeated="3"/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210.039520263672" calcext:value-type="float">
            <text:p>210.039520263672</text:p>
          </table:table-cell>
          <table:table-cell table:number-columns-repeated="3"/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134.617813110352" calcext:value-type="float">
            <text:p>134.617813110352</text:p>
          </table:table-cell>
          <table:table-cell table:number-columns-repeated="3"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106.818908691406" calcext:value-type="float">
            <text:p>106.818908691406</text:p>
          </table:table-cell>
          <table:table-cell table:number-columns-repeated="3"/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260.808929443359" calcext:value-type="float">
            <text:p>260.808929443359</text:p>
          </table:table-cell>
          <table:table-cell table:number-columns-repeated="3"/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127.29483795166" calcext:value-type="float">
            <text:p>127.29483795166</text:p>
          </table:table-cell>
          <table:table-cell table:number-columns-repeated="3"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254.091094970703" calcext:value-type="float">
            <text:p>254.091094970703</text:p>
          </table:table-cell>
          <table:table-cell table:number-columns-repeated="3"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389.271881103516" calcext:value-type="float">
            <text:p>389.271881103516</text:p>
          </table:table-cell>
          <table:table-cell table:number-columns-repeated="3"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365.546508789062" calcext:value-type="float">
            <text:p>365.546508789062</text:p>
          </table:table-cell>
          <table:table-cell table:number-columns-repeated="3"/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432.926361083984" calcext:value-type="float">
            <text:p>432.926361083984</text:p>
          </table:table-cell>
          <table:table-cell table:number-columns-repeated="3"/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280.586151123047" calcext:value-type="float">
            <text:p>280.586151123047</text:p>
          </table:table-cell>
          <table:table-cell table:number-columns-repeated="3"/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351.701416015625" calcext:value-type="float">
            <text:p>351.701416015625</text:p>
          </table:table-cell>
          <table:table-cell table:number-columns-repeated="3"/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399.343139648437" calcext:value-type="float">
            <text:p>399.343139648437</text:p>
          </table:table-cell>
          <table:table-cell table:number-columns-repeated="3"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98.7702713012695" calcext:value-type="float">
            <text:p>98.7702713012695</text:p>
          </table:table-cell>
          <table:table-cell table:number-columns-repeated="3"/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378.033325195313" calcext:value-type="float">
            <text:p>378.033325195313</text:p>
          </table:table-cell>
          <table:table-cell table:number-columns-repeated="3"/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88.6673278808594" calcext:value-type="float">
            <text:p>88.6673278808594</text:p>
          </table:table-cell>
          <table:table-cell table:number-columns-repeated="3"/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126.589790344238" calcext:value-type="float">
            <text:p>126.589790344238</text:p>
          </table:table-cell>
          <table:table-cell table:number-columns-repeated="3"/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337.784057617187" calcext:value-type="float">
            <text:p>337.784057617187</text:p>
          </table:table-cell>
          <table:table-cell table:number-columns-repeated="3"/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1316.75817871094" calcext:value-type="float">
            <text:p>1316.75817871094</text:p>
          </table:table-cell>
          <table:table-cell table:number-columns-repeated="3"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126.464637756348" calcext:value-type="float">
            <text:p>126.464637756348</text:p>
          </table:table-cell>
          <table:table-cell table:number-columns-repeated="3"/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115.694496154785" calcext:value-type="float">
            <text:p>115.694496154785</text:p>
          </table:table-cell>
          <table:table-cell table:number-columns-repeated="3"/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521.280639648438" calcext:value-type="float">
            <text:p>521.280639648438</text:p>
          </table:table-cell>
          <table:table-cell table:number-columns-repeated="3"/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474.357330322266" calcext:value-type="float">
            <text:p>474.357330322266</text:p>
          </table:table-cell>
          <table:table-cell table:number-columns-repeated="3"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268.791046142578" calcext:value-type="float">
            <text:p>268.791046142578</text:p>
          </table:table-cell>
          <table:table-cell table:number-columns-repeated="3"/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545.719116210938" calcext:value-type="float">
            <text:p>545.719116210938</text:p>
          </table:table-cell>
          <table:table-cell table:number-columns-repeated="3"/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96.2392120361328" calcext:value-type="float">
            <text:p>96.2392120361328</text:p>
          </table:table-cell>
          <table:table-cell table:number-columns-repeated="3"/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751.338989257813" calcext:value-type="float">
            <text:p>751.338989257813</text:p>
          </table:table-cell>
          <table:table-cell table:number-columns-repeated="3"/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563.825500488281" calcext:value-type="float">
            <text:p>563.825500488281</text:p>
          </table:table-cell>
          <table:table-cell table:number-columns-repeated="3"/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106.693840026855" calcext:value-type="float">
            <text:p>106.693840026855</text:p>
          </table:table-cell>
          <table:table-cell table:number-columns-repeated="3"/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367.663482666016" calcext:value-type="float">
            <text:p>367.663482666016</text:p>
          </table:table-cell>
          <table:table-cell table:number-columns-repeated="3"/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97.7865447998047" calcext:value-type="float">
            <text:p>97.7865447998047</text:p>
          </table:table-cell>
          <table:table-cell table:number-columns-repeated="3"/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592.855834960938" calcext:value-type="float">
            <text:p>592.855834960938</text:p>
          </table:table-cell>
          <table:table-cell table:number-columns-repeated="3"/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360.846649169922" calcext:value-type="float">
            <text:p>360.846649169922</text:p>
          </table:table-cell>
          <table:table-cell table:number-columns-repeated="3"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1016.19116210938" calcext:value-type="float">
            <text:p>1016.19116210938</text:p>
          </table:table-cell>
          <table:table-cell table:number-columns-repeated="3"/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103.842277526855" calcext:value-type="float">
            <text:p>103.842277526855</text:p>
          </table:table-cell>
          <table:table-cell table:number-columns-repeated="3"/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694.973083496094" calcext:value-type="float">
            <text:p>694.973083496094</text:p>
          </table:table-cell>
          <table:table-cell table:number-columns-repeated="3"/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407.007659912109" calcext:value-type="float">
            <text:p>407.007659912109</text:p>
          </table:table-cell>
          <table:table-cell table:number-columns-repeated="3"/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343.052368164062" calcext:value-type="float">
            <text:p>343.052368164062</text:p>
          </table:table-cell>
          <table:table-cell table:number-columns-repeated="3"/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125.149894714355" calcext:value-type="float">
            <text:p>125.149894714355</text:p>
          </table:table-cell>
          <table:table-cell table:number-columns-repeated="3"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462.196136474609" calcext:value-type="float">
            <text:p>462.196136474609</text:p>
          </table:table-cell>
          <table:table-cell table:number-columns-repeated="3"/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146.975158691406" calcext:value-type="float">
            <text:p>146.975158691406</text:p>
          </table:table-cell>
          <table:table-cell table:number-columns-repeated="3"/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107.224395751953" calcext:value-type="float">
            <text:p>107.224395751953</text:p>
          </table:table-cell>
          <table:table-cell table:number-columns-repeated="3"/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392.465240478516" calcext:value-type="float">
            <text:p>392.465240478516</text:p>
          </table:table-cell>
          <table:table-cell table:number-columns-repeated="3"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475.252197265625" calcext:value-type="float">
            <text:p>475.252197265625</text:p>
          </table:table-cell>
          <table:table-cell table:number-columns-repeated="3"/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574.839477539063" calcext:value-type="float">
            <text:p>574.839477539063</text:p>
          </table:table-cell>
          <table:table-cell table:number-columns-repeated="3"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280.454711914062" calcext:value-type="float">
            <text:p>280.454711914062</text:p>
          </table:table-cell>
          <table:table-cell table:number-columns-repeated="3"/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663.12841796875" calcext:value-type="float">
            <text:p>663.12841796875</text:p>
          </table:table-cell>
          <table:table-cell table:number-columns-repeated="3"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281.874359130859" calcext:value-type="float">
            <text:p>281.874359130859</text:p>
          </table:table-cell>
          <table:table-cell table:number-columns-repeated="3"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299.721923828125" calcext:value-type="float">
            <text:p>299.721923828125</text:p>
          </table:table-cell>
          <table:table-cell table:number-columns-repeated="3"/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270.722198486328" calcext:value-type="float">
            <text:p>270.722198486328</text:p>
          </table:table-cell>
          <table:table-cell table:number-columns-repeated="3"/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233.926086425781" calcext:value-type="float">
            <text:p>233.926086425781</text:p>
          </table:table-cell>
          <table:table-cell table:number-columns-repeated="3"/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300.216949462891" calcext:value-type="float">
            <text:p>300.216949462891</text:p>
          </table:table-cell>
          <table:table-cell table:number-columns-repeated="3"/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498.075775146484" calcext:value-type="float">
            <text:p>498.075775146484</text:p>
          </table:table-cell>
          <table:table-cell table:number-columns-repeated="3"/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116.733016967773" calcext:value-type="float">
            <text:p>116.733016967773</text:p>
          </table:table-cell>
          <table:table-cell table:number-columns-repeated="3"/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473.241668701172" calcext:value-type="float">
            <text:p>473.241668701172</text:p>
          </table:table-cell>
          <table:table-cell table:number-columns-repeated="3"/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243.037857055664" calcext:value-type="float">
            <text:p>243.037857055664</text:p>
          </table:table-cell>
          <table:table-cell table:number-columns-repeated="3"/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263.306457519531" calcext:value-type="float">
            <text:p>263.306457519531</text:p>
          </table:table-cell>
          <table:table-cell table:number-columns-repeated="3"/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349.085388183594" calcext:value-type="float">
            <text:p>349.085388183594</text:p>
          </table:table-cell>
          <table:table-cell table:number-columns-repeated="3"/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920.973022460938" calcext:value-type="float">
            <text:p>920.973022460938</text:p>
          </table:table-cell>
          <table:table-cell table:number-columns-repeated="3"/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406.421203613281" calcext:value-type="float">
            <text:p>406.421203613281</text:p>
          </table:table-cell>
          <table:table-cell table:number-columns-repeated="3"/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135.272201538086" calcext:value-type="float">
            <text:p>135.272201538086</text:p>
          </table:table-cell>
          <table:table-cell table:number-columns-repeated="3"/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514.680541992188" calcext:value-type="float">
            <text:p>514.680541992188</text:p>
          </table:table-cell>
          <table:table-cell table:number-columns-repeated="3"/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629.441772460938" calcext:value-type="float">
            <text:p>629.441772460938</text:p>
          </table:table-cell>
          <table:table-cell table:number-columns-repeated="3"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406.043426513672" calcext:value-type="float">
            <text:p>406.043426513672</text:p>
          </table:table-cell>
          <table:table-cell table:number-columns-repeated="3"/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735.166015625" calcext:value-type="float">
            <text:p>735.166015625</text:p>
          </table:table-cell>
          <table:table-cell table:number-columns-repeated="3"/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254.862152099609" calcext:value-type="float">
            <text:p>254.862152099609</text:p>
          </table:table-cell>
          <table:table-cell table:number-columns-repeated="3"/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376.533905029297" calcext:value-type="float">
            <text:p>376.533905029297</text:p>
          </table:table-cell>
          <table:table-cell table:number-columns-repeated="3"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117.410293579102" calcext:value-type="float">
            <text:p>117.410293579102</text:p>
          </table:table-cell>
          <table:table-cell table:number-columns-repeated="3"/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707.211608886719" calcext:value-type="float">
            <text:p>707.211608886719</text:p>
          </table:table-cell>
          <table:table-cell table:number-columns-repeated="3"/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804.742004394531" calcext:value-type="float">
            <text:p>804.742004394531</text:p>
          </table:table-cell>
          <table:table-cell table:number-columns-repeated="3"/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600.102233886719" calcext:value-type="float">
            <text:p>600.102233886719</text:p>
          </table:table-cell>
          <table:table-cell table:number-columns-repeated="3"/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308.41259765625" calcext:value-type="float">
            <text:p>308.41259765625</text:p>
          </table:table-cell>
          <table:table-cell table:number-columns-repeated="3"/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117.626846313477" calcext:value-type="float">
            <text:p>117.626846313477</text:p>
          </table:table-cell>
          <table:table-cell table:number-columns-repeated="3"/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473.7314453125" calcext:value-type="float">
            <text:p>473.7314453125</text:p>
          </table:table-cell>
          <table:table-cell table:number-columns-repeated="3"/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518.20361328125" calcext:value-type="float">
            <text:p>518.20361328125</text:p>
          </table:table-cell>
          <table:table-cell table:number-columns-repeated="3"/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263.939361572266" calcext:value-type="float">
            <text:p>263.939361572266</text:p>
          </table:table-cell>
          <table:table-cell table:number-columns-repeated="3"/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673.836242675781" calcext:value-type="float">
            <text:p>673.836242675781</text:p>
          </table:table-cell>
          <table:table-cell table:number-columns-repeated="3"/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241.425415039062" calcext:value-type="float">
            <text:p>241.425415039062</text:p>
          </table:table-cell>
          <table:table-cell table:number-columns-repeated="3"/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210.368682861328" calcext:value-type="float">
            <text:p>210.368682861328</text:p>
          </table:table-cell>
          <table:table-cell table:number-columns-repeated="3"/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224.220657348633" calcext:value-type="float">
            <text:p>224.220657348633</text:p>
          </table:table-cell>
          <table:table-cell table:number-columns-repeated="3"/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152.791702270508" calcext:value-type="float">
            <text:p>152.791702270508</text:p>
          </table:table-cell>
          <table:table-cell table:number-columns-repeated="3"/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165.896286010742" calcext:value-type="float">
            <text:p>165.896286010742</text:p>
          </table:table-cell>
          <table:table-cell table:number-columns-repeated="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314.354248046875" calcext:value-type="float">
            <text:p>314.354248046875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52.224380493164" calcext:value-type="float">
            <text:p>252.224380493164</text:p>
          </table:table-cell>
          <table:table-cell table:number-columns-repeated="3"/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452.989166259766" calcext:value-type="float">
            <text:p>452.989166259766</text:p>
          </table:table-cell>
          <table:table-cell table:number-columns-repeated="3"/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176.12434387207" calcext:value-type="float">
            <text:p>176.12434387207</text:p>
          </table:table-cell>
          <table:table-cell table:number-columns-repeated="3"/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242.980056762695" calcext:value-type="float">
            <text:p>242.980056762695</text:p>
          </table:table-cell>
          <table:table-cell table:number-columns-repeated="3"/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454.306732177734" calcext:value-type="float">
            <text:p>454.306732177734</text:p>
          </table:table-cell>
          <table:table-cell table:number-columns-repeated="3"/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136.141708374023" calcext:value-type="float">
            <text:p>136.141708374023</text:p>
          </table:table-cell>
          <table:table-cell table:number-columns-repeated="3"/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815.240234375" calcext:value-type="float">
            <text:p>815.240234375</text:p>
          </table:table-cell>
          <table:table-cell table:number-columns-repeated="3"/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289.889251708984" calcext:value-type="float">
            <text:p>289.889251708984</text:p>
          </table:table-cell>
          <table:table-cell table:number-columns-repeated="3"/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574.768798828125" calcext:value-type="float">
            <text:p>574.768798828125</text:p>
          </table:table-cell>
          <table:table-cell table:number-columns-repeated="3"/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522.821594238281" calcext:value-type="float">
            <text:p>522.821594238281</text:p>
          </table:table-cell>
          <table:table-cell table:number-columns-repeated="3"/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545.822998046875" calcext:value-type="float">
            <text:p>545.822998046875</text:p>
          </table:table-cell>
          <table:table-cell table:number-columns-repeated="3"/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166.877105712891" calcext:value-type="float">
            <text:p>166.877105712891</text:p>
          </table:table-cell>
          <table:table-cell table:number-columns-repeated="3"/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484.23046875" calcext:value-type="float">
            <text:p>484.23046875</text:p>
          </table:table-cell>
          <table:table-cell table:number-columns-repeated="3"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231.01399230957" calcext:value-type="float">
            <text:p>231.01399230957</text:p>
          </table:table-cell>
          <table:table-cell table:number-columns-repeated="3"/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601.338623046875" calcext:value-type="float">
            <text:p>601.338623046875</text:p>
          </table:table-cell>
          <table:table-cell table:number-columns-repeated="3"/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630.267700195313" calcext:value-type="float">
            <text:p>630.267700195313</text:p>
          </table:table-cell>
          <table:table-cell table:number-columns-repeated="3"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107.446968078613" calcext:value-type="float">
            <text:p>107.446968078613</text:p>
          </table:table-cell>
          <table:table-cell table:number-columns-repeated="3"/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485.975555419922" calcext:value-type="float">
            <text:p>485.975555419922</text:p>
          </table:table-cell>
          <table:table-cell table:number-columns-repeated="3"/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427.882934570313" calcext:value-type="float">
            <text:p>427.882934570313</text:p>
          </table:table-cell>
          <table:table-cell table:number-columns-repeated="3"/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98.5215377807617" calcext:value-type="float">
            <text:p>98.5215377807617</text:p>
          </table:table-cell>
          <table:table-cell table:number-columns-repeated="3"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221.588104248047" calcext:value-type="float">
            <text:p>221.588104248047</text:p>
          </table:table-cell>
          <table:table-cell table:number-columns-repeated="3"/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203.905883789063" calcext:value-type="float">
            <text:p>203.905883789063</text:p>
          </table:table-cell>
          <table:table-cell table:number-columns-repeated="3"/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124.749488830566" calcext:value-type="float">
            <text:p>124.749488830566</text:p>
          </table:table-cell>
          <table:table-cell table:number-columns-repeated="3"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116.977104187012" calcext:value-type="float">
            <text:p>116.977104187012</text:p>
          </table:table-cell>
          <table:table-cell table:number-columns-repeated="3"/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833.295288085938" calcext:value-type="float">
            <text:p>833.295288085938</text:p>
          </table:table-cell>
          <table:table-cell table:number-columns-repeated="3"/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116.510353088379" calcext:value-type="float">
            <text:p>116.510353088379</text:p>
          </table:table-cell>
          <table:table-cell table:number-columns-repeated="3"/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136.000137329102" calcext:value-type="float">
            <text:p>136.000137329102</text:p>
          </table:table-cell>
          <table:table-cell table:number-columns-repeated="3"/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116.367988586426" calcext:value-type="float">
            <text:p>116.367988586426</text:p>
          </table:table-cell>
          <table:table-cell table:number-columns-repeated="3"/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635.381591796875" calcext:value-type="float">
            <text:p>635.381591796875</text:p>
          </table:table-cell>
          <table:table-cell table:number-columns-repeated="3"/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107.25496673584" calcext:value-type="float">
            <text:p>107.25496673584</text:p>
          </table:table-cell>
          <table:table-cell table:number-columns-repeated="3"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516.137145996094" calcext:value-type="float">
            <text:p>516.137145996094</text:p>
          </table:table-cell>
          <table:table-cell table:number-columns-repeated="3"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125.516151428223" calcext:value-type="float">
            <text:p>125.516151428223</text:p>
          </table:table-cell>
          <table:table-cell table:number-columns-repeated="3"/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146.152694702148" calcext:value-type="float">
            <text:p>146.152694702148</text:p>
          </table:table-cell>
          <table:table-cell table:number-columns-repeated="3"/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239.811172485352" calcext:value-type="float">
            <text:p>239.811172485352</text:p>
          </table:table-cell>
          <table:table-cell table:number-columns-repeated="3"/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604.236145019531" calcext:value-type="float">
            <text:p>604.236145019531</text:p>
          </table:table-cell>
          <table:table-cell table:number-columns-repeated="3"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484.543243408203" calcext:value-type="float">
            <text:p>484.543243408203</text:p>
          </table:table-cell>
          <table:table-cell table:number-columns-repeated="3"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271.707885742188" calcext:value-type="float">
            <text:p>271.707885742188</text:p>
          </table:table-cell>
          <table:table-cell table:number-columns-repeated="3"/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203.681243896484" calcext:value-type="float">
            <text:p>203.681243896484</text:p>
          </table:table-cell>
          <table:table-cell table:number-columns-repeated="3"/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497.069854736328" calcext:value-type="float">
            <text:p>497.069854736328</text:p>
          </table:table-cell>
          <table:table-cell table:number-columns-repeated="3"/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793.811340332031" calcext:value-type="float">
            <text:p>793.811340332031</text:p>
          </table:table-cell>
          <table:table-cell table:number-columns-repeated="3"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377.827301025391" calcext:value-type="float">
            <text:p>377.827301025391</text:p>
          </table:table-cell>
          <table:table-cell table:number-columns-repeated="3"/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330.862854003906" calcext:value-type="float">
            <text:p>330.862854003906</text:p>
          </table:table-cell>
          <table:table-cell table:number-columns-repeated="3"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175.337997436523" calcext:value-type="float">
            <text:p>175.337997436523</text:p>
          </table:table-cell>
          <table:table-cell table:number-columns-repeated="3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185.387145996094" calcext:value-type="float">
            <text:p>185.387145996094</text:p>
          </table:table-cell>
          <table:table-cell table:number-columns-repeated="3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126.266273498535" calcext:value-type="float">
            <text:p>126.266273498535</text:p>
          </table:table-cell>
          <table:table-cell table:number-columns-repeated="3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105.682716369629" calcext:value-type="float">
            <text:p>105.682716369629</text:p>
          </table:table-cell>
          <table:table-cell table:number-columns-repeated="3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320.191925048828" calcext:value-type="float">
            <text:p>320.191925048828</text:p>
          </table:table-cell>
          <table:table-cell table:number-columns-repeated="3"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852.143676757813" calcext:value-type="float">
            <text:p>852.143676757813</text:p>
          </table:table-cell>
          <table:table-cell table:number-columns-repeated="3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302.577087402344" calcext:value-type="float">
            <text:p>302.577087402344</text:p>
          </table:table-cell>
          <table:table-cell table:number-columns-repeated="3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435.033386230469" calcext:value-type="float">
            <text:p>435.033386230469</text:p>
          </table:table-cell>
          <table:table-cell table:number-columns-repeated="3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302.872253417969" calcext:value-type="float">
            <text:p>302.872253417969</text:p>
          </table:table-cell>
          <table:table-cell table:number-columns-repeated="3"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175.505569458008" calcext:value-type="float">
            <text:p>175.505569458008</text:p>
          </table:table-cell>
          <table:table-cell table:number-columns-repeated="3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194.543197631836" calcext:value-type="float">
            <text:p>194.543197631836</text:p>
          </table:table-cell>
          <table:table-cell table:number-columns-repeated="3"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105.721923828125" calcext:value-type="float">
            <text:p>105.721923828125</text:p>
          </table:table-cell>
          <table:table-cell table:number-columns-repeated="3"/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458.370178222656" calcext:value-type="float">
            <text:p>458.370178222656</text:p>
          </table:table-cell>
          <table:table-cell table:number-columns-repeated="3"/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427.617523193359" calcext:value-type="float">
            <text:p>427.617523193359</text:p>
          </table:table-cell>
          <table:table-cell table:number-columns-repeated="3"/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1307.72900390625" calcext:value-type="float">
            <text:p>1307.72900390625</text:p>
          </table:table-cell>
          <table:table-cell table:number-columns-repeated="3"/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521.508666992188" calcext:value-type="float">
            <text:p>521.508666992188</text:p>
          </table:table-cell>
          <table:table-cell table:number-columns-repeated="3"/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301.535919189453" calcext:value-type="float">
            <text:p>301.535919189453</text:p>
          </table:table-cell>
          <table:table-cell table:number-columns-repeated="3"/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346.716827392578" calcext:value-type="float">
            <text:p>346.716827392578</text:p>
          </table:table-cell>
          <table:table-cell table:number-columns-repeated="3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94.108413696289" calcext:value-type="float">
            <text:p>194.108413696289</text:p>
          </table:table-cell>
          <table:table-cell table:number-columns-repeated="3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635.055908203125" calcext:value-type="float">
            <text:p>635.055908203125</text:p>
          </table:table-cell>
          <table:table-cell table:number-columns-repeated="3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1129.57727050781" calcext:value-type="float">
            <text:p>1129.57727050781</text:p>
          </table:table-cell>
          <table:table-cell table:number-columns-repeated="3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478.34228515625" calcext:value-type="float">
            <text:p>478.34228515625</text:p>
          </table:table-cell>
          <table:table-cell table:number-columns-repeated="3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154.132385253906" calcext:value-type="float">
            <text:p>154.132385253906</text:p>
          </table:table-cell>
          <table:table-cell table:number-columns-repeated="3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816.256958007813" calcext:value-type="float">
            <text:p>816.256958007813</text:p>
          </table:table-cell>
          <table:table-cell table:number-columns-repeated="3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1383.31555175781" calcext:value-type="float">
            <text:p>1383.31555175781</text:p>
          </table:table-cell>
          <table:table-cell table:number-columns-repeated="3"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125.880439758301" calcext:value-type="float">
            <text:p>125.880439758301</text:p>
          </table:table-cell>
          <table:table-cell table:number-columns-repeated="3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98.3302307128906" calcext:value-type="float">
            <text:p>98.3302307128906</text:p>
          </table:table-cell>
          <table:table-cell table:number-columns-repeated="3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329.898132324219" calcext:value-type="float">
            <text:p>329.898132324219</text:p>
          </table:table-cell>
          <table:table-cell table:number-columns-repeated="3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379.810424804687" calcext:value-type="float">
            <text:p>379.810424804687</text:p>
          </table:table-cell>
          <table:table-cell table:number-columns-repeated="3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302.554107666016" calcext:value-type="float">
            <text:p>302.554107666016</text:p>
          </table:table-cell>
          <table:table-cell table:number-columns-repeated="3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106.86270904541" calcext:value-type="float">
            <text:p>106.86270904541</text:p>
          </table:table-cell>
          <table:table-cell table:number-columns-repeated="3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661.866333007812" calcext:value-type="float">
            <text:p>661.866333007812</text:p>
          </table:table-cell>
          <table:table-cell table:number-columns-repeated="3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628.809448242188" calcext:value-type="float">
            <text:p>628.809448242188</text:p>
          </table:table-cell>
          <table:table-cell table:number-columns-repeated="3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844.302673339844" calcext:value-type="float">
            <text:p>844.302673339844</text:p>
          </table:table-cell>
          <table:table-cell table:number-columns-repeated="3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106.671920776367" calcext:value-type="float">
            <text:p>106.671920776367</text:p>
          </table:table-cell>
          <table:table-cell table:number-columns-repeated="3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433.354431152344" calcext:value-type="float">
            <text:p>433.354431152344</text:p>
          </table:table-cell>
          <table:table-cell table:number-columns-repeated="3"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360.003753662109" calcext:value-type="float">
            <text:p>360.003753662109</text:p>
          </table:table-cell>
          <table:table-cell table:number-columns-repeated="3"/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155.942764282227" calcext:value-type="float">
            <text:p>155.942764282227</text:p>
          </table:table-cell>
          <table:table-cell table:number-columns-repeated="3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98.9307250976563" calcext:value-type="float">
            <text:p>98.9307250976563</text:p>
          </table:table-cell>
          <table:table-cell table:number-columns-repeated="3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85.6328201293945" calcext:value-type="float">
            <text:p>85.6328201293945</text:p>
          </table:table-cell>
          <table:table-cell table:number-columns-repeated="3"/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214.344757080078" calcext:value-type="float">
            <text:p>214.344757080078</text:p>
          </table:table-cell>
          <table:table-cell table:number-columns-repeated="3"/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1817.53735351563" calcext:value-type="float">
            <text:p>1817.53735351563</text:p>
          </table:table-cell>
          <table:table-cell table:number-columns-repeated="3"/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269.881866455078" calcext:value-type="float">
            <text:p>269.881866455078</text:p>
          </table:table-cell>
          <table:table-cell table:number-columns-repeated="3"/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107.421646118164" calcext:value-type="float">
            <text:p>107.421646118164</text:p>
          </table:table-cell>
          <table:table-cell table:number-columns-repeated="3"/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908.541381835938" calcext:value-type="float">
            <text:p>908.541381835938</text:p>
          </table:table-cell>
          <table:table-cell table:number-columns-repeated="3"/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578.139770507813" calcext:value-type="float">
            <text:p>578.139770507813</text:p>
          </table:table-cell>
          <table:table-cell table:number-columns-repeated="3"/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132.443664550781" calcext:value-type="float">
            <text:p>132.443664550781</text:p>
          </table:table-cell>
          <table:table-cell table:number-columns-repeated="3"/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342.442474365234" calcext:value-type="float">
            <text:p>342.442474365234</text:p>
          </table:table-cell>
          <table:table-cell table:number-columns-repeated="3"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323.998260498047" calcext:value-type="float">
            <text:p>323.998260498047</text:p>
          </table:table-cell>
          <table:table-cell table:number-columns-repeated="3"/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115.917594909668" calcext:value-type="float">
            <text:p>115.917594909668</text:p>
          </table:table-cell>
          <table:table-cell table:number-columns-repeated="3"/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263.331695556641" calcext:value-type="float">
            <text:p>263.331695556641</text:p>
          </table:table-cell>
          <table:table-cell table:number-columns-repeated="3"/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454.000854492188" calcext:value-type="float">
            <text:p>454.000854492188</text:p>
          </table:table-cell>
          <table:table-cell table:number-columns-repeated="3"/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916.305419921875" calcext:value-type="float">
            <text:p>916.305419921875</text:p>
          </table:table-cell>
          <table:table-cell table:number-columns-repeated="3"/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379.024566650391" calcext:value-type="float">
            <text:p>379.024566650391</text:p>
          </table:table-cell>
          <table:table-cell table:number-columns-repeated="3"/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155.642501831055" calcext:value-type="float">
            <text:p>155.642501831055</text:p>
          </table:table-cell>
          <table:table-cell table:number-columns-repeated="3"/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310.975524902344" calcext:value-type="float">
            <text:p>310.975524902344</text:p>
          </table:table-cell>
          <table:table-cell table:number-columns-repeated="3"/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538.224304199219" calcext:value-type="float">
            <text:p>538.224304199219</text:p>
          </table:table-cell>
          <table:table-cell table:number-columns-repeated="3"/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1329.61950683594" calcext:value-type="float">
            <text:p>1329.61950683594</text:p>
          </table:table-cell>
          <table:table-cell table:number-columns-repeated="3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52.927032470703" calcext:value-type="float">
            <text:p>352.927032470703</text:p>
          </table:table-cell>
          <table:table-cell table:number-columns-repeated="3"/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85.9561080932617" calcext:value-type="float">
            <text:p>85.9561080932617</text:p>
          </table:table-cell>
          <table:table-cell table:number-columns-repeated="3"/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213.430221557617" calcext:value-type="float">
            <text:p>213.430221557617</text:p>
          </table:table-cell>
          <table:table-cell table:number-columns-repeated="3"/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114.263153076172" calcext:value-type="float">
            <text:p>114.263153076172</text:p>
          </table:table-cell>
          <table:table-cell table:number-columns-repeated="3"/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137.288223266602" calcext:value-type="float">
            <text:p>137.288223266602</text:p>
          </table:table-cell>
          <table:table-cell table:number-columns-repeated="3"/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343.334625244141" calcext:value-type="float">
            <text:p>343.334625244141</text:p>
          </table:table-cell>
          <table:table-cell table:number-columns-repeated="3"/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222.209838867187" calcext:value-type="float">
            <text:p>222.209838867187</text:p>
          </table:table-cell>
          <table:table-cell table:number-columns-repeated="3"/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1179.07189941406" calcext:value-type="float">
            <text:p>1179.07189941406</text:p>
          </table:table-cell>
          <table:table-cell table:number-columns-repeated="3"/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270.467956542969" calcext:value-type="float">
            <text:p>270.467956542969</text:p>
          </table:table-cell>
          <table:table-cell table:number-columns-repeated="3"/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399.103820800781" calcext:value-type="float">
            <text:p>399.103820800781</text:p>
          </table:table-cell>
          <table:table-cell table:number-columns-repeated="3"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309.585754394531" calcext:value-type="float">
            <text:p>309.585754394531</text:p>
          </table:table-cell>
          <table:table-cell table:number-columns-repeated="3"/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313.896392822266" calcext:value-type="float">
            <text:p>313.896392822266</text:p>
          </table:table-cell>
          <table:table-cell table:number-columns-repeated="3"/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614.5849609375" calcext:value-type="float">
            <text:p>614.5849609375</text:p>
          </table:table-cell>
          <table:table-cell table:number-columns-repeated="3"/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434.690582275391" calcext:value-type="float">
            <text:p>434.690582275391</text:p>
          </table:table-cell>
          <table:table-cell table:number-columns-repeated="3"/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445.35205078125" calcext:value-type="float">
            <text:p>445.35205078125</text:p>
          </table:table-cell>
          <table:table-cell table:number-columns-repeated="3"/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311.614166259766" calcext:value-type="float">
            <text:p>311.614166259766</text:p>
          </table:table-cell>
          <table:table-cell table:number-columns-repeated="3"/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386.266540527344" calcext:value-type="float">
            <text:p>386.266540527344</text:p>
          </table:table-cell>
          <table:table-cell table:number-columns-repeated="3"/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116.637580871582" calcext:value-type="float">
            <text:p>116.637580871582</text:p>
          </table:table-cell>
          <table:table-cell table:number-columns-repeated="3"/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205.30517578125" calcext:value-type="float">
            <text:p>205.30517578125</text:p>
          </table:table-cell>
          <table:table-cell table:number-columns-repeated="3"/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343.028900146484" calcext:value-type="float">
            <text:p>343.028900146484</text:p>
          </table:table-cell>
          <table:table-cell table:number-columns-repeated="3"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349.412170410156" calcext:value-type="float">
            <text:p>349.412170410156</text:p>
          </table:table-cell>
          <table:table-cell table:number-columns-repeated="3"/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300.996612548828" calcext:value-type="float">
            <text:p>300.996612548828</text:p>
          </table:table-cell>
          <table:table-cell table:number-columns-repeated="3"/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347.749237060547" calcext:value-type="float">
            <text:p>347.749237060547</text:p>
          </table:table-cell>
          <table:table-cell table:number-columns-repeated="3"/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400.038482666016" calcext:value-type="float">
            <text:p>400.038482666016</text:p>
          </table:table-cell>
          <table:table-cell table:number-columns-repeated="3"/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281.63427734375" calcext:value-type="float">
            <text:p>281.63427734375</text:p>
          </table:table-cell>
          <table:table-cell table:number-columns-repeated="3"/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279.351928710937" calcext:value-type="float">
            <text:p>279.351928710937</text:p>
          </table:table-cell>
          <table:table-cell table:number-columns-repeated="3"/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799.855224609375" calcext:value-type="float">
            <text:p>799.855224609375</text:p>
          </table:table-cell>
          <table:table-cell table:number-columns-repeated="3"/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320.108520507812" calcext:value-type="float">
            <text:p>320.108520507812</text:p>
          </table:table-cell>
          <table:table-cell table:number-columns-repeated="3"/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2139.79907226562" calcext:value-type="float">
            <text:p>2139.79907226562</text:p>
          </table:table-cell>
          <table:table-cell table:number-columns-repeated="3"/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1158.626953125" calcext:value-type="float">
            <text:p>1158.626953125</text:p>
          </table:table-cell>
          <table:table-cell table:number-columns-repeated="3"/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185.032913208008" calcext:value-type="float">
            <text:p>185.032913208008</text:p>
          </table:table-cell>
          <table:table-cell table:number-columns-repeated="3"/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474.918060302734" calcext:value-type="float">
            <text:p>474.918060302734</text:p>
          </table:table-cell>
          <table:table-cell table:number-columns-repeated="3"/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108.030242919922" calcext:value-type="float">
            <text:p>108.030242919922</text:p>
          </table:table-cell>
          <table:table-cell table:number-columns-repeated="3"/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550.390502929688" calcext:value-type="float">
            <text:p>550.390502929688</text:p>
          </table:table-cell>
          <table:table-cell table:number-columns-repeated="3"/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117.065567016602" calcext:value-type="float">
            <text:p>117.065567016602</text:p>
          </table:table-cell>
          <table:table-cell table:number-columns-repeated="3"/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348.927978515625" calcext:value-type="float">
            <text:p>348.927978515625</text:p>
          </table:table-cell>
          <table:table-cell table:number-columns-repeated="3"/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435.481506347656" calcext:value-type="float">
            <text:p>435.481506347656</text:p>
          </table:table-cell>
          <table:table-cell table:number-columns-repeated="3"/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145.266708374023" calcext:value-type="float">
            <text:p>145.266708374023</text:p>
          </table:table-cell>
          <table:table-cell table:number-columns-repeated="3"/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387.555084228516" calcext:value-type="float">
            <text:p>387.555084228516</text:p>
          </table:table-cell>
          <table:table-cell table:number-columns-repeated="3"/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625.83935546875" calcext:value-type="float">
            <text:p>625.83935546875</text:p>
          </table:table-cell>
          <table:table-cell table:number-columns-repeated="3"/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194.290023803711" calcext:value-type="float">
            <text:p>194.290023803711</text:p>
          </table:table-cell>
          <table:table-cell table:number-columns-repeated="3"/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435.204742431641" calcext:value-type="float">
            <text:p>435.204742431641</text:p>
          </table:table-cell>
          <table:table-cell table:number-columns-repeated="3"/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457.963806152344" calcext:value-type="float">
            <text:p>457.963806152344</text:p>
          </table:table-cell>
          <table:table-cell table:number-columns-repeated="3"/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205.158660888672" calcext:value-type="float">
            <text:p>205.158660888672</text:p>
          </table:table-cell>
          <table:table-cell table:number-columns-repeated="3"/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126.604179382324" calcext:value-type="float">
            <text:p>126.604179382324</text:p>
          </table:table-cell>
          <table:table-cell table:number-columns-repeated="3"/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284.081176757812" calcext:value-type="float">
            <text:p>284.081176757812</text:p>
          </table:table-cell>
          <table:table-cell table:number-columns-repeated="3"/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470.021606445313" calcext:value-type="float">
            <text:p>470.021606445313</text:p>
          </table:table-cell>
          <table:table-cell table:number-columns-repeated="3"/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291.7333984375" calcext:value-type="float">
            <text:p>291.7333984375</text:p>
          </table:table-cell>
          <table:table-cell table:number-columns-repeated="3"/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457.755706787109" calcext:value-type="float">
            <text:p>457.755706787109</text:p>
          </table:table-cell>
          <table:table-cell table:number-columns-repeated="3"/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318.603088378906" calcext:value-type="float">
            <text:p>318.603088378906</text:p>
          </table:table-cell>
          <table:table-cell table:number-columns-repeated="3"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133.463104248047" calcext:value-type="float">
            <text:p>133.463104248047</text:p>
          </table:table-cell>
          <table:table-cell table:number-columns-repeated="3"/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127.530982971191" calcext:value-type="float">
            <text:p>127.530982971191</text:p>
          </table:table-cell>
          <table:table-cell table:number-columns-repeated="3"/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696.32421875" calcext:value-type="float">
            <text:p>696.32421875</text:p>
          </table:table-cell>
          <table:table-cell table:number-columns-repeated="3"/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422.728179931641" calcext:value-type="float">
            <text:p>422.728179931641</text:p>
          </table:table-cell>
          <table:table-cell table:number-columns-repeated="3"/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842.7744140625" calcext:value-type="float">
            <text:p>842.7744140625</text:p>
          </table:table-cell>
          <table:table-cell table:number-columns-repeated="3"/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180.648345947266" calcext:value-type="float">
            <text:p>180.648345947266</text:p>
          </table:table-cell>
          <table:table-cell table:number-columns-repeated="3"/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156.566009521484" calcext:value-type="float">
            <text:p>156.566009521484</text:p>
          </table:table-cell>
          <table:table-cell table:number-columns-repeated="3"/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300.458068847656" calcext:value-type="float">
            <text:p>300.458068847656</text:p>
          </table:table-cell>
          <table:table-cell table:number-columns-repeated="3"/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277.782470703125" calcext:value-type="float">
            <text:p>277.782470703125</text:p>
          </table:table-cell>
          <table:table-cell table:number-columns-repeated="3"/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116.756050109863" calcext:value-type="float">
            <text:p>116.756050109863</text:p>
          </table:table-cell>
          <table:table-cell table:number-columns-repeated="3"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1749.53344726563" calcext:value-type="float">
            <text:p>1749.53344726563</text:p>
          </table:table-cell>
          <table:table-cell table:number-columns-repeated="3"/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126.571418762207" calcext:value-type="float">
            <text:p>126.571418762207</text:p>
          </table:table-cell>
          <table:table-cell table:number-columns-repeated="3"/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620.503601074219" calcext:value-type="float">
            <text:p>620.503601074219</text:p>
          </table:table-cell>
          <table:table-cell table:number-columns-repeated="3"/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157.09098815918" calcext:value-type="float">
            <text:p>157.09098815918</text:p>
          </table:table-cell>
          <table:table-cell table:number-columns-repeated="3"/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175.675155639648" calcext:value-type="float">
            <text:p>175.675155639648</text:p>
          </table:table-cell>
          <table:table-cell table:number-columns-repeated="3"/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137.201538085938" calcext:value-type="float">
            <text:p>137.201538085938</text:p>
          </table:table-cell>
          <table:table-cell table:number-columns-repeated="3"/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135.012985229492" calcext:value-type="float">
            <text:p>135.012985229492</text:p>
          </table:table-cell>
          <table:table-cell table:number-columns-repeated="3"/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360.260040283203" calcext:value-type="float">
            <text:p>360.260040283203</text:p>
          </table:table-cell>
          <table:table-cell table:number-columns-repeated="3"/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791.583801269531" calcext:value-type="float">
            <text:p>791.583801269531</text:p>
          </table:table-cell>
          <table:table-cell table:number-columns-repeated="3"/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163.917541503906" calcext:value-type="float">
            <text:p>163.917541503906</text:p>
          </table:table-cell>
          <table:table-cell table:number-columns-repeated="3"/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252.434219360352" calcext:value-type="float">
            <text:p>252.434219360352</text:p>
          </table:table-cell>
          <table:table-cell table:number-columns-repeated="3"/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117.90795135498" calcext:value-type="float">
            <text:p>117.90795135498</text:p>
          </table:table-cell>
          <table:table-cell table:number-columns-repeated="3"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106.251441955566" calcext:value-type="float">
            <text:p>106.251441955566</text:p>
          </table:table-cell>
          <table:table-cell table:number-columns-repeated="3"/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405.485015869141" calcext:value-type="float">
            <text:p>405.485015869141</text:p>
          </table:table-cell>
          <table:table-cell table:number-columns-repeated="3"/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126.261749267578" calcext:value-type="float">
            <text:p>126.261749267578</text:p>
          </table:table-cell>
          <table:table-cell table:number-columns-repeated="3"/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216.250076293945" calcext:value-type="float">
            <text:p>216.250076293945</text:p>
          </table:table-cell>
          <table:table-cell table:number-columns-repeated="3"/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420.51708984375" calcext:value-type="float">
            <text:p>420.51708984375</text:p>
          </table:table-cell>
          <table:table-cell table:number-columns-repeated="3"/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359.140533447266" calcext:value-type="float">
            <text:p>359.140533447266</text:p>
          </table:table-cell>
          <table:table-cell table:number-columns-repeated="3"/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2012.00109863281" calcext:value-type="float">
            <text:p>2012.00109863281</text:p>
          </table:table-cell>
          <table:table-cell table:number-columns-repeated="3"/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274.245452880859" calcext:value-type="float">
            <text:p>274.245452880859</text:p>
          </table:table-cell>
          <table:table-cell table:number-columns-repeated="3"/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520.760681152344" calcext:value-type="float">
            <text:p>520.760681152344</text:p>
          </table:table-cell>
          <table:table-cell table:number-columns-repeated="3"/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145.213027954102" calcext:value-type="float">
            <text:p>145.213027954102</text:p>
          </table:table-cell>
          <table:table-cell table:number-columns-repeated="3"/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1246.94189453125" calcext:value-type="float">
            <text:p>1246.94189453125</text:p>
          </table:table-cell>
          <table:table-cell table:number-columns-repeated="3"/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251.23291015625" calcext:value-type="float">
            <text:p>251.23291015625</text:p>
          </table:table-cell>
          <table:table-cell table:number-columns-repeated="3"/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303.484649658203" calcext:value-type="float">
            <text:p>303.484649658203</text:p>
          </table:table-cell>
          <table:table-cell table:number-columns-repeated="3"/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1127.24987792969" calcext:value-type="float">
            <text:p>1127.24987792969</text:p>
          </table:table-cell>
          <table:table-cell table:number-columns-repeated="3"/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477.966613769531" calcext:value-type="float">
            <text:p>477.966613769531</text:p>
          </table:table-cell>
          <table:table-cell table:number-columns-repeated="3"/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440.31787109375" calcext:value-type="float">
            <text:p>440.31787109375</text:p>
          </table:table-cell>
          <table:table-cell table:number-columns-repeated="3"/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181.646179199219" calcext:value-type="float">
            <text:p>181.646179199219</text:p>
          </table:table-cell>
          <table:table-cell table:number-columns-repeated="3"/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312.648651123047" calcext:value-type="float">
            <text:p>312.648651123047</text:p>
          </table:table-cell>
          <table:table-cell table:number-columns-repeated="3"/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294.774169921875" calcext:value-type="float">
            <text:p>294.774169921875</text:p>
          </table:table-cell>
          <table:table-cell table:number-columns-repeated="3"/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369.973876953125" calcext:value-type="float">
            <text:p>369.973876953125</text:p>
          </table:table-cell>
          <table:table-cell table:number-columns-repeated="3"/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243.425277709961" calcext:value-type="float">
            <text:p>243.425277709961</text:p>
          </table:table-cell>
          <table:table-cell table:number-columns-repeated="3"/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991.15478515625" calcext:value-type="float">
            <text:p>991.15478515625</text:p>
          </table:table-cell>
          <table:table-cell table:number-columns-repeated="3"/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512.60400390625" calcext:value-type="float">
            <text:p>512.60400390625</text:p>
          </table:table-cell>
          <table:table-cell table:number-columns-repeated="3"/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203.483612060547" calcext:value-type="float">
            <text:p>203.483612060547</text:p>
          </table:table-cell>
          <table:table-cell table:number-columns-repeated="3"/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387.292083740234" calcext:value-type="float">
            <text:p>387.292083740234</text:p>
          </table:table-cell>
          <table:table-cell table:number-columns-repeated="3"/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544.692687988281" calcext:value-type="float">
            <text:p>544.692687988281</text:p>
          </table:table-cell>
          <table:table-cell table:number-columns-repeated="3"/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166.100143432617" calcext:value-type="float">
            <text:p>166.100143432617</text:p>
          </table:table-cell>
          <table:table-cell table:number-columns-repeated="3"/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145.426223754883" calcext:value-type="float">
            <text:p>145.426223754883</text:p>
          </table:table-cell>
          <table:table-cell table:number-columns-repeated="3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967.754699707031" calcext:value-type="float">
            <text:p>967.754699707031</text:p>
          </table:table-cell>
          <table:table-cell table:number-columns-repeated="3"/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108.007263183594" calcext:value-type="float">
            <text:p>108.007263183594</text:p>
          </table:table-cell>
          <table:table-cell table:number-columns-repeated="3"/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173.365173339844" calcext:value-type="float">
            <text:p>173.365173339844</text:p>
          </table:table-cell>
          <table:table-cell table:number-columns-repeated="3"/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176.223831176758" calcext:value-type="float">
            <text:p>176.223831176758</text:p>
          </table:table-cell>
          <table:table-cell table:number-columns-repeated="3"/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574.909240722656" calcext:value-type="float">
            <text:p>574.909240722656</text:p>
          </table:table-cell>
          <table:table-cell table:number-columns-repeated="3"/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175.461929321289" calcext:value-type="float">
            <text:p>175.461929321289</text:p>
          </table:table-cell>
          <table:table-cell table:number-columns-repeated="3"/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176.641204833984" calcext:value-type="float">
            <text:p>176.641204833984</text:p>
          </table:table-cell>
          <table:table-cell table:number-columns-repeated="3"/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712.283813476563" calcext:value-type="float">
            <text:p>712.283813476563</text:p>
          </table:table-cell>
          <table:table-cell table:number-columns-repeated="3"/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1013.25738525391" calcext:value-type="float">
            <text:p>1013.25738525391</text:p>
          </table:table-cell>
          <table:table-cell table:number-columns-repeated="3"/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407.669250488281" calcext:value-type="float">
            <text:p>407.669250488281</text:p>
          </table:table-cell>
          <table:table-cell table:number-columns-repeated="3"/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115.203956604004" calcext:value-type="float">
            <text:p>115.203956604004</text:p>
          </table:table-cell>
          <table:table-cell table:number-columns-repeated="3"/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146.356338500977" calcext:value-type="float">
            <text:p>146.356338500977</text:p>
          </table:table-cell>
          <table:table-cell table:number-columns-repeated="3"/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704.687255859375" calcext:value-type="float">
            <text:p>704.687255859375</text:p>
          </table:table-cell>
          <table:table-cell table:number-columns-repeated="3"/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175.301879882813" calcext:value-type="float">
            <text:p>175.301879882813</text:p>
          </table:table-cell>
          <table:table-cell table:number-columns-repeated="3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475.919281005859" calcext:value-type="float">
            <text:p>475.919281005859</text:p>
          </table:table-cell>
          <table:table-cell table:number-columns-repeated="3"/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682.953186035156" calcext:value-type="float">
            <text:p>682.953186035156</text:p>
          </table:table-cell>
          <table:table-cell table:number-columns-repeated="3"/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126.409111022949" calcext:value-type="float">
            <text:p>126.409111022949</text:p>
          </table:table-cell>
          <table:table-cell table:number-columns-repeated="3"/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166.914367675781" calcext:value-type="float">
            <text:p>166.914367675781</text:p>
          </table:table-cell>
          <table:table-cell table:number-columns-repeated="3"/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117.702079772949" calcext:value-type="float">
            <text:p>117.702079772949</text:p>
          </table:table-cell>
          <table:table-cell table:number-columns-repeated="3"/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154.072158813477" calcext:value-type="float">
            <text:p>154.072158813477</text:p>
          </table:table-cell>
          <table:table-cell table:number-columns-repeated="3"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183.944900512695" calcext:value-type="float">
            <text:p>183.944900512695</text:p>
          </table:table-cell>
          <table:table-cell table:number-columns-repeated="3"/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97.2361450195313" calcext:value-type="float">
            <text:p>97.2361450195313</text:p>
          </table:table-cell>
          <table:table-cell table:number-columns-repeated="3"/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231.370269775391" calcext:value-type="float">
            <text:p>231.370269775391</text:p>
          </table:table-cell>
          <table:table-cell table:number-columns-repeated="3"/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136.278778076172" calcext:value-type="float">
            <text:p>136.278778076172</text:p>
          </table:table-cell>
          <table:table-cell table:number-columns-repeated="3"/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766.552001953125" calcext:value-type="float">
            <text:p>766.552001953125</text:p>
          </table:table-cell>
          <table:table-cell table:number-columns-repeated="3"/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396.020416259766" calcext:value-type="float">
            <text:p>396.020416259766</text:p>
          </table:table-cell>
          <table:table-cell table:number-columns-repeated="3"/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839.924560546875" calcext:value-type="float">
            <text:p>839.924560546875</text:p>
          </table:table-cell>
          <table:table-cell table:number-columns-repeated="3"/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270.206756591797" calcext:value-type="float">
            <text:p>270.206756591797</text:p>
          </table:table-cell>
          <table:table-cell table:number-columns-repeated="3"/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116.236488342285" calcext:value-type="float">
            <text:p>116.236488342285</text:p>
          </table:table-cell>
          <table:table-cell table:number-columns-repeated="3"/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255.269958496094" calcext:value-type="float">
            <text:p>255.269958496094</text:p>
          </table:table-cell>
          <table:table-cell table:number-columns-repeated="3"/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468.799255371094" calcext:value-type="float">
            <text:p>468.799255371094</text:p>
          </table:table-cell>
          <table:table-cell table:number-columns-repeated="3"/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594.843933105469" calcext:value-type="float">
            <text:p>594.843933105469</text:p>
          </table:table-cell>
          <table:table-cell table:number-columns-repeated="3"/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837.975769042969" calcext:value-type="float">
            <text:p>837.975769042969</text:p>
          </table:table-cell>
          <table:table-cell table:number-columns-repeated="3"/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116.081604003906" calcext:value-type="float">
            <text:p>116.081604003906</text:p>
          </table:table-cell>
          <table:table-cell table:number-columns-repeated="3"/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125.726493835449" calcext:value-type="float">
            <text:p>125.726493835449</text:p>
          </table:table-cell>
          <table:table-cell table:number-columns-repeated="3"/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913.895568847656" calcext:value-type="float">
            <text:p>913.895568847656</text:p>
          </table:table-cell>
          <table:table-cell table:number-columns-repeated="3"/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232.039001464844" calcext:value-type="float">
            <text:p>232.039001464844</text:p>
          </table:table-cell>
          <table:table-cell table:number-columns-repeated="3"/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107.241065979004" calcext:value-type="float">
            <text:p>107.241065979004</text:p>
          </table:table-cell>
          <table:table-cell table:number-columns-repeated="3"/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144.432952880859" calcext:value-type="float">
            <text:p>144.432952880859</text:p>
          </table:table-cell>
          <table:table-cell table:number-columns-repeated="3"/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813.0712890625" calcext:value-type="float">
            <text:p>813.0712890625</text:p>
          </table:table-cell>
          <table:table-cell table:number-columns-repeated="3"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157.137222290039" calcext:value-type="float">
            <text:p>157.137222290039</text:p>
          </table:table-cell>
          <table:table-cell table:number-columns-repeated="3"/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849.385803222656" calcext:value-type="float">
            <text:p>849.385803222656</text:p>
          </table:table-cell>
          <table:table-cell table:number-columns-repeated="3"/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399.458862304687" calcext:value-type="float">
            <text:p>399.458862304687</text:p>
          </table:table-cell>
          <table:table-cell table:number-columns-repeated="3"/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231.936096191406" calcext:value-type="float">
            <text:p>231.936096191406</text:p>
          </table:table-cell>
          <table:table-cell table:number-columns-repeated="3"/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107.559768676758" calcext:value-type="float">
            <text:p>107.559768676758</text:p>
          </table:table-cell>
          <table:table-cell table:number-columns-repeated="3"/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252.200088500977" calcext:value-type="float">
            <text:p>252.200088500977</text:p>
          </table:table-cell>
          <table:table-cell table:number-columns-repeated="3"/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593.209594726563" calcext:value-type="float">
            <text:p>593.209594726563</text:p>
          </table:table-cell>
          <table:table-cell table:number-columns-repeated="3"/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253.394714355469" calcext:value-type="float">
            <text:p>253.394714355469</text:p>
          </table:table-cell>
          <table:table-cell table:number-columns-repeated="3"/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461.249542236328" calcext:value-type="float">
            <text:p>461.249542236328</text:p>
          </table:table-cell>
          <table:table-cell table:number-columns-repeated="3"/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483.269348144531" calcext:value-type="float">
            <text:p>483.269348144531</text:p>
          </table:table-cell>
          <table:table-cell table:number-columns-repeated="3"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125.149406433105" calcext:value-type="float">
            <text:p>125.149406433105</text:p>
          </table:table-cell>
          <table:table-cell table:number-columns-repeated="3"/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213.157592773437" calcext:value-type="float">
            <text:p>213.157592773437</text:p>
          </table:table-cell>
          <table:table-cell table:number-columns-repeated="3"/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793.509521484375" calcext:value-type="float">
            <text:p>793.509521484375</text:p>
          </table:table-cell>
          <table:table-cell table:number-columns-repeated="3"/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156.332626342773" calcext:value-type="float">
            <text:p>156.332626342773</text:p>
          </table:table-cell>
          <table:table-cell table:number-columns-repeated="3"/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105.718330383301" calcext:value-type="float">
            <text:p>105.718330383301</text:p>
          </table:table-cell>
          <table:table-cell table:number-columns-repeated="3"/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261.534790039062" calcext:value-type="float">
            <text:p>261.534790039062</text:p>
          </table:table-cell>
          <table:table-cell table:number-columns-repeated="3"/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274.31591796875" calcext:value-type="float">
            <text:p>274.31591796875</text:p>
          </table:table-cell>
          <table:table-cell table:number-columns-repeated="3"/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980.021606445312" calcext:value-type="float">
            <text:p>980.021606445312</text:p>
          </table:table-cell>
          <table:table-cell table:number-columns-repeated="3"/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155.049026489258" calcext:value-type="float">
            <text:p>155.049026489258</text:p>
          </table:table-cell>
          <table:table-cell table:number-columns-repeated="3"/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501.932159423828" calcext:value-type="float">
            <text:p>501.932159423828</text:p>
          </table:table-cell>
          <table:table-cell table:number-columns-repeated="3"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888.002136230469" calcext:value-type="float">
            <text:p>888.002136230469</text:p>
          </table:table-cell>
          <table:table-cell table:number-columns-repeated="3"/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478.288482666016" calcext:value-type="float">
            <text:p>478.288482666016</text:p>
          </table:table-cell>
          <table:table-cell table:number-columns-repeated="3"/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104.597259521484" calcext:value-type="float">
            <text:p>104.597259521484</text:p>
          </table:table-cell>
          <table:table-cell table:number-columns-repeated="3"/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339.474853515625" calcext:value-type="float">
            <text:p>339.474853515625</text:p>
          </table:table-cell>
          <table:table-cell table:number-columns-repeated="3"/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2719.98388671875" calcext:value-type="float">
            <text:p>2719.98388671875</text:p>
          </table:table-cell>
          <table:table-cell table:number-columns-repeated="3"/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136.703536987305" calcext:value-type="float">
            <text:p>136.703536987305</text:p>
          </table:table-cell>
          <table:table-cell table:number-columns-repeated="3"/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429.304412841797" calcext:value-type="float">
            <text:p>429.304412841797</text:p>
          </table:table-cell>
          <table:table-cell table:number-columns-repeated="3"/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263.297607421875" calcext:value-type="float">
            <text:p>263.297607421875</text:p>
          </table:table-cell>
          <table:table-cell table:number-columns-repeated="3"/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145.627578735352" calcext:value-type="float">
            <text:p>145.627578735352</text:p>
          </table:table-cell>
          <table:table-cell table:number-columns-repeated="3"/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156.751220703125" calcext:value-type="float">
            <text:p>156.751220703125</text:p>
          </table:table-cell>
          <table:table-cell table:number-columns-repeated="3"/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347.846008300781" calcext:value-type="float">
            <text:p>347.846008300781</text:p>
          </table:table-cell>
          <table:table-cell table:number-columns-repeated="3"/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758.957336425781" calcext:value-type="float">
            <text:p>758.957336425781</text:p>
          </table:table-cell>
          <table:table-cell table:number-columns-repeated="3"/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272.324127197266" calcext:value-type="float">
            <text:p>272.324127197266</text:p>
          </table:table-cell>
          <table:table-cell table:number-columns-repeated="3"/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265.720153808594" calcext:value-type="float">
            <text:p>265.720153808594</text:p>
          </table:table-cell>
          <table:table-cell table:number-columns-repeated="3"/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649.745849609375" calcext:value-type="float">
            <text:p>649.745849609375</text:p>
          </table:table-cell>
          <table:table-cell table:number-columns-repeated="3"/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95.2511520385742" calcext:value-type="float">
            <text:p>95.2511520385742</text:p>
          </table:table-cell>
          <table:table-cell table:number-columns-repeated="3"/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394.099426269531" calcext:value-type="float">
            <text:p>394.099426269531</text:p>
          </table:table-cell>
          <table:table-cell table:number-columns-repeated="3"/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78.0354232788086" calcext:value-type="float">
            <text:p>78.0354232788086</text:p>
          </table:table-cell>
          <table:table-cell table:number-columns-repeated="3"/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106.316497802734" calcext:value-type="float">
            <text:p>106.316497802734</text:p>
          </table:table-cell>
          <table:table-cell table:number-columns-repeated="3"/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665.771057128906" calcext:value-type="float">
            <text:p>665.771057128906</text:p>
          </table:table-cell>
          <table:table-cell table:number-columns-repeated="3"/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980.160278320312" calcext:value-type="float">
            <text:p>980.160278320312</text:p>
          </table:table-cell>
          <table:table-cell table:number-columns-repeated="3"/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714.384887695313" calcext:value-type="float">
            <text:p>714.384887695313</text:p>
          </table:table-cell>
          <table:table-cell table:number-columns-repeated="3"/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818.210693359375" calcext:value-type="float">
            <text:p>818.210693359375</text:p>
          </table:table-cell>
          <table:table-cell table:number-columns-repeated="3"/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231.507598876953" calcext:value-type="float">
            <text:p>231.507598876953</text:p>
          </table:table-cell>
          <table:table-cell table:number-columns-repeated="3"/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606.347778320313" calcext:value-type="float">
            <text:p>606.347778320313</text:p>
          </table:table-cell>
          <table:table-cell table:number-columns-repeated="3"/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127.623908996582" calcext:value-type="float">
            <text:p>127.623908996582</text:p>
          </table:table-cell>
          <table:table-cell table:number-columns-repeated="3"/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214.718612670898" calcext:value-type="float">
            <text:p>214.718612670898</text:p>
          </table:table-cell>
          <table:table-cell table:number-columns-repeated="3"/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95.440544128418" calcext:value-type="float">
            <text:p>95.440544128418</text:p>
          </table:table-cell>
          <table:table-cell table:number-columns-repeated="3"/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88.7579345703125" calcext:value-type="float">
            <text:p>88.7579345703125</text:p>
          </table:table-cell>
          <table:table-cell table:number-columns-repeated="3"/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516.665588378906" calcext:value-type="float">
            <text:p>516.665588378906</text:p>
          </table:table-cell>
          <table:table-cell table:number-columns-repeated="3"/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98.0746536254883" calcext:value-type="float">
            <text:p>98.0746536254883</text:p>
          </table:table-cell>
          <table:table-cell table:number-columns-repeated="3"/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351.544036865234" calcext:value-type="float">
            <text:p>351.544036865234</text:p>
          </table:table-cell>
          <table:table-cell table:number-columns-repeated="3"/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98.0803985595703" calcext:value-type="float">
            <text:p>98.0803985595703</text:p>
          </table:table-cell>
          <table:table-cell table:number-columns-repeated="3"/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346.909606933594" calcext:value-type="float">
            <text:p>346.909606933594</text:p>
          </table:table-cell>
          <table:table-cell table:number-columns-repeated="3"/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641.613952636719" calcext:value-type="float">
            <text:p>641.613952636719</text:p>
          </table:table-cell>
          <table:table-cell table:number-columns-repeated="3"/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106.947624206543" calcext:value-type="float">
            <text:p>106.947624206543</text:p>
          </table:table-cell>
          <table:table-cell table:number-columns-repeated="3"/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226.158782958984" calcext:value-type="float">
            <text:p>226.158782958984</text:p>
          </table:table-cell>
          <table:table-cell table:number-columns-repeated="3"/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581.787963867188" calcext:value-type="float">
            <text:p>581.787963867188</text:p>
          </table:table-cell>
          <table:table-cell table:number-columns-repeated="3"/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135.578231811523" calcext:value-type="float">
            <text:p>135.578231811523</text:p>
          </table:table-cell>
          <table:table-cell table:number-columns-repeated="3"/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88.7350997924805" calcext:value-type="float">
            <text:p>88.7350997924805</text:p>
          </table:table-cell>
          <table:table-cell table:number-columns-repeated="3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09.958312988281" calcext:value-type="float">
            <text:p>609.958312988281</text:p>
          </table:table-cell>
          <table:table-cell table:number-columns-repeated="3"/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86.9983596801758" calcext:value-type="float">
            <text:p>86.9983596801758</text:p>
          </table:table-cell>
          <table:table-cell table:number-columns-repeated="3"/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115.836112976074" calcext:value-type="float">
            <text:p>115.836112976074</text:p>
          </table:table-cell>
          <table:table-cell table:number-columns-repeated="3"/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156.855850219727" calcext:value-type="float">
            <text:p>156.855850219727</text:p>
          </table:table-cell>
          <table:table-cell table:number-columns-repeated="3"/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463.392303466797" calcext:value-type="float">
            <text:p>463.392303466797</text:p>
          </table:table-cell>
          <table:table-cell table:number-columns-repeated="3"/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95.8086547851562" calcext:value-type="float">
            <text:p>95.8086547851562</text:p>
          </table:table-cell>
          <table:table-cell table:number-columns-repeated="3"/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218.595733642578" calcext:value-type="float">
            <text:p>218.595733642578</text:p>
          </table:table-cell>
          <table:table-cell table:number-columns-repeated="3"/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908.752197265625" calcext:value-type="float">
            <text:p>908.752197265625</text:p>
          </table:table-cell>
          <table:table-cell table:number-columns-repeated="3"/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416.647491455078" calcext:value-type="float">
            <text:p>416.647491455078</text:p>
          </table:table-cell>
          <table:table-cell table:number-columns-repeated="3"/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174.026641845703" calcext:value-type="float">
            <text:p>174.026641845703</text:p>
          </table:table-cell>
          <table:table-cell table:number-columns-repeated="3"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651.837036132813" calcext:value-type="float">
            <text:p>651.837036132813</text:p>
          </table:table-cell>
          <table:table-cell table:number-columns-repeated="3"/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332.379760742187" calcext:value-type="float">
            <text:p>332.379760742187</text:p>
          </table:table-cell>
          <table:table-cell table:number-columns-repeated="3"/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126.552391052246" calcext:value-type="float">
            <text:p>126.552391052246</text:p>
          </table:table-cell>
          <table:table-cell table:number-columns-repeated="3"/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203.729400634766" calcext:value-type="float">
            <text:p>203.729400634766</text:p>
          </table:table-cell>
          <table:table-cell table:number-columns-repeated="3"/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126.003341674805" calcext:value-type="float">
            <text:p>126.003341674805</text:p>
          </table:table-cell>
          <table:table-cell table:number-columns-repeated="3"/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419.484588623047" calcext:value-type="float">
            <text:p>419.484588623047</text:p>
          </table:table-cell>
          <table:table-cell table:number-columns-repeated="3"/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378.818267822266" calcext:value-type="float">
            <text:p>378.818267822266</text:p>
          </table:table-cell>
          <table:table-cell table:number-columns-repeated="3"/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1015.68743896484" calcext:value-type="float">
            <text:p>1015.68743896484</text:p>
          </table:table-cell>
          <table:table-cell table:number-columns-repeated="3"/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518.287292480469" calcext:value-type="float">
            <text:p>518.287292480469</text:p>
          </table:table-cell>
          <table:table-cell table:number-columns-repeated="3"/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97.468132019043" calcext:value-type="float">
            <text:p>97.468132019043</text:p>
          </table:table-cell>
          <table:table-cell table:number-columns-repeated="3"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308.426300048828" calcext:value-type="float">
            <text:p>308.426300048828</text:p>
          </table:table-cell>
          <table:table-cell table:number-columns-repeated="3"/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523.184814453125" calcext:value-type="float">
            <text:p>523.184814453125</text:p>
          </table:table-cell>
          <table:table-cell table:number-columns-repeated="3"/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88.1628036499023" calcext:value-type="float">
            <text:p>88.1628036499023</text:p>
          </table:table-cell>
          <table:table-cell table:number-columns-repeated="3"/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244.834701538086" calcext:value-type="float">
            <text:p>244.834701538086</text:p>
          </table:table-cell>
          <table:table-cell table:number-columns-repeated="3"/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97.4565505981445" calcext:value-type="float">
            <text:p>97.4565505981445</text:p>
          </table:table-cell>
          <table:table-cell table:number-columns-repeated="3"/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146.279388427734" calcext:value-type="float">
            <text:p>146.279388427734</text:p>
          </table:table-cell>
          <table:table-cell table:number-columns-repeated="3"/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1021.26934814453" calcext:value-type="float">
            <text:p>1021.26934814453</text:p>
          </table:table-cell>
          <table:table-cell table:number-columns-repeated="3"/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144.161422729492" calcext:value-type="float">
            <text:p>144.161422729492</text:p>
          </table:table-cell>
          <table:table-cell table:number-columns-repeated="3"/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96.4485397338867" calcext:value-type="float">
            <text:p>96.4485397338867</text:p>
          </table:table-cell>
          <table:table-cell table:number-columns-repeated="3"/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1408.87341308594" calcext:value-type="float">
            <text:p>1408.87341308594</text:p>
          </table:table-cell>
          <table:table-cell table:number-columns-repeated="3"/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150.511169433594" calcext:value-type="float">
            <text:p>150.511169433594</text:p>
          </table:table-cell>
          <table:table-cell table:number-columns-repeated="3"/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108.577209472656" calcext:value-type="float">
            <text:p>108.577209472656</text:p>
          </table:table-cell>
          <table:table-cell table:number-columns-repeated="3"/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86.6449584960938" calcext:value-type="float">
            <text:p>86.6449584960938</text:p>
          </table:table-cell>
          <table:table-cell table:number-columns-repeated="3"/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107.367248535156" calcext:value-type="float">
            <text:p>107.367248535156</text:p>
          </table:table-cell>
          <table:table-cell table:number-columns-repeated="3"/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1516.72253417969" calcext:value-type="float">
            <text:p>1516.72253417969</text:p>
          </table:table-cell>
          <table:table-cell table:number-columns-repeated="3"/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293.689758300781" calcext:value-type="float">
            <text:p>293.689758300781</text:p>
          </table:table-cell>
          <table:table-cell table:number-columns-repeated="3"/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243.82829284668" calcext:value-type="float">
            <text:p>243.82829284668</text:p>
          </table:table-cell>
          <table:table-cell table:number-columns-repeated="3"/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528.945434570313" calcext:value-type="float">
            <text:p>528.945434570313</text:p>
          </table:table-cell>
          <table:table-cell table:number-columns-repeated="3"/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478.405242919922" calcext:value-type="float">
            <text:p>478.405242919922</text:p>
          </table:table-cell>
          <table:table-cell table:number-columns-repeated="3"/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836.098876953125" calcext:value-type="float">
            <text:p>836.098876953125</text:p>
          </table:table-cell>
          <table:table-cell table:number-columns-repeated="3"/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515.322082519531" calcext:value-type="float">
            <text:p>515.322082519531</text:p>
          </table:table-cell>
          <table:table-cell table:number-columns-repeated="3"/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204.408721923828" calcext:value-type="float">
            <text:p>204.408721923828</text:p>
          </table:table-cell>
          <table:table-cell table:number-columns-repeated="3"/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438.483795166016" calcext:value-type="float">
            <text:p>438.483795166016</text:p>
          </table:table-cell>
          <table:table-cell table:number-columns-repeated="3"/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1327.42602539063" calcext:value-type="float">
            <text:p>1327.42602539063</text:p>
          </table:table-cell>
          <table:table-cell table:number-columns-repeated="3"/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203.041549682617" calcext:value-type="float">
            <text:p>203.041549682617</text:p>
          </table:table-cell>
          <table:table-cell table:number-columns-repeated="3"/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174.031585693359" calcext:value-type="float">
            <text:p>174.031585693359</text:p>
          </table:table-cell>
          <table:table-cell table:number-columns-repeated="3"/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349.71484375" calcext:value-type="float">
            <text:p>349.71484375</text:p>
          </table:table-cell>
          <table:table-cell table:number-columns-repeated="3"/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293.786254882813" calcext:value-type="float">
            <text:p>293.786254882813</text:p>
          </table:table-cell>
          <table:table-cell table:number-columns-repeated="3"/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166.343627929688" calcext:value-type="float">
            <text:p>166.343627929688</text:p>
          </table:table-cell>
          <table:table-cell table:number-columns-repeated="3"/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398.901672363281" calcext:value-type="float">
            <text:p>398.901672363281</text:p>
          </table:table-cell>
          <table:table-cell table:number-columns-repeated="3"/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271.60595703125" calcext:value-type="float">
            <text:p>271.60595703125</text:p>
          </table:table-cell>
          <table:table-cell table:number-columns-repeated="3"/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449.263366699219" calcext:value-type="float">
            <text:p>449.263366699219</text:p>
          </table:table-cell>
          <table:table-cell table:number-columns-repeated="3"/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283.649383544922" calcext:value-type="float">
            <text:p>283.649383544922</text:p>
          </table:table-cell>
          <table:table-cell table:number-columns-repeated="3"/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118.114624023438" calcext:value-type="float">
            <text:p>118.114624023438</text:p>
          </table:table-cell>
          <table:table-cell table:number-columns-repeated="3"/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636.021728515625" calcext:value-type="float">
            <text:p>636.021728515625</text:p>
          </table:table-cell>
          <table:table-cell table:number-columns-repeated="3"/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1240.07067871094" calcext:value-type="float">
            <text:p>1240.07067871094</text:p>
          </table:table-cell>
          <table:table-cell table:number-columns-repeated="3"/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194.362579345703" calcext:value-type="float">
            <text:p>194.362579345703</text:p>
          </table:table-cell>
          <table:table-cell table:number-columns-repeated="3"/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456.918029785156" calcext:value-type="float">
            <text:p>456.918029785156</text:p>
          </table:table-cell>
          <table:table-cell table:number-columns-repeated="3"/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144.683868408203" calcext:value-type="float">
            <text:p>144.683868408203</text:p>
          </table:table-cell>
          <table:table-cell table:number-columns-repeated="3"/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194.354461669922" calcext:value-type="float">
            <text:p>194.354461669922</text:p>
          </table:table-cell>
          <table:table-cell table:number-columns-repeated="3"/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291.896667480469" calcext:value-type="float">
            <text:p>291.896667480469</text:p>
          </table:table-cell>
          <table:table-cell table:number-columns-repeated="3"/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253.132919311523" calcext:value-type="float">
            <text:p>253.132919311523</text:p>
          </table:table-cell>
          <table:table-cell table:number-columns-repeated="3"/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136.261260986328" calcext:value-type="float">
            <text:p>136.261260986328</text:p>
          </table:table-cell>
          <table:table-cell table:number-columns-repeated="3"/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float" office:value="142.725402832031" calcext:value-type="float">
            <text:p>142.725402832031</text:p>
          </table:table-cell>
          <table:table-cell table:number-columns-repeated="3"/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108.254150390625" calcext:value-type="float">
            <text:p>108.254150390625</text:p>
          </table:table-cell>
          <table:table-cell table:number-columns-repeated="3"/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135.676834106445" calcext:value-type="float">
            <text:p>135.676834106445</text:p>
          </table:table-cell>
          <table:table-cell table:number-columns-repeated="3"/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127.476661682129" calcext:value-type="float">
            <text:p>127.476661682129</text:p>
          </table:table-cell>
          <table:table-cell table:number-columns-repeated="3"/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126.793807983398" calcext:value-type="float">
            <text:p>126.793807983398</text:p>
          </table:table-cell>
          <table:table-cell table:number-columns-repeated="3"/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126.851272583008" calcext:value-type="float">
            <text:p>126.851272583008</text:p>
          </table:table-cell>
          <table:table-cell table:number-columns-repeated="3"/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223.559112548828" calcext:value-type="float">
            <text:p>223.559112548828</text:p>
          </table:table-cell>
          <table:table-cell table:number-columns-repeated="3"/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156.504852294922" calcext:value-type="float">
            <text:p>156.504852294922</text:p>
          </table:table-cell>
          <table:table-cell table:number-columns-repeated="3"/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169.03205871582" calcext:value-type="float">
            <text:p>169.03205871582</text:p>
          </table:table-cell>
          <table:table-cell table:number-columns-repeated="3"/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96.5363082885742" calcext:value-type="float">
            <text:p>96.5363082885742</text:p>
          </table:table-cell>
          <table:table-cell table:number-columns-repeated="3"/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253.644439697266" calcext:value-type="float">
            <text:p>253.644439697266</text:p>
          </table:table-cell>
          <table:table-cell table:number-columns-repeated="3"/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175.848602294922" calcext:value-type="float">
            <text:p>175.848602294922</text:p>
          </table:table-cell>
          <table:table-cell table:number-columns-repeated="3"/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281.005889892578" calcext:value-type="float">
            <text:p>281.005889892578</text:p>
          </table:table-cell>
          <table:table-cell table:number-columns-repeated="3"/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616.346435546875" calcext:value-type="float">
            <text:p>616.346435546875</text:p>
          </table:table-cell>
          <table:table-cell table:number-columns-repeated="3"/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887.193176269531" calcext:value-type="float">
            <text:p>887.193176269531</text:p>
          </table:table-cell>
          <table:table-cell table:number-columns-repeated="3"/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250.218444824219" calcext:value-type="float">
            <text:p>250.218444824219</text:p>
          </table:table-cell>
          <table:table-cell table:number-columns-repeated="3"/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146.283905029297" calcext:value-type="float">
            <text:p>146.283905029297</text:p>
          </table:table-cell>
          <table:table-cell table:number-columns-repeated="3"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621.639465332031" calcext:value-type="float">
            <text:p>621.639465332031</text:p>
          </table:table-cell>
          <table:table-cell table:number-columns-repeated="3"/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1247.35510253906" calcext:value-type="float">
            <text:p>1247.35510253906</text:p>
          </table:table-cell>
          <table:table-cell table:number-columns-repeated="3"/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77.8867568969727" calcext:value-type="float">
            <text:p>77.8867568969727</text:p>
          </table:table-cell>
          <table:table-cell table:number-columns-repeated="3"/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273.653503417969" calcext:value-type="float">
            <text:p>273.653503417969</text:p>
          </table:table-cell>
          <table:table-cell table:number-columns-repeated="3"/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1130.60559082031" calcext:value-type="float">
            <text:p>1130.60559082031</text:p>
          </table:table-cell>
          <table:table-cell table:number-columns-repeated="3"/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213.688919067383" calcext:value-type="float">
            <text:p>213.688919067383</text:p>
          </table:table-cell>
          <table:table-cell table:number-columns-repeated="3"/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172.610610961914" calcext:value-type="float">
            <text:p>172.610610961914</text:p>
          </table:table-cell>
          <table:table-cell table:number-columns-repeated="3"/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201.052276611328" calcext:value-type="float">
            <text:p>201.052276611328</text:p>
          </table:table-cell>
          <table:table-cell table:number-columns-repeated="3"/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427.681945800781" calcext:value-type="float">
            <text:p>427.681945800781</text:p>
          </table:table-cell>
          <table:table-cell table:number-columns-repeated="3"/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459.408355712891" calcext:value-type="float">
            <text:p>459.408355712891</text:p>
          </table:table-cell>
          <table:table-cell table:number-columns-repeated="3"/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104.385795593262" calcext:value-type="float">
            <text:p>104.385795593262</text:p>
          </table:table-cell>
          <table:table-cell table:number-columns-repeated="3"/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1159.93322753906" calcext:value-type="float">
            <text:p>1159.93322753906</text:p>
          </table:table-cell>
          <table:table-cell table:number-columns-repeated="3"/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1041.10876464844" calcext:value-type="float">
            <text:p>1041.10876464844</text:p>
          </table:table-cell>
          <table:table-cell table:number-columns-repeated="3"/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98.6307983398438" calcext:value-type="float">
            <text:p>98.6307983398438</text:p>
          </table:table-cell>
          <table:table-cell table:number-columns-repeated="3"/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203.526977539062" calcext:value-type="float">
            <text:p>203.526977539062</text:p>
          </table:table-cell>
          <table:table-cell table:number-columns-repeated="3"/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135.503173828125" calcext:value-type="float">
            <text:p>135.503173828125</text:p>
          </table:table-cell>
          <table:table-cell table:number-columns-repeated="3"/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153.431015014648" calcext:value-type="float">
            <text:p>153.431015014648</text:p>
          </table:table-cell>
          <table:table-cell table:number-columns-repeated="3"/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272.81884765625" calcext:value-type="float">
            <text:p>272.81884765625</text:p>
          </table:table-cell>
          <table:table-cell table:number-columns-repeated="3"/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486.724792480469" calcext:value-type="float">
            <text:p>486.724792480469</text:p>
          </table:table-cell>
          <table:table-cell table:number-columns-repeated="3"/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681.294128417969" calcext:value-type="float">
            <text:p>681.294128417969</text:p>
          </table:table-cell>
          <table:table-cell table:number-columns-repeated="3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24.867080688477" calcext:value-type="float">
            <text:p>224.867080688477</text:p>
          </table:table-cell>
          <table:table-cell table:number-columns-repeated="3"/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97.3611679077149" calcext:value-type="float">
            <text:p>97.3611679077149</text:p>
          </table:table-cell>
          <table:table-cell table:number-columns-repeated="3"/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68.9993362426758" calcext:value-type="float">
            <text:p>68.9993362426758</text:p>
          </table:table-cell>
          <table:table-cell table:number-columns-repeated="3"/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388.993377685547" calcext:value-type="float">
            <text:p>388.993377685547</text:p>
          </table:table-cell>
          <table:table-cell table:number-columns-repeated="3"/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937.61572265625" calcext:value-type="float">
            <text:p>937.61572265625</text:p>
          </table:table-cell>
          <table:table-cell table:number-columns-repeated="3"/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143.220443725586" calcext:value-type="float">
            <text:p>143.220443725586</text:p>
          </table:table-cell>
          <table:table-cell table:number-columns-repeated="3"/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1347.77868652344" calcext:value-type="float">
            <text:p>1347.77868652344</text:p>
          </table:table-cell>
          <table:table-cell table:number-columns-repeated="3"/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194.934875488281" calcext:value-type="float">
            <text:p>194.934875488281</text:p>
          </table:table-cell>
          <table:table-cell table:number-columns-repeated="3"/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342.593780517578" calcext:value-type="float">
            <text:p>342.593780517578</text:p>
          </table:table-cell>
          <table:table-cell table:number-columns-repeated="3"/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126.076797485352" calcext:value-type="float">
            <text:p>126.076797485352</text:p>
          </table:table-cell>
          <table:table-cell table:number-columns-repeated="3"/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194.655288696289" calcext:value-type="float">
            <text:p>194.655288696289</text:p>
          </table:table-cell>
          <table:table-cell table:number-columns-repeated="3"/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883.517822265625" calcext:value-type="float">
            <text:p>883.517822265625</text:p>
          </table:table-cell>
          <table:table-cell table:number-columns-repeated="3"/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398.7939453125" calcext:value-type="float">
            <text:p>398.7939453125</text:p>
          </table:table-cell>
          <table:table-cell table:number-columns-repeated="3"/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float" office:value="917.05908203125" calcext:value-type="float">
            <text:p>917.05908203125</text:p>
          </table:table-cell>
          <table:table-cell table:number-columns-repeated="3"/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474.204406738281" calcext:value-type="float">
            <text:p>474.204406738281</text:p>
          </table:table-cell>
          <table:table-cell table:number-columns-repeated="3"/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156.303451538086" calcext:value-type="float">
            <text:p>156.303451538086</text:p>
          </table:table-cell>
          <table:table-cell table:number-columns-repeated="3"/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340.925506591797" calcext:value-type="float">
            <text:p>340.925506591797</text:p>
          </table:table-cell>
          <table:table-cell table:number-columns-repeated="3"/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408.770324707031" calcext:value-type="float">
            <text:p>408.770324707031</text:p>
          </table:table-cell>
          <table:table-cell table:number-columns-repeated="3"/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float" office:value="349.280639648437" calcext:value-type="float">
            <text:p>349.280639648437</text:p>
          </table:table-cell>
          <table:table-cell table:number-columns-repeated="3"/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117.79320526123" calcext:value-type="float">
            <text:p>117.79320526123</text:p>
          </table:table-cell>
          <table:table-cell table:number-columns-repeated="3"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399.902008056641" calcext:value-type="float">
            <text:p>399.902008056641</text:p>
          </table:table-cell>
          <table:table-cell table:number-columns-repeated="3"/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408.398803710938" calcext:value-type="float">
            <text:p>408.398803710938</text:p>
          </table:table-cell>
          <table:table-cell table:number-columns-repeated="3"/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1268.91479492188" calcext:value-type="float">
            <text:p>1268.91479492188</text:p>
          </table:table-cell>
          <table:table-cell table:number-columns-repeated="3"/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290.954071044922" calcext:value-type="float">
            <text:p>290.954071044922</text:p>
          </table:table-cell>
          <table:table-cell table:number-columns-repeated="3"/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734.501953125" calcext:value-type="float">
            <text:p>734.501953125</text:p>
          </table:table-cell>
          <table:table-cell table:number-columns-repeated="3"/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1119.56079101562" calcext:value-type="float">
            <text:p>1119.56079101562</text:p>
          </table:table-cell>
          <table:table-cell table:number-columns-repeated="3"/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float" office:value="494.045806884766" calcext:value-type="float">
            <text:p>494.045806884766</text:p>
          </table:table-cell>
          <table:table-cell table:number-columns-repeated="3"/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292.853881835937" calcext:value-type="float">
            <text:p>292.853881835937</text:p>
          </table:table-cell>
          <table:table-cell table:number-columns-repeated="3"/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1169.61560058594" calcext:value-type="float">
            <text:p>1169.61560058594</text:p>
          </table:table-cell>
          <table:table-cell table:number-columns-repeated="3"/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157.165908813477" calcext:value-type="float">
            <text:p>157.165908813477</text:p>
          </table:table-cell>
          <table:table-cell table:number-columns-repeated="3"/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294.832214355469" calcext:value-type="float">
            <text:p>294.832214355469</text:p>
          </table:table-cell>
          <table:table-cell table:number-columns-repeated="3"/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458.420532226563" calcext:value-type="float">
            <text:p>458.420532226563</text:p>
          </table:table-cell>
          <table:table-cell table:number-columns-repeated="3"/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420.183380126953" calcext:value-type="float">
            <text:p>420.183380126953</text:p>
          </table:table-cell>
          <table:table-cell table:number-columns-repeated="3"/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406.706726074219" calcext:value-type="float">
            <text:p>406.706726074219</text:p>
          </table:table-cell>
          <table:table-cell table:number-columns-repeated="3"/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470.114776611328" calcext:value-type="float">
            <text:p>470.114776611328</text:p>
          </table:table-cell>
          <table:table-cell table:number-columns-repeated="3"/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1046.95556640625" calcext:value-type="float">
            <text:p>1046.95556640625</text:p>
          </table:table-cell>
          <table:table-cell table:number-columns-repeated="3"/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144.557189941406" calcext:value-type="float">
            <text:p>144.557189941406</text:p>
          </table:table-cell>
          <table:table-cell table:number-columns-repeated="3"/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263.469116210937" calcext:value-type="float">
            <text:p>263.469116210937</text:p>
          </table:table-cell>
          <table:table-cell table:number-columns-repeated="3"/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float" office:value="374.943481445312" calcext:value-type="float">
            <text:p>374.943481445312</text:p>
          </table:table-cell>
          <table:table-cell table:number-columns-repeated="3"/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107.813659667969" calcext:value-type="float">
            <text:p>107.813659667969</text:p>
          </table:table-cell>
          <table:table-cell table:number-columns-repeated="3"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212.433410644531" calcext:value-type="float">
            <text:p>212.433410644531</text:p>
          </table:table-cell>
          <table:table-cell table:number-columns-repeated="3"/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262.204132080078" calcext:value-type="float">
            <text:p>262.204132080078</text:p>
          </table:table-cell>
          <table:table-cell table:number-columns-repeated="3"/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126.340461730957" calcext:value-type="float">
            <text:p>126.340461730957</text:p>
          </table:table-cell>
          <table:table-cell table:number-columns-repeated="3"/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774.757568359375" calcext:value-type="float">
            <text:p>774.757568359375</text:p>
          </table:table-cell>
          <table:table-cell table:number-columns-repeated="3"/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78.1013488769531" calcext:value-type="float">
            <text:p>78.1013488769531</text:p>
          </table:table-cell>
          <table:table-cell table:number-columns-repeated="3"/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164.39973449707" calcext:value-type="float">
            <text:p>164.39973449707</text:p>
          </table:table-cell>
          <table:table-cell table:number-columns-repeated="3"/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87.9014511108398" calcext:value-type="float">
            <text:p>87.9014511108398</text:p>
          </table:table-cell>
          <table:table-cell table:number-columns-repeated="3"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813.390502929687" calcext:value-type="float">
            <text:p>813.390502929687</text:p>
          </table:table-cell>
          <table:table-cell table:number-columns-repeated="3"/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539.705139160156" calcext:value-type="float">
            <text:p>539.705139160156</text:p>
          </table:table-cell>
          <table:table-cell table:number-columns-repeated="3"/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357.626525878906" calcext:value-type="float">
            <text:p>357.626525878906</text:p>
          </table:table-cell>
          <table:table-cell table:number-columns-repeated="3"/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1400.24426269531" calcext:value-type="float">
            <text:p>1400.24426269531</text:p>
          </table:table-cell>
          <table:table-cell table:number-columns-repeated="3"/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451.449005126953" calcext:value-type="float">
            <text:p>451.449005126953</text:p>
          </table:table-cell>
          <table:table-cell table:number-columns-repeated="3"/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809.507446289063" calcext:value-type="float">
            <text:p>809.507446289063</text:p>
          </table:table-cell>
          <table:table-cell table:number-columns-repeated="3"/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126.622367858887" calcext:value-type="float">
            <text:p>126.622367858887</text:p>
          </table:table-cell>
          <table:table-cell table:number-columns-repeated="3"/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136.669876098633" calcext:value-type="float">
            <text:p>136.669876098633</text:p>
          </table:table-cell>
          <table:table-cell table:number-columns-repeated="3"/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291.883697509766" calcext:value-type="float">
            <text:p>291.883697509766</text:p>
          </table:table-cell>
          <table:table-cell table:number-columns-repeated="3"/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204.024749755859" calcext:value-type="float">
            <text:p>204.024749755859</text:p>
          </table:table-cell>
          <table:table-cell table:number-columns-repeated="3"/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444.223236083984" calcext:value-type="float">
            <text:p>444.223236083984</text:p>
          </table:table-cell>
          <table:table-cell table:number-columns-repeated="3"/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264.752319335937" calcext:value-type="float">
            <text:p>264.752319335937</text:p>
          </table:table-cell>
          <table:table-cell table:number-columns-repeated="3"/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361.273956298828" calcext:value-type="float">
            <text:p>361.273956298828</text:p>
          </table:table-cell>
          <table:table-cell table:number-columns-repeated="3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107.702156066895" calcext:value-type="float">
            <text:p>107.702156066895</text:p>
          </table:table-cell>
          <table:table-cell table:number-columns-repeated="3"/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173.257858276367" calcext:value-type="float">
            <text:p>173.257858276367</text:p>
          </table:table-cell>
          <table:table-cell table:number-columns-repeated="3"/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474.397338867188" calcext:value-type="float">
            <text:p>474.397338867188</text:p>
          </table:table-cell>
          <table:table-cell table:number-columns-repeated="3"/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970.575866699219" calcext:value-type="float">
            <text:p>970.575866699219</text:p>
          </table:table-cell>
          <table:table-cell table:number-columns-repeated="3"/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211.852767944336" calcext:value-type="float">
            <text:p>211.852767944336</text:p>
          </table:table-cell>
          <table:table-cell table:number-columns-repeated="3"/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414.005828857422" calcext:value-type="float">
            <text:p>414.005828857422</text:p>
          </table:table-cell>
          <table:table-cell table:number-columns-repeated="3"/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107.371513366699" calcext:value-type="float">
            <text:p>107.371513366699</text:p>
          </table:table-cell>
          <table:table-cell table:number-columns-repeated="3"/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127.463844299316" calcext:value-type="float">
            <text:p>127.463844299316</text:p>
          </table:table-cell>
          <table:table-cell table:number-columns-repeated="3"/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259.629974365234" calcext:value-type="float">
            <text:p>259.629974365234</text:p>
          </table:table-cell>
          <table:table-cell table:number-columns-repeated="3"/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float" office:value="98.4910736083984" calcext:value-type="float">
            <text:p>98.4910736083984</text:p>
          </table:table-cell>
          <table:table-cell table:number-columns-repeated="3"/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549.157592773438" calcext:value-type="float">
            <text:p>549.157592773438</text:p>
          </table:table-cell>
          <table:table-cell table:number-columns-repeated="3"/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float" office:value="187.04606628418" calcext:value-type="float">
            <text:p>187.04606628418</text:p>
          </table:table-cell>
          <table:table-cell table:number-columns-repeated="3"/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507.909729003906" calcext:value-type="float">
            <text:p>507.909729003906</text:p>
          </table:table-cell>
          <table:table-cell table:number-columns-repeated="3"/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621.911743164063" calcext:value-type="float">
            <text:p>621.911743164063</text:p>
          </table:table-cell>
          <table:table-cell table:number-columns-repeated="3"/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147.080093383789" calcext:value-type="float">
            <text:p>147.080093383789</text:p>
          </table:table-cell>
          <table:table-cell table:number-columns-repeated="3"/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177.572708129883" calcext:value-type="float">
            <text:p>177.572708129883</text:p>
          </table:table-cell>
          <table:table-cell table:number-columns-repeated="3"/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367.395782470703" calcext:value-type="float">
            <text:p>367.395782470703</text:p>
          </table:table-cell>
          <table:table-cell table:number-columns-repeated="3"/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106.401306152344" calcext:value-type="float">
            <text:p>106.401306152344</text:p>
          </table:table-cell>
          <table:table-cell table:number-columns-repeated="3"/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float" office:value="728.466735839844" calcext:value-type="float">
            <text:p>728.466735839844</text:p>
          </table:table-cell>
          <table:table-cell table:number-columns-repeated="3"/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262.101287841797" calcext:value-type="float">
            <text:p>262.101287841797</text:p>
          </table:table-cell>
          <table:table-cell table:number-columns-repeated="3"/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97.9516143798828" calcext:value-type="float">
            <text:p>97.9516143798828</text:p>
          </table:table-cell>
          <table:table-cell table:number-columns-repeated="3"/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1295.50573730469" calcext:value-type="float">
            <text:p>1295.50573730469</text:p>
          </table:table-cell>
          <table:table-cell table:number-columns-repeated="3"/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360.173217773437" calcext:value-type="float">
            <text:p>360.173217773437</text:p>
          </table:table-cell>
          <table:table-cell table:number-columns-repeated="3"/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float" office:value="691.517395019531" calcext:value-type="float">
            <text:p>691.517395019531</text:p>
          </table:table-cell>
          <table:table-cell table:number-columns-repeated="3"/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545.685302734375" calcext:value-type="float">
            <text:p>545.685302734375</text:p>
          </table:table-cell>
          <table:table-cell table:number-columns-repeated="3"/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717.67431640625" calcext:value-type="float">
            <text:p>717.67431640625</text:p>
          </table:table-cell>
          <table:table-cell table:number-columns-repeated="3"/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137.1328125" calcext:value-type="float">
            <text:p>137.1328125</text:p>
          </table:table-cell>
          <table:table-cell table:number-columns-repeated="3"/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126.400291442871" calcext:value-type="float">
            <text:p>126.400291442871</text:p>
          </table:table-cell>
          <table:table-cell table:number-columns-repeated="3"/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559.988586425781" calcext:value-type="float">
            <text:p>559.988586425781</text:p>
          </table:table-cell>
          <table:table-cell table:number-columns-repeated="3"/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float" office:value="153.806610107422" calcext:value-type="float">
            <text:p>153.806610107422</text:p>
          </table:table-cell>
          <table:table-cell table:number-columns-repeated="3"/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107.491394042969" calcext:value-type="float">
            <text:p>107.491394042969</text:p>
          </table:table-cell>
          <table:table-cell table:number-columns-repeated="3"/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117.000541687012" calcext:value-type="float">
            <text:p>117.000541687012</text:p>
          </table:table-cell>
          <table:table-cell table:number-columns-repeated="3"/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974.3486328125" calcext:value-type="float">
            <text:p>974.3486328125</text:p>
          </table:table-cell>
          <table:table-cell table:number-columns-repeated="3"/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float" office:value="87.3034057617187" calcext:value-type="float">
            <text:p>87.3034057617187</text:p>
          </table:table-cell>
          <table:table-cell table:number-columns-repeated="3"/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230.168182373047" calcext:value-type="float">
            <text:p>230.168182373047</text:p>
          </table:table-cell>
          <table:table-cell table:number-columns-repeated="3"/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174.058975219727" calcext:value-type="float">
            <text:p>174.058975219727</text:p>
          </table:table-cell>
          <table:table-cell table:number-columns-repeated="3"/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322.584350585937" calcext:value-type="float">
            <text:p>322.584350585937</text:p>
          </table:table-cell>
          <table:table-cell table:number-columns-repeated="3"/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116.650146484375" calcext:value-type="float">
            <text:p>116.650146484375</text:p>
          </table:table-cell>
          <table:table-cell table:number-columns-repeated="3"/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564.261962890625" calcext:value-type="float">
            <text:p>564.261962890625</text:p>
          </table:table-cell>
          <table:table-cell table:number-columns-repeated="3"/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645.216796875" calcext:value-type="float">
            <text:p>645.21679687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1">00/00/0000</text:date>, <text:time style:data-style-name="N2" text:time-value="11:59:18.5946992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1T11:20:19.869951534</meta:creation-date>
    <dc:date>2020-02-01T11:37:42.906381710</dc:date>
    <meta:editing-duration>PT9M38S</meta:editing-duration>
    <meta:editing-cycles>2</meta:editing-cycles>
    <meta:generator>LibreOffice/6.0.7.3$Linux_X86_64 LibreOffice_project/00m0$Build-3</meta:generator>
    <meta:document-statistic meta:table-count="1" meta:cell-count="6002" meta:object-count="0"/>
  </office:meta>
</office:document-meta>
</file>